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5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5.2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8.78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27.85mm"/>
    </style:style>
    <style:style style:name="co17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60.08mm" svg:height="90.04mm" svg:x="286.45mm" svg:y="27.36mm">
            <loext:p draw:notify-on-update-of-ranges="best_pop.A3:best_pop.A202 best_pop.B3:best_pop.B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000529408" calcext:value-type="float">
            <text:p>5.29408E-09</text:p>
          </table:table-cell>
          <table:table-cell office:value-type="float" office:value="76.6094" calcext:value-type="float">
            <text:p>76.6094</text:p>
          </table:table-cell>
          <table:table-cell office:value-type="float" office:value="1" calcext:value-type="float">
            <text:p>1</text:p>
          </table:table-cell>
          <table:table-cell office:value-type="float" office:value="0.0000000003446812" calcext:value-type="float">
            <text:p>3.446812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6451" calcext:value-type="float">
            <text:p>1.096451</text:p>
          </table:table-cell>
          <table:table-cell office:value-type="float" office:value="3.133618" calcext:value-type="float">
            <text:p>3.133618</text:p>
          </table:table-cell>
          <table:table-cell office:value-type="float" office:value="0" calcext:value-type="float">
            <text:p>0</text:p>
          </table:table-cell>
          <table:table-cell office:value-type="float" office:value="0.09645127" calcext:value-type="float">
            <text:p>0.09645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3"/>
        </table:table-row>
        <table:table-row table:style-name="ro1">
          <table:table-cell office:value-type="float" office:value="0.07929617" calcext:value-type="float">
            <text:p>0.07929617</text:p>
          </table:table-cell>
          <table:table-cell office:value-type="float" office:value="0.7184042" calcext:value-type="float">
            <text:p>0.7184042</text:p>
          </table:table-cell>
          <table:table-cell office:value-type="float" office:value="0.02698065" calcext:value-type="float">
            <text:p>0.02698065</text:p>
          </table:table-cell>
          <table:table-cell office:value-type="float" office:value="0.07929617" calcext:value-type="float">
            <text:p>0.07929617</text:p>
          </table:table-cell>
          <table:table-cell office:value-type="float" office:value="0.0000000001429783" calcext:value-type="float">
            <text:p>1.429783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08273" calcext:value-type="float">
            <text:p>0.1908273</text:p>
          </table:table-cell>
          <table:table-cell table:number-columns-repeated="23"/>
        </table:table-row>
        <table:table-row table:style-name="ro1">
          <table:table-cell office:value-type="float" office:value="4.322931E-015" calcext:value-type="float">
            <text:p>4.322931E-15</text:p>
          </table:table-cell>
          <table:table-cell office:value-type="float" office:value="1.045032" calcext:value-type="float">
            <text:p>1.045032</text:p>
          </table:table-cell>
          <table:table-cell office:value-type="float" office:value="0.009805132" calcext:value-type="float">
            <text:p>0.009805132</text:p>
          </table:table-cell>
          <table:table-cell office:value-type="float" office:value="4.322931E-015" calcext:value-type="float">
            <text:p>4.322931E-15</text:p>
          </table:table-cell>
          <table:table-cell office:value-type="float" office:value="0.04503159" calcext:value-type="float">
            <text:p>0.04503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85956" calcext:value-type="float">
            <text:p>0.1885956</text:p>
          </table:table-cell>
          <table:table-cell table:number-columns-repeated="23"/>
        </table:table-row>
        <table:table-row table:style-name="ro1">
          <table:table-cell office:value-type="float" office:value="0.2490492" calcext:value-type="float">
            <text:p>0.2490492</text:p>
          </table:table-cell>
          <table:table-cell office:value-type="float" office:value="0.5009517" calcext:value-type="float">
            <text:p>0.5009517</text:p>
          </table:table-cell>
          <table:table-cell office:value-type="float" office:value="0.000008453646" calcext:value-type="float">
            <text:p>8.453646E-06</text:p>
          </table:table-cell>
          <table:table-cell office:value-type="float" office:value="0.2490492" calcext:value-type="float">
            <text:p>0.2490492</text:p>
          </table:table-cell>
          <table:table-cell office:value-type="float" office:value="0.000000002780678" calcext:value-type="float">
            <text:p>2.780678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989" calcext:value-type="float">
            <text:p>0.11989</text:p>
          </table:table-cell>
          <table:table-cell table:number-columns-repeated="23"/>
        </table:table-row>
        <table:table-row table:style-name="ro1">
          <table:table-cell office:value-type="float" office:value="0.1342908" calcext:value-type="float">
            <text:p>0.1342908</text:p>
          </table:table-cell>
          <table:table-cell office:value-type="float" office:value="0.6335429" calcext:value-type="float">
            <text:p>0.6335429</text:p>
          </table:table-cell>
          <table:table-cell office:value-type="float" office:value="0.002305897" calcext:value-type="float">
            <text:p>0.002305897</text:p>
          </table:table-cell>
          <table:table-cell office:value-type="float" office:value="0.1342908" calcext:value-type="float">
            <text:p>0.1342908</text:p>
          </table:table-cell>
          <table:table-cell office:value-type="float" office:value="0.00000000001722725" calcext:value-type="float">
            <text:p>1.722725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83249" calcext:value-type="float">
            <text:p>0.1183249</text:p>
          </table:table-cell>
          <table:table-cell table:number-columns-repeated="23"/>
        </table:table-row>
        <table:table-row table:style-name="ro1">
          <table:table-cell office:value-type="float" office:value="0.3052798" calcext:value-type="float">
            <text:p>0.3052798</text:p>
          </table:table-cell>
          <table:table-cell office:value-type="float" office:value="0.4474787" calcext:value-type="float">
            <text:p>0.4474787</text:p>
          </table:table-cell>
          <table:table-cell office:value-type="float" office:value="0.06410561" calcext:value-type="float">
            <text:p>0.06410561</text:p>
          </table:table-cell>
          <table:table-cell office:value-type="float" office:value="0.3052798" calcext:value-type="float">
            <text:p>0.3052798</text:p>
          </table:table-cell>
          <table:table-cell office:value-type="float" office:value="0.0000000003180913" calcext:value-type="float">
            <text:p>3.180913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97766" calcext:value-type="float">
            <text:p>0.1097766</text:p>
          </table:table-cell>
          <table:table-cell table:number-columns-repeated="23"/>
        </table:table-row>
        <table:table-row table:style-name="ro1">
          <table:table-cell office:value-type="float" office:value="0.4285006" calcext:value-type="float">
            <text:p>0.4285006</text:p>
          </table:table-cell>
          <table:table-cell office:value-type="float" office:value="0.3454004" calcext:value-type="float">
            <text:p>0.3454004</text:p>
          </table:table-cell>
          <table:table-cell office:value-type="float" office:value="0.006110912" calcext:value-type="float">
            <text:p>0.006110912</text:p>
          </table:table-cell>
          <table:table-cell office:value-type="float" office:value="0.4285006" calcext:value-type="float">
            <text:p>0.4285006</text:p>
          </table:table-cell>
          <table:table-cell office:value-type="float" office:value="0.00000000001463653" calcext:value-type="float">
            <text:p>1.463653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92644" calcext:value-type="float">
            <text:p>0.1092644</text:p>
          </table:table-cell>
          <table:table-cell table:number-columns-repeated="23"/>
        </table:table-row>
        <table:table-row table:style-name="ro1">
          <table:table-cell office:value-type="float" office:value="0.612261" calcext:value-type="float">
            <text:p>0.612261</text:p>
          </table:table-cell>
          <table:table-cell office:value-type="float" office:value="0.2175289" calcext:value-type="float">
            <text:p>0.2175289</text:p>
          </table:table-cell>
          <table:table-cell office:value-type="float" office:value="0.0102334" calcext:value-type="float">
            <text:p>0.0102334</text:p>
          </table:table-cell>
          <table:table-cell office:value-type="float" office:value="0.612261" calcext:value-type="float">
            <text:p>0.612261</text:p>
          </table:table-cell>
          <table:table-cell office:value-type="float" office:value="0.000000000002191765" calcext:value-type="float">
            <text:p>2.191765E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37811" calcext:value-type="float">
            <text:p>0.1037811</text:p>
          </table:table-cell>
          <table:table-cell table:number-columns-repeated="23"/>
        </table:table-row>
        <table:table-row table:style-name="ro1">
          <table:table-cell office:value-type="float" office:value="0.7987" calcext:value-type="float">
            <text:p>0.7987</text:p>
          </table:table-cell>
          <table:table-cell office:value-type="float" office:value="0.1062998" calcext:value-type="float">
            <text:p>0.1062998</text:p>
          </table:table-cell>
          <table:table-cell office:value-type="float" office:value="0.01209392" calcext:value-type="float">
            <text:p>0.01209392</text:p>
          </table:table-cell>
          <table:table-cell office:value-type="float" office:value="0.7987" calcext:value-type="float">
            <text:p>0.7987</text:p>
          </table:table-cell>
          <table:table-cell office:value-type="float" office:value="0.000000000000638042" calcext:value-type="float">
            <text:p>6.38042E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32567" calcext:value-type="float">
            <text:p>0.1032567</text:p>
          </table:table-cell>
          <table:table-cell table:number-columns-repeated="23"/>
        </table:table-row>
        <table:table-row table:style-name="ro1">
          <table:table-cell office:value-type="float" office:value="0.8500268" calcext:value-type="float">
            <text:p>0.8500268</text:p>
          </table:table-cell>
          <table:table-cell office:value-type="float" office:value="0.07803109" calcext:value-type="float">
            <text:p>0.07803109</text:p>
          </table:table-cell>
          <table:table-cell office:value-type="float" office:value="0.004652872" calcext:value-type="float">
            <text:p>0.004652872</text:p>
          </table:table-cell>
          <table:table-cell office:value-type="float" office:value="0.8500268" calcext:value-type="float">
            <text:p>0.8500268</text:p>
          </table:table-cell>
          <table:table-cell office:value-type="float" office:value="0.0000000835577" calcext:value-type="float">
            <text:p>8.35577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26204" calcext:value-type="float">
            <text:p>0.1026204</text:p>
          </table:table-cell>
          <table:table-cell table:number-columns-repeated="23"/>
        </table:table-row>
        <table:table-row table:style-name="ro1">
          <table:table-cell office:value-type="float" office:value="0.6657241" calcext:value-type="float">
            <text:p>0.6657241</text:p>
          </table:table-cell>
          <table:table-cell office:value-type="float" office:value="0.1840808" calcext:value-type="float">
            <text:p>0.1840808</text:p>
          </table:table-cell>
          <table:table-cell office:value-type="float" office:value="0.03859978" calcext:value-type="float">
            <text:p>0.03859978</text:p>
          </table:table-cell>
          <table:table-cell office:value-type="float" office:value="0.6657241" calcext:value-type="float">
            <text:p>0.6657241</text:p>
          </table:table-cell>
          <table:table-cell office:value-type="float" office:value="0.00000000001152157" calcext:value-type="float">
            <text:p>1.152157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23527" calcext:value-type="float">
            <text:p>0.1023527</text:p>
          </table:table-cell>
          <table:table-cell table:number-columns-repeated="23"/>
        </table:table-row>
        <table:table-row table:style-name="ro1">
          <table:table-cell office:value-type="float" office:value="0.987106" calcext:value-type="float">
            <text:p>0.987106</text:p>
          </table:table-cell>
          <table:table-cell office:value-type="float" office:value="0.006467911" calcext:value-type="float">
            <text:p>0.006467911</text:p>
          </table:table-cell>
          <table:table-cell office:value-type="float" office:value="0.01153906" calcext:value-type="float">
            <text:p>0.01153906</text:p>
          </table:table-cell>
          <table:table-cell office:value-type="float" office:value="0.987106" calcext:value-type="float">
            <text:p>0.987106</text:p>
          </table:table-cell>
          <table:table-cell office:value-type="float" office:value="0.00000000514366" calcext:value-type="float">
            <text:p>5.14366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11736" calcext:value-type="float">
            <text:p>0.1011736</text:p>
          </table:table-cell>
          <table:table-cell table:number-columns-repeated="23"/>
        </table:table-row>
        <table:table-row table:style-name="ro1">
          <table:table-cell office:value-type="float" office:value="0.483901" calcext:value-type="float">
            <text:p>0.483901</text:p>
          </table:table-cell>
          <table:table-cell office:value-type="float" office:value="0.3043701" calcext:value-type="float">
            <text:p>0.3043701</text:p>
          </table:table-cell>
          <table:table-cell office:value-type="float" office:value="0.01141202" calcext:value-type="float">
            <text:p>0.01141202</text:p>
          </table:table-cell>
          <table:table-cell office:value-type="float" office:value="0.483901" calcext:value-type="float">
            <text:p>0.483901</text:p>
          </table:table-cell>
          <table:table-cell office:value-type="float" office:value="0.000000000001289616" calcext:value-type="float">
            <text:p>1.289616E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466835" calcext:value-type="float">
            <text:p>0.06466835</text:p>
          </table:table-cell>
          <table:table-cell table:number-columns-repeated="23"/>
        </table:table-row>
        <table:table-row table:style-name="ro1">
          <table:table-cell office:value-type="float" office:value="0.483901" calcext:value-type="float">
            <text:p>0.483901</text:p>
          </table:table-cell>
          <table:table-cell office:value-type="float" office:value="0.3043701" calcext:value-type="float">
            <text:p>0.3043701</text:p>
          </table:table-cell>
          <table:table-cell office:value-type="float" office:value="0.01141202" calcext:value-type="float">
            <text:p>0.01141202</text:p>
          </table:table-cell>
          <table:table-cell office:value-type="float" office:value="0.483901" calcext:value-type="float">
            <text:p>0.483901</text:p>
          </table:table-cell>
          <table:table-cell office:value-type="float" office:value="0.000000000001289616" calcext:value-type="float">
            <text:p>1.289616E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034535" calcext:value-type="float">
            <text:p>0.04034535</text:p>
          </table:table-cell>
          <table:table-cell table:number-columns-repeated="23"/>
        </table:table-row>
        <table:table-row table:style-name="ro1">
          <table:table-cell office:value-type="float" office:value="8.812395E-016" calcext:value-type="float">
            <text:p>8.812395E-16</text:p>
          </table:table-cell>
          <table:table-cell office:value-type="float" office:value="1.045032" calcext:value-type="float">
            <text:p>1.045032</text:p>
          </table:table-cell>
          <table:table-cell office:value-type="float" office:value="0.009806017" calcext:value-type="float">
            <text:p>0.009806017</text:p>
          </table:table-cell>
          <table:table-cell office:value-type="float" office:value="8.812395E-016" calcext:value-type="float">
            <text:p>8.812395E-16</text:p>
          </table:table-cell>
          <table:table-cell office:value-type="float" office:value="0.04503159" calcext:value-type="float">
            <text:p>0.04503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97141" calcext:value-type="float">
            <text:p>0.01897141</text:p>
          </table:table-cell>
          <table:table-cell table:number-columns-repeated="23"/>
        </table:table-row>
        <table:table-row table:style-name="ro1">
          <table:table-cell office:value-type="float" office:value="1.040834E-016" calcext:value-type="float">
            <text:p>1.040834E-16</text:p>
          </table:table-cell>
          <table:table-cell office:value-type="float" office:value="1.086634" calcext:value-type="float">
            <text:p>1.086634</text:p>
          </table:table-cell>
          <table:table-cell office:value-type="float" office:value="2.057166" calcext:value-type="float">
            <text:p>2.057166</text:p>
          </table:table-cell>
          <table:table-cell office:value-type="float" office:value="1.040834E-016" calcext:value-type="float">
            <text:p>1.040834E-16</text:p>
          </table:table-cell>
          <table:table-cell office:value-type="float" office:value="0.08663399" calcext:value-type="float">
            <text:p>0.086633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9714" calcext:value-type="float">
            <text:p>0.0189714</text:p>
          </table:table-cell>
          <table:table-cell table:number-columns-repeated="23"/>
        </table:table-row>
        <table:table-row table:style-name="ro1">
          <table:table-cell office:value-type="float" office:value="0.6347556" calcext:value-type="float">
            <text:p>0.6347556</text:p>
          </table:table-cell>
          <table:table-cell office:value-type="float" office:value="0.2032845" calcext:value-type="float">
            <text:p>0.2032845</text:p>
          </table:table-cell>
          <table:table-cell office:value-type="float" office:value="38122.55" calcext:value-type="float">
            <text:p>38122.55</text:p>
          </table:table-cell>
          <table:table-cell office:value-type="float" office:value="0.6347556" calcext:value-type="float">
            <text:p>0.6347556</text:p>
          </table:table-cell>
          <table:table-cell office:value-type="float" office:value="0.000000000008030428" calcext:value-type="float">
            <text:p>8.030428E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615476" calcext:value-type="float">
            <text:p>0.005615476</text:p>
          </table:table-cell>
          <table:table-cell table:number-columns-repeated="23"/>
        </table:table-row>
        <table:table-row table:style-name="ro1">
          <table:table-cell office:value-type="float" office:value="0.6300797" calcext:value-type="float">
            <text:p>0.6300797</text:p>
          </table:table-cell>
          <table:table-cell office:value-type="float" office:value="0.2062244" calcext:value-type="float">
            <text:p>0.2062244</text:p>
          </table:table-cell>
          <table:table-cell office:value-type="float" office:value="533.9838" calcext:value-type="float">
            <text:p>533.9838</text:p>
          </table:table-cell>
          <table:table-cell office:value-type="float" office:value="0.6300797" calcext:value-type="float">
            <text:p>0.6300797</text:p>
          </table:table-cell>
          <table:table-cell office:value-type="float" office:value="0.00000000011222" calcext:value-type="float">
            <text:p>1.1222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757714" calcext:value-type="float">
            <text:p>0.004757714</text:p>
          </table:table-cell>
          <table:table-cell table:number-columns-repeated="23"/>
        </table:table-row>
        <table:table-row table:style-name="ro1">
          <table:table-cell office:value-type="float" office:value="0.4586763" calcext:value-type="float">
            <text:p>0.4586763</text:p>
          </table:table-cell>
          <table:table-cell office:value-type="float" office:value="0.3227435" calcext:value-type="float">
            <text:p>0.3227435</text:p>
          </table:table-cell>
          <table:table-cell office:value-type="float" office:value="2418031" calcext:value-type="float">
            <text:p>2418031</text:p>
          </table:table-cell>
          <table:table-cell office:value-type="float" office:value="0.4586763" calcext:value-type="float">
            <text:p>0.4586763</text:p>
          </table:table-cell>
          <table:table-cell office:value-type="float" office:value="0.000000007420838" calcext:value-type="float">
            <text:p>7.420838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564858" calcext:value-type="float">
            <text:p>0.004564858</text:p>
          </table:table-cell>
          <table:table-cell table:number-columns-repeated="23"/>
        </table:table-row>
        <table:table-row table:style-name="ro1">
          <table:table-cell office:value-type="float" office:value="1.040834E-016" calcext:value-type="float">
            <text:p>1.040834E-16</text:p>
          </table:table-cell>
          <table:table-cell office:value-type="float" office:value="1.086634" calcext:value-type="float">
            <text:p>1.086634</text:p>
          </table:table-cell>
          <table:table-cell office:value-type="float" office:value="2.057166" calcext:value-type="float">
            <text:p>2.057166</text:p>
          </table:table-cell>
          <table:table-cell office:value-type="float" office:value="1.040834E-016" calcext:value-type="float">
            <text:p>1.040834E-16</text:p>
          </table:table-cell>
          <table:table-cell office:value-type="float" office:value="0.08663399" calcext:value-type="float">
            <text:p>0.086633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476848" calcext:value-type="float">
            <text:p>0.004476848</text:p>
          </table:table-cell>
          <table:table-cell table:number-columns-repeated="23"/>
        </table:table-row>
        <table:table-row table:style-name="ro1">
          <table:table-cell office:value-type="float" office:value="0.6474137" calcext:value-type="float">
            <text:p>0.6474137</text:p>
          </table:table-cell>
          <table:table-cell office:value-type="float" office:value="0.1953798" calcext:value-type="float">
            <text:p>0.1953798</text:p>
          </table:table-cell>
          <table:table-cell office:value-type="float" office:value="1018.221" calcext:value-type="float">
            <text:p>1018.221</text:p>
          </table:table-cell>
          <table:table-cell office:value-type="float" office:value="0.6474137" calcext:value-type="float">
            <text:p>0.6474137</text:p>
          </table:table-cell>
          <table:table-cell office:value-type="float" office:value="0.0000000002558081" calcext:value-type="float">
            <text:p>2.558081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80774" calcext:value-type="float">
            <text:p>0.004380774</text:p>
          </table:table-cell>
          <table:table-cell table:number-columns-repeated="23"/>
        </table:table-row>
        <table:table-row table:style-name="ro1">
          <table:table-cell office:value-type="float" office:value="0.8327773" calcext:value-type="float">
            <text:p>0.8327773</text:p>
          </table:table-cell>
          <table:table-cell office:value-type="float" office:value="0.08743386" calcext:value-type="float">
            <text:p>0.08743386</text:p>
          </table:table-cell>
          <table:table-cell office:value-type="float" office:value="765.6974" calcext:value-type="float">
            <text:p>765.6974</text:p>
          </table:table-cell>
          <table:table-cell office:value-type="float" office:value="0.8327773" calcext:value-type="float">
            <text:p>0.8327773</text:p>
          </table:table-cell>
          <table:table-cell office:value-type="float" office:value="0.0000003593479" calcext:value-type="float">
            <text:p>3.593479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370976" calcext:value-type="float">
            <text:p>0.004370976</text:p>
          </table:table-cell>
          <table:table-cell table:number-columns-repeated="23"/>
        </table:table-row>
        <table:table-row table:style-name="ro1">
          <table:table-cell office:value-type="float" office:value="0.2884462" calcext:value-type="float">
            <text:p>0.2884462</text:p>
          </table:table-cell>
          <table:table-cell office:value-type="float" office:value="0.4629282" calcext:value-type="float">
            <text:p>0.4629282</text:p>
          </table:table-cell>
          <table:table-cell office:value-type="float" office:value="229.2892" calcext:value-type="float">
            <text:p>229.2892</text:p>
          </table:table-cell>
          <table:table-cell office:value-type="float" office:value="0.2884462" calcext:value-type="float">
            <text:p>0.2884462</text:p>
          </table:table-cell>
          <table:table-cell office:value-type="float" office:value="0.00000004209265" calcext:value-type="float">
            <text:p>4.209265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8632" calcext:value-type="float">
            <text:p>0.00428632</text:p>
          </table:table-cell>
          <table:table-cell table:number-columns-repeated="23"/>
        </table:table-row>
        <table:table-row table:style-name="ro1">
          <table:table-cell office:value-type="float" office:value="0.2960019" calcext:value-type="float">
            <text:p>0.2960019</text:p>
          </table:table-cell>
          <table:table-cell office:value-type="float" office:value="0.4559403" calcext:value-type="float">
            <text:p>0.4559403</text:p>
          </table:table-cell>
          <table:table-cell office:value-type="float" office:value="9.652223" calcext:value-type="float">
            <text:p>9.652223</text:p>
          </table:table-cell>
          <table:table-cell office:value-type="float" office:value="0.2960019" calcext:value-type="float">
            <text:p>0.2960019</text:p>
          </table:table-cell>
          <table:table-cell office:value-type="float" office:value="0.000001185583" calcext:value-type="float">
            <text:p>1.185583E-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218227" calcext:value-type="float">
            <text:p>0.004218227</text:p>
          </table:table-cell>
          <table:table-cell table:number-columns-repeated="23"/>
        </table:table-row>
        <table:table-row table:style-name="ro1">
          <table:table-cell office:value-type="float" office:value="0.2861669" calcext:value-type="float">
            <text:p>0.2861669</text:p>
          </table:table-cell>
          <table:table-cell office:value-type="float" office:value="0.4650543" calcext:value-type="float">
            <text:p>0.4650543</text:p>
          </table:table-cell>
          <table:table-cell office:value-type="float" office:value="915.6942" calcext:value-type="float">
            <text:p>915.6942</text:p>
          </table:table-cell>
          <table:table-cell office:value-type="float" office:value="0.2861669" calcext:value-type="float">
            <text:p>0.2861669</text:p>
          </table:table-cell>
          <table:table-cell office:value-type="float" office:value="0.000000005692711" calcext:value-type="float">
            <text:p>5.692711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77586" calcext:value-type="float">
            <text:p>0.004077586</text:p>
          </table:table-cell>
          <table:table-cell table:number-columns-repeated="23"/>
        </table:table-row>
        <table:table-row table:style-name="ro1">
          <table:table-cell office:value-type="float" office:value="0.8404679" calcext:value-type="float">
            <text:p>0.8404679</text:p>
          </table:table-cell>
          <table:table-cell office:value-type="float" office:value="0.08322976" calcext:value-type="float">
            <text:p>0.08322976</text:p>
          </table:table-cell>
          <table:table-cell office:value-type="float" office:value="14.28858" calcext:value-type="float">
            <text:p>14.28858</text:p>
          </table:table-cell>
          <table:table-cell office:value-type="float" office:value="0.8404679" calcext:value-type="float">
            <text:p>0.8404679</text:p>
          </table:table-cell>
          <table:table-cell office:value-type="float" office:value="0.0000002747527" calcext:value-type="float">
            <text:p>2.747527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403218" calcext:value-type="float">
            <text:p>0.00403218</text:p>
          </table:table-cell>
          <table:table-cell table:number-columns-repeated="23"/>
        </table:table-row>
        <table:table-row table:style-name="ro1">
          <table:table-cell office:value-type="float" office:value="0.4683556" calcext:value-type="float">
            <text:p>0.4683556</text:p>
          </table:table-cell>
          <table:table-cell office:value-type="float" office:value="0.3156349" calcext:value-type="float">
            <text:p>0.3156349</text:p>
          </table:table-cell>
          <table:table-cell office:value-type="float" office:value="124.7135" calcext:value-type="float">
            <text:p>124.7135</text:p>
          </table:table-cell>
          <table:table-cell office:value-type="float" office:value="0.4683556" calcext:value-type="float">
            <text:p>0.4683556</text:p>
          </table:table-cell>
          <table:table-cell office:value-type="float" office:value="0.0000000001133212" calcext:value-type="float">
            <text:p>1.133212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20334" calcext:value-type="float">
            <text:p>0.003920334</text:p>
          </table:table-cell>
          <table:table-cell table:number-columns-repeated="23"/>
        </table:table-row>
        <table:table-row table:style-name="ro1">
          <table:table-cell office:value-type="float" office:value="0.2696644" calcext:value-type="float">
            <text:p>0.2696644</text:p>
          </table:table-cell>
          <table:table-cell office:value-type="float" office:value="0.4807078" calcext:value-type="float">
            <text:p>0.4807078</text:p>
          </table:table-cell>
          <table:table-cell office:value-type="float" office:value="1818.721" calcext:value-type="float">
            <text:p>1818.721</text:p>
          </table:table-cell>
          <table:table-cell office:value-type="float" office:value="0.2696644" calcext:value-type="float">
            <text:p>0.2696644</text:p>
          </table:table-cell>
          <table:table-cell office:value-type="float" office:value="0.0000000009095398" calcext:value-type="float">
            <text:p>9.095398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915403" calcext:value-type="float">
            <text:p>0.003915403</text:p>
          </table:table-cell>
          <table:table-cell table:number-columns-repeated="23"/>
        </table:table-row>
        <table:table-row table:style-name="ro1">
          <table:table-cell office:value-type="float" office:value="0.4540981" calcext:value-type="float">
            <text:p>0.4540981</text:p>
          </table:table-cell>
          <table:table-cell office:value-type="float" office:value="0.326132" calcext:value-type="float">
            <text:p>0.326132</text:p>
          </table:table-cell>
          <table:table-cell office:value-type="float" office:value="2615111" calcext:value-type="float">
            <text:p>2615111</text:p>
          </table:table-cell>
          <table:table-cell office:value-type="float" office:value="0.4540981" calcext:value-type="float">
            <text:p>0.4540981</text:p>
          </table:table-cell>
          <table:table-cell office:value-type="float" office:value="0.000000007890366" calcext:value-type="float">
            <text:p>7.890366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34326" calcext:value-type="float">
            <text:p>0.003834326</text:p>
          </table:table-cell>
          <table:table-cell table:number-columns-repeated="23"/>
        </table:table-row>
        <table:table-row table:style-name="ro1">
          <table:table-cell office:value-type="float" office:value="0.3024202" calcext:value-type="float">
            <text:p>0.3024202</text:p>
          </table:table-cell>
          <table:table-cell office:value-type="float" office:value="0.4500726" calcext:value-type="float">
            <text:p>0.4500726</text:p>
          </table:table-cell>
          <table:table-cell office:value-type="float" office:value="0.9479621" calcext:value-type="float">
            <text:p>0.9479621</text:p>
          </table:table-cell>
          <table:table-cell office:value-type="float" office:value="0.3024202" calcext:value-type="float">
            <text:p>0.3024202</text:p>
          </table:table-cell>
          <table:table-cell office:value-type="float" office:value="0.0000000008748786" calcext:value-type="float">
            <text:p>8.748786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11951" calcext:value-type="float">
            <text:p>0.003811951</text:p>
          </table:table-cell>
          <table:table-cell table:number-columns-repeated="23"/>
        </table:table-row>
        <table:table-row table:style-name="ro1">
          <table:table-cell office:value-type="float" office:value="0.2776149" calcext:value-type="float">
            <text:p>0.2776149</text:p>
          </table:table-cell>
          <table:table-cell office:value-type="float" office:value="0.4731085" calcext:value-type="float">
            <text:p>0.4731085</text:p>
          </table:table-cell>
          <table:table-cell office:value-type="float" office:value="20164450000000" calcext:value-type="float">
            <text:p>20164450000000</text:p>
          </table:table-cell>
          <table:table-cell office:value-type="float" office:value="0.2776149" calcext:value-type="float">
            <text:p>0.2776149</text:p>
          </table:table-cell>
          <table:table-cell office:value-type="float" office:value="0.0000002990934" calcext:value-type="float">
            <text:p>2.990934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734047" calcext:value-type="float">
            <text:p>0.003734047</text:p>
          </table:table-cell>
          <table:table-cell table:number-columns-repeated="23"/>
        </table:table-row>
        <table:table-row table:style-name="ro1">
          <table:table-cell office:value-type="float" office:value="0.08100584" calcext:value-type="float">
            <text:p>0.08100584</text:p>
          </table:table-cell>
          <table:table-cell office:value-type="float" office:value="0.7153847" calcext:value-type="float">
            <text:p>0.7153847</text:p>
          </table:table-cell>
          <table:table-cell office:value-type="float" office:value="0.4627033" calcext:value-type="float">
            <text:p>0.4627033</text:p>
          </table:table-cell>
          <table:table-cell office:value-type="float" office:value="0.08100584" calcext:value-type="float">
            <text:p>0.08100584</text:p>
          </table:table-cell>
          <table:table-cell office:value-type="float" office:value="0.000000002572823" calcext:value-type="float">
            <text:p>2.572823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9745" calcext:value-type="float">
            <text:p>0.00369745</text:p>
          </table:table-cell>
          <table:table-cell table:number-columns-repeated="23"/>
        </table:table-row>
        <table:table-row table:style-name="ro1">
          <table:table-cell office:value-type="float" office:value="0.4724682" calcext:value-type="float">
            <text:p>0.4724682</text:p>
          </table:table-cell>
          <table:table-cell office:value-type="float" office:value="0.3126368" calcext:value-type="float">
            <text:p>0.3126368</text:p>
          </table:table-cell>
          <table:table-cell office:value-type="float" office:value="21.05799" calcext:value-type="float">
            <text:p>21.05799</text:p>
          </table:table-cell>
          <table:table-cell office:value-type="float" office:value="0.4724682" calcext:value-type="float">
            <text:p>0.4724682</text:p>
          </table:table-cell>
          <table:table-cell office:value-type="float" office:value="0.000000000005630215" calcext:value-type="float">
            <text:p>5.630215E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607514" calcext:value-type="float">
            <text:p>0.003607514</text:p>
          </table:table-cell>
          <table:table-cell table:number-columns-repeated="23"/>
        </table:table-row>
        <table:table-row table:style-name="ro1">
          <table:table-cell office:value-type="float" office:value="0.9917241" calcext:value-type="float">
            <text:p>0.9917241</text:p>
          </table:table-cell>
          <table:table-cell office:value-type="float" office:value="0.004146555" calcext:value-type="float">
            <text:p>0.004146555</text:p>
          </table:table-cell>
          <table:table-cell office:value-type="float" office:value="2.321752" calcext:value-type="float">
            <text:p>2.321752</text:p>
          </table:table-cell>
          <table:table-cell office:value-type="float" office:value="0.9917241" calcext:value-type="float">
            <text:p>0.9917241</text:p>
          </table:table-cell>
          <table:table-cell office:value-type="float" office:value="0.0000000002975257" calcext:value-type="float">
            <text:p>2.975257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78232" calcext:value-type="float">
            <text:p>0.003578232</text:p>
          </table:table-cell>
          <table:table-cell table:number-columns-repeated="23"/>
        </table:table-row>
        <table:table-row table:style-name="ro1">
          <table:table-cell office:value-type="float" office:value="0.6503087" calcext:value-type="float">
            <text:p>0.6503087</text:p>
          </table:table-cell>
          <table:table-cell office:value-type="float" office:value="0.1935828" calcext:value-type="float">
            <text:p>0.1935828</text:p>
          </table:table-cell>
          <table:table-cell office:value-type="float" office:value="166.5779" calcext:value-type="float">
            <text:p>166.5779</text:p>
          </table:table-cell>
          <table:table-cell office:value-type="float" office:value="0.6503087" calcext:value-type="float">
            <text:p>0.6503087</text:p>
          </table:table-cell>
          <table:table-cell office:value-type="float" office:value="0.0000000001127229" calcext:value-type="float">
            <text:p>1.127229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37009" calcext:value-type="float">
            <text:p>0.003537009</text:p>
          </table:table-cell>
          <table:table-cell table:number-columns-repeated="23"/>
        </table:table-row>
        <table:table-row table:style-name="ro1">
          <table:table-cell office:value-type="float" office:value="0.9943891" calcext:value-type="float">
            <text:p>0.9943891</text:p>
          </table:table-cell>
          <table:table-cell office:value-type="float" office:value="0.002809382" calcext:value-type="float">
            <text:p>0.002809382</text:p>
          </table:table-cell>
          <table:table-cell office:value-type="float" office:value="6.639202" calcext:value-type="float">
            <text:p>6.639202</text:p>
          </table:table-cell>
          <table:table-cell office:value-type="float" office:value="0.9943891" calcext:value-type="float">
            <text:p>0.9943891</text:p>
          </table:table-cell>
          <table:table-cell office:value-type="float" office:value="0.0000000207086" calcext:value-type="float">
            <text:p>2.07086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23906" calcext:value-type="float">
            <text:p>0.003523906</text:p>
          </table:table-cell>
          <table:table-cell table:number-columns-repeated="23"/>
        </table:table-row>
        <table:table-row table:style-name="ro1">
          <table:table-cell office:value-type="float" office:value="0.2630162" calcext:value-type="float">
            <text:p>0.2630162</text:p>
          </table:table-cell>
          <table:table-cell office:value-type="float" office:value="0.4871489" calcext:value-type="float">
            <text:p>0.4871489</text:p>
          </table:table-cell>
          <table:table-cell office:value-type="float" office:value="46.25926" calcext:value-type="float">
            <text:p>46.25926</text:p>
          </table:table-cell>
          <table:table-cell office:value-type="float" office:value="0.2630162" calcext:value-type="float">
            <text:p>0.2630162</text:p>
          </table:table-cell>
          <table:table-cell office:value-type="float" office:value="0.0000000001236729" calcext:value-type="float">
            <text:p>1.236729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0985" calcext:value-type="float">
            <text:p>0.00350985</text:p>
          </table:table-cell>
          <table:table-cell table:number-columns-repeated="23"/>
        </table:table-row>
        <table:table-row table:style-name="ro1">
          <table:table-cell office:value-type="float" office:value="0.8188003" calcext:value-type="float">
            <text:p>0.8188003</text:p>
          </table:table-cell>
          <table:table-cell office:value-type="float" office:value="0.09512413" calcext:value-type="float">
            <text:p>0.09512413</text:p>
          </table:table-cell>
          <table:table-cell office:value-type="float" office:value="6818.606" calcext:value-type="float">
            <text:p>6818.606</text:p>
          </table:table-cell>
          <table:table-cell office:value-type="float" office:value="0.8188003" calcext:value-type="float">
            <text:p>0.8188003</text:p>
          </table:table-cell>
          <table:table-cell office:value-type="float" office:value="0.00000000001516034" calcext:value-type="float">
            <text:p>1.516034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09136" calcext:value-type="float">
            <text:p>0.003509136</text:p>
          </table:table-cell>
          <table:table-cell table:number-columns-repeated="23"/>
        </table:table-row>
        <table:table-row table:style-name="ro1">
          <table:table-cell office:value-type="float" office:value="0.4390714" calcext:value-type="float">
            <text:p>0.4390714</text:p>
          </table:table-cell>
          <table:table-cell office:value-type="float" office:value="0.3373754" calcext:value-type="float">
            <text:p>0.3373754</text:p>
          </table:table-cell>
          <table:table-cell office:value-type="float" office:value="14.02591" calcext:value-type="float">
            <text:p>14.02591</text:p>
          </table:table-cell>
          <table:table-cell office:value-type="float" office:value="0.4390714" calcext:value-type="float">
            <text:p>0.4390714</text:p>
          </table:table-cell>
          <table:table-cell office:value-type="float" office:value="0.000000003680284" calcext:value-type="float">
            <text:p>3.680284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502601" calcext:value-type="float">
            <text:p>0.003502601</text:p>
          </table:table-cell>
          <table:table-cell table:number-columns-repeated="23"/>
        </table:table-row>
        <table:table-row table:style-name="ro1">
          <table:table-cell office:value-type="float" office:value="0.6372202" calcext:value-type="float">
            <text:p>0.6372202</text:p>
          </table:table-cell>
          <table:table-cell office:value-type="float" office:value="0.2017393" calcext:value-type="float">
            <text:p>0.2017393</text:p>
          </table:table-cell>
          <table:table-cell office:value-type="float" office:value="4589098" calcext:value-type="float">
            <text:p>4589098</text:p>
          </table:table-cell>
          <table:table-cell office:value-type="float" office:value="0.6372202" calcext:value-type="float">
            <text:p>0.6372202</text:p>
          </table:table-cell>
          <table:table-cell office:value-type="float" office:value="0.0000000000008601628" calcext:value-type="float">
            <text:p>8.601628E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89499" calcext:value-type="float">
            <text:p>0.003489499</text:p>
          </table:table-cell>
          <table:table-cell table:number-columns-repeated="23"/>
        </table:table-row>
        <table:table-row table:style-name="ro1">
          <table:table-cell office:value-type="float" office:value="0.4427494" calcext:value-type="float">
            <text:p>0.4427494</text:p>
          </table:table-cell>
          <table:table-cell office:value-type="float" office:value="0.3346058" calcext:value-type="float">
            <text:p>0.3346058</text:p>
          </table:table-cell>
          <table:table-cell office:value-type="float" office:value="59.65647" calcext:value-type="float">
            <text:p>59.65647</text:p>
          </table:table-cell>
          <table:table-cell office:value-type="float" office:value="0.4427494" calcext:value-type="float">
            <text:p>0.4427494</text:p>
          </table:table-cell>
          <table:table-cell office:value-type="float" office:value="0.0000000005140938" calcext:value-type="float">
            <text:p>5.140938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55475" calcext:value-type="float">
            <text:p>0.003455475</text:p>
          </table:table-cell>
          <table:table-cell table:number-columns-repeated="23"/>
        </table:table-row>
        <table:table-row table:style-name="ro1">
          <table:table-cell office:value-type="float" office:value="0.8278453" calcext:value-type="float">
            <text:p>0.8278453</text:p>
          </table:table-cell>
          <table:table-cell office:value-type="float" office:value="0.09013998" calcext:value-type="float">
            <text:p>0.09013998</text:p>
          </table:table-cell>
          <table:table-cell office:value-type="float" office:value="181618" calcext:value-type="float">
            <text:p>181618</text:p>
          </table:table-cell>
          <table:table-cell office:value-type="float" office:value="0.8278453" calcext:value-type="float">
            <text:p>0.8278453</text:p>
          </table:table-cell>
          <table:table-cell office:value-type="float" office:value="0.00000001294405" calcext:value-type="float">
            <text:p>1.294405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35085" calcext:value-type="float">
            <text:p>0.003435085</text:p>
          </table:table-cell>
          <table:table-cell table:number-columns-repeated="23"/>
        </table:table-row>
        <table:table-row table:style-name="ro1">
          <table:table-cell office:value-type="float" office:value="0.4696455" calcext:value-type="float">
            <text:p>0.4696455</text:p>
          </table:table-cell>
          <table:table-cell office:value-type="float" office:value="0.3146931" calcext:value-type="float">
            <text:p>0.3146931</text:p>
          </table:table-cell>
          <table:table-cell office:value-type="float" office:value="67.64137" calcext:value-type="float">
            <text:p>67.64137</text:p>
          </table:table-cell>
          <table:table-cell office:value-type="float" office:value="0.4696455" calcext:value-type="float">
            <text:p>0.4696455</text:p>
          </table:table-cell>
          <table:table-cell office:value-type="float" office:value="0.00000000003370802" calcext:value-type="float">
            <text:p>3.370802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423487" calcext:value-type="float">
            <text:p>0.003423487</text:p>
          </table:table-cell>
          <table:table-cell table:number-columns-repeated="23"/>
        </table:table-row>
        <table:table-row table:style-name="ro1">
          <table:table-cell office:value-type="float" office:value="0.6164468" calcext:value-type="float">
            <text:p>0.6164468</text:p>
          </table:table-cell>
          <table:table-cell office:value-type="float" office:value="0.2148588" calcext:value-type="float">
            <text:p>0.2148588</text:p>
          </table:table-cell>
          <table:table-cell office:value-type="float" office:value="1.598978" calcext:value-type="float">
            <text:p>1.598978</text:p>
          </table:table-cell>
          <table:table-cell office:value-type="float" office:value="0.6164468" calcext:value-type="float">
            <text:p>0.6164468</text:p>
          </table:table-cell>
          <table:table-cell office:value-type="float" office:value="0.00000004393308" calcext:value-type="float">
            <text:p>4.393308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81626" calcext:value-type="float">
            <text:p>0.003381626</text:p>
          </table:table-cell>
          <table:table-cell table:number-columns-repeated="23"/>
        </table:table-row>
        <table:table-row table:style-name="ro1">
          <table:table-cell office:value-type="float" office:value="0.09081892" calcext:value-type="float">
            <text:p>0.09081892</text:p>
          </table:table-cell>
          <table:table-cell office:value-type="float" office:value="0.6986382" calcext:value-type="float">
            <text:p>0.6986382</text:p>
          </table:table-cell>
          <table:table-cell office:value-type="float" office:value="21.80091" calcext:value-type="float">
            <text:p>21.80091</text:p>
          </table:table-cell>
          <table:table-cell office:value-type="float" office:value="0.09081892" calcext:value-type="float">
            <text:p>0.09081892</text:p>
          </table:table-cell>
          <table:table-cell office:value-type="float" office:value="0.0000000006589957" calcext:value-type="float">
            <text:p>6.589957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81184" calcext:value-type="float">
            <text:p>0.003381184</text:p>
          </table:table-cell>
          <table:table-cell table:number-columns-repeated="23"/>
        </table:table-row>
        <table:table-row table:style-name="ro1">
          <table:table-cell office:value-type="float" office:value="0.9894803" calcext:value-type="float">
            <text:p>0.9894803</text:p>
          </table:table-cell>
          <table:table-cell office:value-type="float" office:value="0.005273775" calcext:value-type="float">
            <text:p>0.005273775</text:p>
          </table:table-cell>
          <table:table-cell office:value-type="float" office:value="0.8010972" calcext:value-type="float">
            <text:p>0.8010972</text:p>
          </table:table-cell>
          <table:table-cell office:value-type="float" office:value="0.9894803" calcext:value-type="float">
            <text:p>0.9894803</text:p>
          </table:table-cell>
          <table:table-cell office:value-type="float" office:value="0.00000003036524" calcext:value-type="float">
            <text:p>3.036524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6761" calcext:value-type="float">
            <text:p>0.00336761</text:p>
          </table:table-cell>
          <table:table-cell table:number-columns-repeated="23"/>
        </table:table-row>
        <table:table-row table:style-name="ro1">
          <table:table-cell office:value-type="float" office:value="0.480737" calcext:value-type="float">
            <text:p>0.480737</text:p>
          </table:table-cell>
          <table:table-cell office:value-type="float" office:value="0.306648" calcext:value-type="float">
            <text:p>0.306648</text:p>
          </table:table-cell>
          <table:table-cell office:value-type="float" office:value="1.009218" calcext:value-type="float">
            <text:p>1.009218</text:p>
          </table:table-cell>
          <table:table-cell office:value-type="float" office:value="0.480737" calcext:value-type="float">
            <text:p>0.480737</text:p>
          </table:table-cell>
          <table:table-cell office:value-type="float" office:value="0.00000000005603776" calcext:value-type="float">
            <text:p>5.603776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53328" calcext:value-type="float">
            <text:p>0.003353328</text:p>
          </table:table-cell>
          <table:table-cell table:number-columns-repeated="23"/>
        </table:table-row>
        <table:table-row table:style-name="ro1">
          <table:table-cell office:value-type="float" office:value="0.09272934" calcext:value-type="float">
            <text:p>0.09272934</text:p>
          </table:table-cell>
          <table:table-cell office:value-type="float" office:value="0.6954851" calcext:value-type="float">
            <text:p>0.6954851</text:p>
          </table:table-cell>
          <table:table-cell office:value-type="float" office:value="47.34082" calcext:value-type="float">
            <text:p>47.34082</text:p>
          </table:table-cell>
          <table:table-cell office:value-type="float" office:value="0.09272934" calcext:value-type="float">
            <text:p>0.09272934</text:p>
          </table:table-cell>
          <table:table-cell office:value-type="float" office:value="0.0000000002648296" calcext:value-type="float">
            <text:p>2.648296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323784" calcext:value-type="float">
            <text:p>0.003323784</text:p>
          </table:table-cell>
          <table:table-cell table:number-columns-repeated="23"/>
        </table:table-row>
        <table:table-row table:style-name="ro1">
          <table:table-cell office:value-type="float" office:value="0.2542153" calcext:value-type="float">
            <text:p>0.2542153</text:p>
          </table:table-cell>
          <table:table-cell office:value-type="float" office:value="0.4958023" calcext:value-type="float">
            <text:p>0.4958023</text:p>
          </table:table-cell>
          <table:table-cell office:value-type="float" office:value="2.044989" calcext:value-type="float">
            <text:p>2.044989</text:p>
          </table:table-cell>
          <table:table-cell office:value-type="float" office:value="0.2542153" calcext:value-type="float">
            <text:p>0.2542153</text:p>
          </table:table-cell>
          <table:table-cell office:value-type="float" office:value="0.000000002780678" calcext:value-type="float">
            <text:p>2.780678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26176" calcext:value-type="float">
            <text:p>0.003226176</text:p>
          </table:table-cell>
          <table:table-cell table:number-columns-repeated="23"/>
        </table:table-row>
        <table:table-row table:style-name="ro1">
          <table:table-cell office:value-type="float" office:value="0.4627664" calcext:value-type="float">
            <text:p>0.4627664</text:p>
          </table:table-cell>
          <table:table-cell office:value-type="float" office:value="0.3197307" calcext:value-type="float">
            <text:p>0.3197307</text:p>
          </table:table-cell>
          <table:table-cell office:value-type="float" office:value="5316.097" calcext:value-type="float">
            <text:p>5316.097</text:p>
          </table:table-cell>
          <table:table-cell office:value-type="float" office:value="0.4627664" calcext:value-type="float">
            <text:p>0.4627664</text:p>
          </table:table-cell>
          <table:table-cell office:value-type="float" office:value="0.0000001880932" calcext:value-type="float">
            <text:p>1.880932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09495" calcext:value-type="float">
            <text:p>0.003209495</text:p>
          </table:table-cell>
          <table:table-cell table:number-columns-repeated="23"/>
        </table:table-row>
        <table:table-row table:style-name="ro1">
          <table:table-cell office:value-type="float" office:value="0.09721252" calcext:value-type="float">
            <text:p>0.09721252</text:p>
          </table:table-cell>
          <table:table-cell office:value-type="float" office:value="0.6882108" calcext:value-type="float">
            <text:p>0.6882108</text:p>
          </table:table-cell>
          <table:table-cell office:value-type="float" office:value="478.7942" calcext:value-type="float">
            <text:p>478.7942</text:p>
          </table:table-cell>
          <table:table-cell office:value-type="float" office:value="0.09721252" calcext:value-type="float">
            <text:p>0.09721252</text:p>
          </table:table-cell>
          <table:table-cell office:value-type="float" office:value="0.000000000953242" calcext:value-type="float">
            <text:p>0.00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207462" calcext:value-type="float">
            <text:p>0.003207462</text:p>
          </table:table-cell>
          <table:table-cell table:number-columns-repeated="23"/>
        </table:table-row>
        <table:table-row table:style-name="ro1">
          <table:table-cell office:value-type="float" office:value="0.8038253" calcext:value-type="float">
            <text:p>0.8038253</text:p>
          </table:table-cell>
          <table:table-cell office:value-type="float" office:value="0.103437" calcext:value-type="float">
            <text:p>0.103437</text:p>
          </table:table-cell>
          <table:table-cell office:value-type="float" office:value="2.531955" calcext:value-type="float">
            <text:p>2.531955</text:p>
          </table:table-cell>
          <table:table-cell office:value-type="float" office:value="0.8038253" calcext:value-type="float">
            <text:p>0.8038253</text:p>
          </table:table-cell>
          <table:table-cell office:value-type="float" office:value="0.00000002298929" calcext:value-type="float">
            <text:p>0.000000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90957" calcext:value-type="float">
            <text:p>0.003190957</text:p>
          </table:table-cell>
          <table:table-cell table:number-columns-repeated="23"/>
        </table:table-row>
        <table:table-row table:style-name="ro1">
          <table:table-cell office:value-type="float" office:value="0.8367253" calcext:value-type="float">
            <text:p>0.8367253</text:p>
          </table:table-cell>
          <table:table-cell office:value-type="float" office:value="0.08527312" calcext:value-type="float">
            <text:p>0.08527312</text:p>
          </table:table-cell>
          <table:table-cell office:value-type="float" office:value="73.4381" calcext:value-type="float">
            <text:p>73.4381</text:p>
          </table:table-cell>
          <table:table-cell office:value-type="float" office:value="0.8367253" calcext:value-type="float">
            <text:p>0.8367253</text:p>
          </table:table-cell>
          <table:table-cell office:value-type="float" office:value="0.00000000001516034" calcext:value-type="float">
            <text:p>1.516034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166366" calcext:value-type="float">
            <text:p>0.003166366</text:p>
          </table:table-cell>
          <table:table-cell table:number-columns-repeated="23"/>
        </table:table-row>
        <table:table-row table:style-name="ro1">
          <table:table-cell office:value-type="float" office:value="0.09818036" calcext:value-type="float">
            <text:p>0.09818036</text:p>
          </table:table-cell>
          <table:table-cell office:value-type="float" office:value="0.6866625" calcext:value-type="float">
            <text:p>0.6866625</text:p>
          </table:table-cell>
          <table:table-cell office:value-type="float" office:value="911.6232" calcext:value-type="float">
            <text:p>911.6232</text:p>
          </table:table-cell>
          <table:table-cell office:value-type="float" office:value="0.09818036" calcext:value-type="float">
            <text:p>0.09818036</text:p>
          </table:table-cell>
          <table:table-cell office:value-type="float" office:value="0.00000000005252995" calcext:value-type="float">
            <text:p>5.252995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82714" calcext:value-type="float">
            <text:p>0.003082714</text:p>
          </table:table-cell>
          <table:table-cell table:number-columns-repeated="23"/>
        </table:table-row>
        <table:table-row table:style-name="ro1">
          <table:table-cell office:value-type="float" office:value="0.1054732" calcext:value-type="float">
            <text:p>0.1054732</text:p>
          </table:table-cell>
          <table:table-cell office:value-type="float" office:value="0.6752336" calcext:value-type="float">
            <text:p>0.6752336</text:p>
          </table:table-cell>
          <table:table-cell office:value-type="float" office:value="119862600" calcext:value-type="float">
            <text:p>119862600</text:p>
          </table:table-cell>
          <table:table-cell office:value-type="float" office:value="0.1054732" calcext:value-type="float">
            <text:p>0.1054732</text:p>
          </table:table-cell>
          <table:table-cell office:value-type="float" office:value="0.00000002553912" calcext:value-type="float">
            <text:p>2.553912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69013" calcext:value-type="float">
            <text:p>0.003069013</text:p>
          </table:table-cell>
          <table:table-cell table:number-columns-repeated="23"/>
        </table:table-row>
        <table:table-row table:style-name="ro1">
          <table:table-cell office:value-type="float" office:value="0.2987854" calcext:value-type="float">
            <text:p>0.2987854</text:p>
          </table:table-cell>
          <table:table-cell office:value-type="float" office:value="0.4533873" calcext:value-type="float">
            <text:p>0.4533873</text:p>
          </table:table-cell>
          <table:table-cell office:value-type="float" office:value="3.758805" calcext:value-type="float">
            <text:p>3.758805</text:p>
          </table:table-cell>
          <table:table-cell office:value-type="float" office:value="0.2987854" calcext:value-type="float">
            <text:p>0.2987854</text:p>
          </table:table-cell>
          <table:table-cell office:value-type="float" office:value="0.0000000000004856739" calcext:value-type="float">
            <text:p>4.856739E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68817" calcext:value-type="float">
            <text:p>0.003068817</text:p>
          </table:table-cell>
          <table:table-cell table:number-columns-repeated="23"/>
        </table:table-row>
        <table:table-row table:style-name="ro1">
          <table:table-cell office:value-type="float" office:value="0.1266583" calcext:value-type="float">
            <text:p>0.1266583</text:p>
          </table:table-cell>
          <table:table-cell office:value-type="float" office:value="0.6441091" calcext:value-type="float">
            <text:p>0.6441091</text:p>
          </table:table-cell>
          <table:table-cell office:value-type="float" office:value="5.084" calcext:value-type="float">
            <text:p>5.084</text:p>
          </table:table-cell>
          <table:table-cell office:value-type="float" office:value="0.1266583" calcext:value-type="float">
            <text:p>0.1266583</text:p>
          </table:table-cell>
          <table:table-cell office:value-type="float" office:value="0.00000000003323402" calcext:value-type="float">
            <text:p>3.323402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25362" calcext:value-type="float">
            <text:p>0.003025362</text:p>
          </table:table-cell>
          <table:table-cell table:number-columns-repeated="23"/>
        </table:table-row>
        <table:table-row table:style-name="ro1">
          <table:table-cell office:value-type="float" office:value="0.8074463" calcext:value-type="float">
            <text:p>0.8074463</text:p>
          </table:table-cell>
          <table:table-cell office:value-type="float" office:value="0.1014199" calcext:value-type="float">
            <text:p>0.1014199</text:p>
          </table:table-cell>
          <table:table-cell office:value-type="float" office:value="9.695582" calcext:value-type="float">
            <text:p>9.695582</text:p>
          </table:table-cell>
          <table:table-cell office:value-type="float" office:value="0.8074463" calcext:value-type="float">
            <text:p>0.8074463</text:p>
          </table:table-cell>
          <table:table-cell office:value-type="float" office:value="0.000000002163686" calcext:value-type="float">
            <text:p>2.163686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000932" calcext:value-type="float">
            <text:p>0.003000932</text:p>
          </table:table-cell>
          <table:table-cell table:number-columns-repeated="23"/>
        </table:table-row>
        <table:table-row table:style-name="ro1">
          <table:table-cell office:value-type="float" office:value="0.6447163" calcext:value-type="float">
            <text:p>0.6447163</text:p>
          </table:table-cell>
          <table:table-cell office:value-type="float" office:value="0.1970577" calcext:value-type="float">
            <text:p>0.1970577</text:p>
          </table:table-cell>
          <table:table-cell office:value-type="float" office:value="11154.77" calcext:value-type="float">
            <text:p>11154.77</text:p>
          </table:table-cell>
          <table:table-cell office:value-type="float" office:value="0.6447163" calcext:value-type="float">
            <text:p>0.6447163</text:p>
          </table:table-cell>
          <table:table-cell office:value-type="float" office:value="0.0000000004737251" calcext:value-type="float">
            <text:p>4.737251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85917" calcext:value-type="float">
            <text:p>0.002885917</text:p>
          </table:table-cell>
          <table:table-cell table:number-columns-repeated="23"/>
        </table:table-row>
        <table:table-row table:style-name="ro1">
          <table:table-cell office:value-type="float" office:value="0.4649424" calcext:value-type="float">
            <text:p>0.4649424</text:p>
          </table:table-cell>
          <table:table-cell office:value-type="float" office:value="0.3181332" calcext:value-type="float">
            <text:p>0.3181332</text:p>
          </table:table-cell>
          <table:table-cell office:value-type="float" office:value="922.7358" calcext:value-type="float">
            <text:p>922.7358</text:p>
          </table:table-cell>
          <table:table-cell office:value-type="float" office:value="0.4649424" calcext:value-type="float">
            <text:p>0.4649424</text:p>
          </table:table-cell>
          <table:table-cell office:value-type="float" office:value="0.000000004412958" calcext:value-type="float">
            <text:p>4.412958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45917" calcext:value-type="float">
            <text:p>0.002845917</text:p>
          </table:table-cell>
          <table:table-cell table:number-columns-repeated="23"/>
        </table:table-row>
        <table:table-row table:style-name="ro1">
          <table:table-cell office:value-type="float" office:value="0.2908031" calcext:value-type="float">
            <text:p>0.2908031</text:p>
          </table:table-cell>
          <table:table-cell office:value-type="float" office:value="0.4607383" calcext:value-type="float">
            <text:p>0.4607383</text:p>
          </table:table-cell>
          <table:table-cell office:value-type="float" office:value="71.98917" calcext:value-type="float">
            <text:p>71.98917</text:p>
          </table:table-cell>
          <table:table-cell office:value-type="float" office:value="0.2908031" calcext:value-type="float">
            <text:p>0.2908031</text:p>
          </table:table-cell>
          <table:table-cell office:value-type="float" office:value="0.0000000001082024" calcext:value-type="float">
            <text:p>1.082024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40697" calcext:value-type="float">
            <text:p>0.002840697</text:p>
          </table:table-cell>
          <table:table-cell table:number-columns-repeated="23"/>
        </table:table-row>
        <table:table-row table:style-name="ro1">
          <table:table-cell office:value-type="float" office:value="0.1072566" calcext:value-type="float">
            <text:p>0.1072566</text:p>
          </table:table-cell>
          <table:table-cell office:value-type="float" office:value="0.6724995" calcext:value-type="float">
            <text:p>0.6724995</text:p>
          </table:table-cell>
          <table:table-cell office:value-type="float" office:value="7250174000" calcext:value-type="float">
            <text:p>7250174000</text:p>
          </table:table-cell>
          <table:table-cell office:value-type="float" office:value="0.1072566" calcext:value-type="float">
            <text:p>0.1072566</text:p>
          </table:table-cell>
          <table:table-cell office:value-type="float" office:value="0.000000001760895" calcext:value-type="float">
            <text:p>1.760895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24095" calcext:value-type="float">
            <text:p>0.002824095</text:p>
          </table:table-cell>
          <table:table-cell table:number-columns-repeated="23"/>
        </table:table-row>
        <table:table-row table:style-name="ro1">
          <table:table-cell office:value-type="float" office:value="0.2993448" calcext:value-type="float">
            <text:p>0.2993448</text:p>
          </table:table-cell>
          <table:table-cell office:value-type="float" office:value="0.4528759" calcext:value-type="float">
            <text:p>0.4528759</text:p>
          </table:table-cell>
          <table:table-cell office:value-type="float" office:value="3.103963" calcext:value-type="float">
            <text:p>3.103963</text:p>
          </table:table-cell>
          <table:table-cell office:value-type="float" office:value="0.2993448" calcext:value-type="float">
            <text:p>0.2993448</text:p>
          </table:table-cell>
          <table:table-cell office:value-type="float" office:value="0.00000001198926" calcext:value-type="float">
            <text:p>0.000000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16049" calcext:value-type="float">
            <text:p>0.002816049</text:p>
          </table:table-cell>
          <table:table-cell table:number-columns-repeated="23"/>
        </table:table-row>
        <table:table-row table:style-name="ro1">
          <table:table-cell office:value-type="float" office:value="0.6608632" calcext:value-type="float">
            <text:p>0.6608632</text:p>
          </table:table-cell>
          <table:table-cell office:value-type="float" office:value="0.1870651" calcext:value-type="float">
            <text:p>0.1870651</text:p>
          </table:table-cell>
          <table:table-cell office:value-type="float" office:value="2.294146" calcext:value-type="float">
            <text:p>2.294146</text:p>
          </table:table-cell>
          <table:table-cell office:value-type="float" office:value="0.6608632" calcext:value-type="float">
            <text:p>0.6608632</text:p>
          </table:table-cell>
          <table:table-cell office:value-type="float" office:value="0.0000000002135692" calcext:value-type="float">
            <text:p>2.135692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1481" calcext:value-type="float">
            <text:p>0.00281481</text:p>
          </table:table-cell>
          <table:table-cell table:number-columns-repeated="23"/>
        </table:table-row>
        <table:table-row table:style-name="ro1">
          <table:table-cell office:value-type="float" office:value="0.2729128" calcext:value-type="float">
            <text:p>0.2729128</text:p>
          </table:table-cell>
          <table:table-cell office:value-type="float" office:value="0.4775897" calcext:value-type="float">
            <text:p>0.4775897</text:p>
          </table:table-cell>
          <table:table-cell office:value-type="float" office:value="45720.86" calcext:value-type="float">
            <text:p>45720.86</text:p>
          </table:table-cell>
          <table:table-cell office:value-type="float" office:value="0.2729128" calcext:value-type="float">
            <text:p>0.2729128</text:p>
          </table:table-cell>
          <table:table-cell office:value-type="float" office:value="0.0000002999684" calcext:value-type="float">
            <text:p>0.0000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13104" calcext:value-type="float">
            <text:p>0.002813104</text:p>
          </table:table-cell>
          <table:table-cell table:number-columns-repeated="23"/>
        </table:table-row>
        <table:table-row table:style-name="ro1">
          <table:table-cell office:value-type="float" office:value="0.8205836" calcext:value-type="float">
            <text:p>0.8205836</text:p>
          </table:table-cell>
          <table:table-cell office:value-type="float" office:value="0.09413941" calcext:value-type="float">
            <text:p>0.09413941</text:p>
          </table:table-cell>
          <table:table-cell office:value-type="float" office:value="63163.41" calcext:value-type="float">
            <text:p>63163.41</text:p>
          </table:table-cell>
          <table:table-cell office:value-type="float" office:value="0.8205836" calcext:value-type="float">
            <text:p>0.8205836</text:p>
          </table:table-cell>
          <table:table-cell office:value-type="float" office:value="0.0000001799928" calcext:value-type="float">
            <text:p>0.00000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800231" calcext:value-type="float">
            <text:p>0.002800231</text:p>
          </table:table-cell>
          <table:table-cell table:number-columns-repeated="23"/>
        </table:table-row>
        <table:table-row table:style-name="ro1">
          <table:table-cell office:value-type="float" office:value="0.130162" calcext:value-type="float">
            <text:p>0.130162</text:p>
          </table:table-cell>
          <table:table-cell office:value-type="float" office:value="0.6392202" calcext:value-type="float">
            <text:p>0.6392202</text:p>
          </table:table-cell>
          <table:table-cell office:value-type="float" office:value="1.445868" calcext:value-type="float">
            <text:p>1.445868</text:p>
          </table:table-cell>
          <table:table-cell office:value-type="float" office:value="0.130162" calcext:value-type="float">
            <text:p>0.130162</text:p>
          </table:table-cell>
          <table:table-cell office:value-type="float" office:value="0.0000000001895237" calcext:value-type="float">
            <text:p>1.895237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77921" calcext:value-type="float">
            <text:p>0.002777921</text:p>
          </table:table-cell>
          <table:table-cell table:number-columns-repeated="23"/>
        </table:table-row>
        <table:table-row table:style-name="ro1">
          <table:table-cell office:value-type="float" office:value="0.1009206" calcext:value-type="float">
            <text:p>0.1009206</text:p>
          </table:table-cell>
          <table:table-cell office:value-type="float" office:value="0.68232" calcext:value-type="float">
            <text:p>0.68232</text:p>
          </table:table-cell>
          <table:table-cell office:value-type="float" office:value="9381.014" calcext:value-type="float">
            <text:p>9381.014</text:p>
          </table:table-cell>
          <table:table-cell office:value-type="float" office:value="0.1009206" calcext:value-type="float">
            <text:p>0.1009206</text:p>
          </table:table-cell>
          <table:table-cell office:value-type="float" office:value="0.00000000008984874" calcext:value-type="float">
            <text:p>8.984874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74226" calcext:value-type="float">
            <text:p>0.002774226</text:p>
          </table:table-cell>
          <table:table-cell table:number-columns-repeated="23"/>
        </table:table-row>
        <table:table-row table:style-name="ro1">
          <table:table-cell office:value-type="float" office:value="0.1217077" calcext:value-type="float">
            <text:p>0.1217077</text:p>
          </table:table-cell>
          <table:table-cell office:value-type="float" office:value="0.6511338" calcext:value-type="float">
            <text:p>0.6511338</text:p>
          </table:table-cell>
          <table:table-cell office:value-type="float" office:value="30.37768" calcext:value-type="float">
            <text:p>30.37768</text:p>
          </table:table-cell>
          <table:table-cell office:value-type="float" office:value="0.1217077" calcext:value-type="float">
            <text:p>0.1217077</text:p>
          </table:table-cell>
          <table:table-cell office:value-type="float" office:value="0.000000026975" calcext:value-type="float">
            <text:p>0.0000000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37782" calcext:value-type="float">
            <text:p>0.002737782</text:p>
          </table:table-cell>
          <table:table-cell table:number-columns-repeated="23"/>
        </table:table-row>
        <table:table-row table:style-name="ro1">
          <table:table-cell office:value-type="float" office:value="0.8053832" calcext:value-type="float">
            <text:p>0.8053832</text:p>
          </table:table-cell>
          <table:table-cell office:value-type="float" office:value="0.1025685" calcext:value-type="float">
            <text:p>0.1025685</text:p>
          </table:table-cell>
          <table:table-cell office:value-type="float" office:value="4.533132" calcext:value-type="float">
            <text:p>4.533132</text:p>
          </table:table-cell>
          <table:table-cell office:value-type="float" office:value="0.8053832" calcext:value-type="float">
            <text:p>0.8053832</text:p>
          </table:table-cell>
          <table:table-cell office:value-type="float" office:value="0.0000000001475808" calcext:value-type="float">
            <text:p>1.475808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30355" calcext:value-type="float">
            <text:p>0.002730355</text:p>
          </table:table-cell>
          <table:table-cell table:number-columns-repeated="23"/>
        </table:table-row>
        <table:table-row table:style-name="ro1">
          <table:table-cell office:value-type="float" office:value="0.2578046" calcext:value-type="float">
            <text:p>0.2578046</text:p>
          </table:table-cell>
          <table:table-cell office:value-type="float" office:value="0.4922554" calcext:value-type="float">
            <text:p>0.4922554</text:p>
          </table:table-cell>
          <table:table-cell office:value-type="float" office:value="6.905294" calcext:value-type="float">
            <text:p>6.905294</text:p>
          </table:table-cell>
          <table:table-cell office:value-type="float" office:value="0.2578046" calcext:value-type="float">
            <text:p>0.2578046</text:p>
          </table:table-cell>
          <table:table-cell office:value-type="float" office:value="0.0000000001239678" calcext:value-type="float">
            <text:p>1.239678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705569" calcext:value-type="float">
            <text:p>0.002705569</text:p>
          </table:table-cell>
          <table:table-cell table:number-columns-repeated="23"/>
        </table:table-row>
        <table:table-row table:style-name="ro1">
          <table:table-cell office:value-type="float" office:value="0.461099" calcext:value-type="float">
            <text:p>0.461099</text:p>
          </table:table-cell>
          <table:table-cell office:value-type="float" office:value="0.3209573" calcext:value-type="float">
            <text:p>0.3209573</text:p>
          </table:table-cell>
          <table:table-cell office:value-type="float" office:value="32473.09" calcext:value-type="float">
            <text:p>32473.09</text:p>
          </table:table-cell>
          <table:table-cell office:value-type="float" office:value="0.461099" calcext:value-type="float">
            <text:p>0.461099</text:p>
          </table:table-cell>
          <table:table-cell office:value-type="float" office:value="0.0000000000915932" calcext:value-type="float">
            <text:p>9.15932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88404" calcext:value-type="float">
            <text:p>0.002688404</text:p>
          </table:table-cell>
          <table:table-cell table:number-columns-repeated="23"/>
        </table:table-row>
        <table:table-row table:style-name="ro1">
          <table:table-cell office:value-type="float" office:value="0.4453246" calcext:value-type="float">
            <text:p>0.4453246</text:p>
          </table:table-cell>
          <table:table-cell office:value-type="float" office:value="0.3326735" calcext:value-type="float">
            <text:p>0.3326735</text:p>
          </table:table-cell>
          <table:table-cell office:value-type="float" office:value="207.5691" calcext:value-type="float">
            <text:p>207.5691</text:p>
          </table:table-cell>
          <table:table-cell office:value-type="float" office:value="0.4453246" calcext:value-type="float">
            <text:p>0.4453246</text:p>
          </table:table-cell>
          <table:table-cell office:value-type="float" office:value="0.0000000005140938" calcext:value-type="float">
            <text:p>5.140938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80963" calcext:value-type="float">
            <text:p>0.002680963</text:p>
          </table:table-cell>
          <table:table-cell table:number-columns-repeated="23"/>
        </table:table-row>
        <table:table-row table:style-name="ro1">
          <table:table-cell office:value-type="float" office:value="0.08213473" calcext:value-type="float">
            <text:p>0.08213473</text:p>
          </table:table-cell>
          <table:table-cell office:value-type="float" office:value="0.7134084" calcext:value-type="float">
            <text:p>0.7134084</text:p>
          </table:table-cell>
          <table:table-cell office:value-type="float" office:value="0.8767553" calcext:value-type="float">
            <text:p>0.8767553</text:p>
          </table:table-cell>
          <table:table-cell office:value-type="float" office:value="0.08213473" calcext:value-type="float">
            <text:p>0.08213473</text:p>
          </table:table-cell>
          <table:table-cell office:value-type="float" office:value="0.000000009622933" calcext:value-type="float">
            <text:p>9.622933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80071" calcext:value-type="float">
            <text:p>0.002680071</text:p>
          </table:table-cell>
          <table:table-cell table:number-columns-repeated="23"/>
        </table:table-row>
        <table:table-row table:style-name="ro1">
          <table:table-cell office:value-type="float" office:value="0.8159175" calcext:value-type="float">
            <text:p>0.8159175</text:p>
          </table:table-cell>
          <table:table-cell office:value-type="float" office:value="0.09671847" calcext:value-type="float">
            <text:p>0.09671847</text:p>
          </table:table-cell>
          <table:table-cell office:value-type="float" office:value="601.5161" calcext:value-type="float">
            <text:p>601.5161</text:p>
          </table:table-cell>
          <table:table-cell office:value-type="float" office:value="0.8159175" calcext:value-type="float">
            <text:p>0.8159175</text:p>
          </table:table-cell>
          <table:table-cell office:value-type="float" office:value="0.000000005787827" calcext:value-type="float">
            <text:p>5.787827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74061" calcext:value-type="float">
            <text:p>0.002674061</text:p>
          </table:table-cell>
          <table:table-cell table:number-columns-repeated="23"/>
        </table:table-row>
        <table:table-row table:style-name="ro1">
          <table:table-cell office:value-type="float" office:value="0.2795412" calcext:value-type="float">
            <text:p>0.2795412</text:p>
          </table:table-cell>
          <table:table-cell office:value-type="float" office:value="0.4712834" calcext:value-type="float">
            <text:p>0.4712834</text:p>
          </table:table-cell>
          <table:table-cell office:value-type="float" office:value="4733291" calcext:value-type="float">
            <text:p>4733291</text:p>
          </table:table-cell>
          <table:table-cell office:value-type="float" office:value="0.2795412" calcext:value-type="float">
            <text:p>0.2795412</text:p>
          </table:table-cell>
          <table:table-cell office:value-type="float" office:value="0.0000000008748786" calcext:value-type="float">
            <text:p>8.748786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50306" calcext:value-type="float">
            <text:p>0.002650306</text:p>
          </table:table-cell>
          <table:table-cell table:number-columns-repeated="23"/>
        </table:table-row>
        <table:table-row table:style-name="ro1">
          <table:table-cell office:value-type="float" office:value="0.8251441" calcext:value-type="float">
            <text:p>0.8251441</text:p>
          </table:table-cell>
          <table:table-cell office:value-type="float" office:value="0.09162558" calcext:value-type="float">
            <text:p>0.09162558</text:p>
          </table:table-cell>
          <table:table-cell office:value-type="float" office:value="4766513000" calcext:value-type="float">
            <text:p>4766513000</text:p>
          </table:table-cell>
          <table:table-cell office:value-type="float" office:value="0.8251441" calcext:value-type="float">
            <text:p>0.8251441</text:p>
          </table:table-cell>
          <table:table-cell office:value-type="float" office:value="0.0000000005278657" calcext:value-type="float">
            <text:p>5.278657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46859" calcext:value-type="float">
            <text:p>0.002646859</text:p>
          </table:table-cell>
          <table:table-cell table:number-columns-repeated="23"/>
        </table:table-row>
        <table:table-row table:style-name="ro1">
          <table:table-cell office:value-type="float" office:value="0.1097012" calcext:value-type="float">
            <text:p>0.1097012</text:p>
          </table:table-cell>
          <table:table-cell office:value-type="float" office:value="0.6687884" calcext:value-type="float">
            <text:p>0.6687884</text:p>
          </table:table-cell>
          <table:table-cell office:value-type="float" office:value="420920.5" calcext:value-type="float">
            <text:p>420920.5</text:p>
          </table:table-cell>
          <table:table-cell office:value-type="float" office:value="0.1097012" calcext:value-type="float">
            <text:p>0.1097012</text:p>
          </table:table-cell>
          <table:table-cell office:value-type="float" office:value="0.00000001380952" calcext:value-type="float">
            <text:p>1.380952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42362" calcext:value-type="float">
            <text:p>0.002642362</text:p>
          </table:table-cell>
          <table:table-cell table:number-columns-repeated="23"/>
        </table:table-row>
        <table:table-row table:style-name="ro1">
          <table:table-cell office:value-type="float" office:value="0.4824123" calcext:value-type="float">
            <text:p>0.4824123</text:p>
          </table:table-cell>
          <table:table-cell office:value-type="float" office:value="0.3054409" calcext:value-type="float">
            <text:p>0.3054409</text:p>
          </table:table-cell>
          <table:table-cell office:value-type="float" office:value="0.3804628" calcext:value-type="float">
            <text:p>0.3804628</text:p>
          </table:table-cell>
          <table:table-cell office:value-type="float" office:value="0.4824123" calcext:value-type="float">
            <text:p>0.4824123</text:p>
          </table:table-cell>
          <table:table-cell office:value-type="float" office:value="0.0000000004826973" calcext:value-type="float">
            <text:p>4.826973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20703" calcext:value-type="float">
            <text:p>0.002620703</text:p>
          </table:table-cell>
          <table:table-cell table:number-columns-repeated="23"/>
        </table:table-row>
        <table:table-row table:style-name="ro1">
          <table:table-cell office:value-type="float" office:value="0.3035095" calcext:value-type="float">
            <text:p>0.3035095</text:p>
          </table:table-cell>
          <table:table-cell office:value-type="float" office:value="0.4490831" calcext:value-type="float">
            <text:p>0.4490831</text:p>
          </table:table-cell>
          <table:table-cell office:value-type="float" office:value="0.5333304" calcext:value-type="float">
            <text:p>0.5333304</text:p>
          </table:table-cell>
          <table:table-cell office:value-type="float" office:value="0.3035095" calcext:value-type="float">
            <text:p>0.3035095</text:p>
          </table:table-cell>
          <table:table-cell office:value-type="float" office:value="0.0000000003690328" calcext:value-type="float">
            <text:p>3.690328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12708" calcext:value-type="float">
            <text:p>0.002612708</text:p>
          </table:table-cell>
          <table:table-cell table:number-columns-repeated="23"/>
        </table:table-row>
        <table:table-row table:style-name="ro1">
          <table:table-cell office:value-type="float" office:value="0.09458094" calcext:value-type="float">
            <text:p>0.09458094</text:p>
          </table:table-cell>
          <table:table-cell office:value-type="float" office:value="0.6924599" calcext:value-type="float">
            <text:p>0.6924599</text:p>
          </table:table-cell>
          <table:table-cell office:value-type="float" office:value="110.9069" calcext:value-type="float">
            <text:p>110.9069</text:p>
          </table:table-cell>
          <table:table-cell office:value-type="float" office:value="0.09458094" calcext:value-type="float">
            <text:p>0.09458094</text:p>
          </table:table-cell>
          <table:table-cell office:value-type="float" office:value="0.000000000250229" calcext:value-type="float">
            <text:p>2.50229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10585" calcext:value-type="float">
            <text:p>0.002610585</text:p>
          </table:table-cell>
          <table:table-cell table:number-columns-repeated="23"/>
        </table:table-row>
        <table:table-row table:style-name="ro1">
          <table:table-cell office:value-type="float" office:value="0.837227" calcext:value-type="float">
            <text:p>0.837227</text:p>
          </table:table-cell>
          <table:table-cell office:value-type="float" office:value="0.08499891" calcext:value-type="float">
            <text:p>0.08499891</text:p>
          </table:table-cell>
          <table:table-cell office:value-type="float" office:value="57.59508" calcext:value-type="float">
            <text:p>57.59508</text:p>
          </table:table-cell>
          <table:table-cell office:value-type="float" office:value="0.837227" calcext:value-type="float">
            <text:p>0.837227</text:p>
          </table:table-cell>
          <table:table-cell office:value-type="float" office:value="0.00000001993086" calcext:value-type="float">
            <text:p>1.993086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9608" calcext:value-type="float">
            <text:p>0.00259608</text:p>
          </table:table-cell>
          <table:table-cell table:number-columns-repeated="23"/>
        </table:table-row>
        <table:table-row table:style-name="ro1">
          <table:table-cell office:value-type="float" office:value="0.8426119" calcext:value-type="float">
            <text:p>0.8426119</text:p>
          </table:table-cell>
          <table:table-cell office:value-type="float" office:value="0.08206104" calcext:value-type="float">
            <text:p>0.08206104</text:p>
          </table:table-cell>
          <table:table-cell office:value-type="float" office:value="6.292277" calcext:value-type="float">
            <text:p>6.292277</text:p>
          </table:table-cell>
          <table:table-cell office:value-type="float" office:value="0.8426119" calcext:value-type="float">
            <text:p>0.8426119</text:p>
          </table:table-cell>
          <table:table-cell office:value-type="float" office:value="0.000000002062132" calcext:value-type="float">
            <text:p>2.062132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70554" calcext:value-type="float">
            <text:p>0.002570554</text:p>
          </table:table-cell>
          <table:table-cell table:number-columns-repeated="23"/>
        </table:table-row>
        <table:table-row table:style-name="ro1">
          <table:table-cell office:value-type="float" office:value="0.1325678" calcext:value-type="float">
            <text:p>0.1325678</text:p>
          </table:table-cell>
          <table:table-cell office:value-type="float" office:value="0.6359013" calcext:value-type="float">
            <text:p>0.6359013</text:p>
          </table:table-cell>
          <table:table-cell office:value-type="float" office:value="0.4249879" calcext:value-type="float">
            <text:p>0.4249879</text:p>
          </table:table-cell>
          <table:table-cell office:value-type="float" office:value="0.1325678" calcext:value-type="float">
            <text:p>0.1325678</text:p>
          </table:table-cell>
          <table:table-cell office:value-type="float" office:value="0.00000000003407617" calcext:value-type="float">
            <text:p>3.407617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69473" calcext:value-type="float">
            <text:p>0.002569473</text:p>
          </table:table-cell>
          <table:table-cell table:number-columns-repeated="23"/>
        </table:table-row>
        <table:table-row table:style-name="ro1">
          <table:table-cell office:value-type="float" office:value="0.8011534" calcext:value-type="float">
            <text:p>0.8011534</text:p>
          </table:table-cell>
          <table:table-cell office:value-type="float" office:value="0.1049283" calcext:value-type="float">
            <text:p>0.1049283</text:p>
          </table:table-cell>
          <table:table-cell office:value-type="float" office:value="0.7717484" calcext:value-type="float">
            <text:p>0.7717484</text:p>
          </table:table-cell>
          <table:table-cell office:value-type="float" office:value="0.8011534" calcext:value-type="float">
            <text:p>0.8011534</text:p>
          </table:table-cell>
          <table:table-cell office:value-type="float" office:value="0.000000009595893" calcext:value-type="float">
            <text:p>9.595893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68739" calcext:value-type="float">
            <text:p>0.002568739</text:p>
          </table:table-cell>
          <table:table-cell table:number-columns-repeated="23"/>
        </table:table-row>
        <table:table-row table:style-name="ro1">
          <table:table-cell office:value-type="float" office:value="0.1189613" calcext:value-type="float">
            <text:p>0.1189613</text:p>
          </table:table-cell>
          <table:table-cell office:value-type="float" office:value="0.6550923" calcext:value-type="float">
            <text:p>0.6550923</text:p>
          </table:table-cell>
          <table:table-cell office:value-type="float" office:value="101.1055" calcext:value-type="float">
            <text:p>101.1055</text:p>
          </table:table-cell>
          <table:table-cell office:value-type="float" office:value="0.1189613" calcext:value-type="float">
            <text:p>0.1189613</text:p>
          </table:table-cell>
          <table:table-cell office:value-type="float" office:value="0.00000000001858156" calcext:value-type="float">
            <text:p>1.858156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58294" calcext:value-type="float">
            <text:p>0.002558294</text:p>
          </table:table-cell>
          <table:table-cell table:number-columns-repeated="23"/>
        </table:table-row>
        <table:table-row table:style-name="ro1">
          <table:table-cell office:value-type="float" office:value="0.2608116" calcext:value-type="float">
            <text:p>0.2608116</text:p>
          </table:table-cell>
          <table:table-cell office:value-type="float" office:value="0.4893029" calcext:value-type="float">
            <text:p>0.4893029</text:p>
          </table:table-cell>
          <table:table-cell office:value-type="float" office:value="19.62782" calcext:value-type="float">
            <text:p>19.62782</text:p>
          </table:table-cell>
          <table:table-cell office:value-type="float" office:value="0.2608116" calcext:value-type="float">
            <text:p>0.2608116</text:p>
          </table:table-cell>
          <table:table-cell office:value-type="float" office:value="0.00000000004301974" calcext:value-type="float">
            <text:p>4.301974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13384" calcext:value-type="float">
            <text:p>0.002513384</text:p>
          </table:table-cell>
          <table:table-cell table:number-columns-repeated="23"/>
        </table:table-row>
        <table:table-row table:style-name="ro1">
          <table:table-cell office:value-type="float" office:value="0.6568959" calcext:value-type="float">
            <text:p>0.6568959</text:p>
          </table:table-cell>
          <table:table-cell office:value-type="float" office:value="0.1895089" calcext:value-type="float">
            <text:p>0.1895089</text:p>
          </table:table-cell>
          <table:table-cell office:value-type="float" office:value="9.672297" calcext:value-type="float">
            <text:p>9.672297</text:p>
          </table:table-cell>
          <table:table-cell office:value-type="float" office:value="0.6568959" calcext:value-type="float">
            <text:p>0.6568959</text:p>
          </table:table-cell>
          <table:table-cell office:value-type="float" office:value="0.00000002298929" calcext:value-type="float">
            <text:p>0.000000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10799" calcext:value-type="float">
            <text:p>0.002510799</text:p>
          </table:table-cell>
          <table:table-cell table:number-columns-repeated="23"/>
        </table:table-row>
        <table:table-row table:style-name="ro1">
          <table:table-cell office:value-type="float" office:value="0.09972569" calcext:value-type="float">
            <text:p>0.09972569</text:p>
          </table:table-cell>
          <table:table-cell office:value-type="float" office:value="0.6842063" calcext:value-type="float">
            <text:p>0.6842063</text:p>
          </table:table-cell>
          <table:table-cell office:value-type="float" office:value="3028.453" calcext:value-type="float">
            <text:p>3028.453</text:p>
          </table:table-cell>
          <table:table-cell office:value-type="float" office:value="0.09972569" calcext:value-type="float">
            <text:p>0.09972569</text:p>
          </table:table-cell>
          <table:table-cell office:value-type="float" office:value="0.0000000001895237" calcext:value-type="float">
            <text:p>1.895237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505771" calcext:value-type="float">
            <text:p>0.002505771</text:p>
          </table:table-cell>
          <table:table-cell table:number-columns-repeated="23"/>
        </table:table-row>
        <table:table-row table:style-name="ro1">
          <table:table-cell office:value-type="float" office:value="0.6287093" calcext:value-type="float">
            <text:p>0.6287093</text:p>
          </table:table-cell>
          <table:table-cell office:value-type="float" office:value="0.2070881" calcext:value-type="float">
            <text:p>0.2070881</text:p>
          </table:table-cell>
          <table:table-cell office:value-type="float" office:value="232.851" calcext:value-type="float">
            <text:p>232.851</text:p>
          </table:table-cell>
          <table:table-cell office:value-type="float" office:value="0.6287093" calcext:value-type="float">
            <text:p>0.6287093</text:p>
          </table:table-cell>
          <table:table-cell office:value-type="float" office:value="0.00000000014074" calcext:value-type="float">
            <text:p>1.4074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99656" calcext:value-type="float">
            <text:p>0.002499656</text:p>
          </table:table-cell>
          <table:table-cell table:number-columns-repeated="23"/>
        </table:table-row>
        <table:table-row table:style-name="ro1">
          <table:table-cell office:value-type="float" office:value="0.2511906" calcext:value-type="float">
            <text:p>0.2511906</text:p>
          </table:table-cell>
          <table:table-cell office:value-type="float" office:value="0.4988108" calcext:value-type="float">
            <text:p>0.4988108</text:p>
          </table:table-cell>
          <table:table-cell office:value-type="float" office:value="0.5378663" calcext:value-type="float">
            <text:p>0.5378663</text:p>
          </table:table-cell>
          <table:table-cell office:value-type="float" office:value="0.2511906" calcext:value-type="float">
            <text:p>0.2511906</text:p>
          </table:table-cell>
          <table:table-cell office:value-type="float" office:value="0.0000000003654854" calcext:value-type="float">
            <text:p>3.654854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84819" calcext:value-type="float">
            <text:p>0.002484819</text:p>
          </table:table-cell>
          <table:table-cell table:number-columns-repeated="23"/>
        </table:table-row>
        <table:table-row table:style-name="ro1">
          <table:table-cell office:value-type="float" office:value="0.6179623" calcext:value-type="float">
            <text:p>0.6179623</text:p>
          </table:table-cell>
          <table:table-cell office:value-type="float" office:value="0.2138942" calcext:value-type="float">
            <text:p>0.2138942</text:p>
          </table:table-cell>
          <table:table-cell office:value-type="float" office:value="2.843795" calcext:value-type="float">
            <text:p>2.843795</text:p>
          </table:table-cell>
          <table:table-cell office:value-type="float" office:value="0.6179623" calcext:value-type="float">
            <text:p>0.6179623</text:p>
          </table:table-cell>
          <table:table-cell office:value-type="float" office:value="0.0000000002290335" calcext:value-type="float">
            <text:p>2.290335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7868" calcext:value-type="float">
            <text:p>0.00247868</text:p>
          </table:table-cell>
          <table:table-cell table:number-columns-repeated="23"/>
        </table:table-row>
        <table:table-row table:style-name="ro1">
          <table:table-cell office:value-type="float" office:value="0.626906" calcext:value-type="float">
            <text:p>0.626906</text:p>
          </table:table-cell>
          <table:table-cell office:value-type="float" office:value="0.208226" calcext:value-type="float">
            <text:p>0.208226</text:p>
          </table:table-cell>
          <table:table-cell office:value-type="float" office:value="90.84229" calcext:value-type="float">
            <text:p>90.84229</text:p>
          </table:table-cell>
          <table:table-cell office:value-type="float" office:value="0.626906" calcext:value-type="float">
            <text:p>0.626906</text:p>
          </table:table-cell>
          <table:table-cell office:value-type="float" office:value="0.00000000005270442" calcext:value-type="float">
            <text:p>5.270442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52116" calcext:value-type="float">
            <text:p>0.002452116</text:p>
          </table:table-cell>
          <table:table-cell table:number-columns-repeated="23"/>
        </table:table-row>
        <table:table-row table:style-name="ro1">
          <table:table-cell office:value-type="float" office:value="0.4479266" calcext:value-type="float">
            <text:p>0.4479266</text:p>
          </table:table-cell>
          <table:table-cell office:value-type="float" office:value="0.3307271" calcext:value-type="float">
            <text:p>0.3307271</text:p>
          </table:table-cell>
          <table:table-cell office:value-type="float" office:value="1024.826" calcext:value-type="float">
            <text:p>1024.826</text:p>
          </table:table-cell>
          <table:table-cell office:value-type="float" office:value="0.4479266" calcext:value-type="float">
            <text:p>0.4479266</text:p>
          </table:table-cell>
          <table:table-cell office:value-type="float" office:value="0.0000004440172" calcext:value-type="float">
            <text:p>0.000000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4733" calcext:value-type="float">
            <text:p>0.00244733</text:p>
          </table:table-cell>
          <table:table-cell table:number-columns-repeated="23"/>
        </table:table-row>
        <table:table-row table:style-name="ro1">
          <table:table-cell office:value-type="float" office:value="0.2528081" calcext:value-type="float">
            <text:p>0.2528081</text:p>
          </table:table-cell>
          <table:table-cell office:value-type="float" office:value="0.4971997" calcext:value-type="float">
            <text:p>0.4971997</text:p>
          </table:table-cell>
          <table:table-cell office:value-type="float" office:value="1.189627" calcext:value-type="float">
            <text:p>1.189627</text:p>
          </table:table-cell>
          <table:table-cell office:value-type="float" office:value="0.2528081" calcext:value-type="float">
            <text:p>0.2528081</text:p>
          </table:table-cell>
          <table:table-cell office:value-type="float" office:value="0.000000001628246" calcext:value-type="float">
            <text:p>1.628246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46418" calcext:value-type="float">
            <text:p>0.002446418</text:p>
          </table:table-cell>
          <table:table-cell table:number-columns-repeated="23"/>
        </table:table-row>
        <table:table-row table:style-name="ro1">
          <table:table-cell office:value-type="float" office:value="0.2645261" calcext:value-type="float">
            <text:p>0.2645261</text:p>
          </table:table-cell>
          <table:table-cell office:value-type="float" office:value="0.4856789" calcext:value-type="float">
            <text:p>0.4856789</text:p>
          </table:table-cell>
          <table:table-cell office:value-type="float" office:value="89.3872" calcext:value-type="float">
            <text:p>89.3872</text:p>
          </table:table-cell>
          <table:table-cell office:value-type="float" office:value="0.2645261" calcext:value-type="float">
            <text:p>0.2645261</text:p>
          </table:table-cell>
          <table:table-cell office:value-type="float" office:value="0.0000000008936109" calcext:value-type="float">
            <text:p>8.936109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38609" calcext:value-type="float">
            <text:p>0.002438609</text:p>
          </table:table-cell>
          <table:table-cell table:number-columns-repeated="23"/>
        </table:table-row>
        <table:table-row table:style-name="ro1">
          <table:table-cell office:value-type="float" office:value="0.9965601" calcext:value-type="float">
            <text:p>0.9965601</text:p>
          </table:table-cell>
          <table:table-cell office:value-type="float" office:value="0.001721442" calcext:value-type="float">
            <text:p>0.001721442</text:p>
          </table:table-cell>
          <table:table-cell office:value-type="float" office:value="15.78687" calcext:value-type="float">
            <text:p>15.78687</text:p>
          </table:table-cell>
          <table:table-cell office:value-type="float" office:value="0.9965601" calcext:value-type="float">
            <text:p>0.9965601</text:p>
          </table:table-cell>
          <table:table-cell office:value-type="float" office:value="0.00000003268574" calcext:value-type="float">
            <text:p>3.268574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38121" calcext:value-type="float">
            <text:p>0.002438121</text:p>
          </table:table-cell>
          <table:table-cell table:number-columns-repeated="23"/>
        </table:table-row>
        <table:table-row table:style-name="ro1">
          <table:table-cell office:value-type="float" office:value="0.2590474" calcext:value-type="float">
            <text:p>0.2590474</text:p>
          </table:table-cell>
          <table:table-cell office:value-type="float" office:value="0.491033" calcext:value-type="float">
            <text:p>0.491033</text:p>
          </table:table-cell>
          <table:table-cell office:value-type="float" office:value="10.51164" calcext:value-type="float">
            <text:p>10.51164</text:p>
          </table:table-cell>
          <table:table-cell office:value-type="float" office:value="0.2590474" calcext:value-type="float">
            <text:p>0.2590474</text:p>
          </table:table-cell>
          <table:table-cell office:value-type="float" office:value="0.00000000008861439" calcext:value-type="float">
            <text:p>8.861439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21069" calcext:value-type="float">
            <text:p>0.002421069</text:p>
          </table:table-cell>
          <table:table-cell table:number-columns-repeated="23"/>
        </table:table-row>
        <table:table-row table:style-name="ro1">
          <table:table-cell office:value-type="float" office:value="0.1125667" calcext:value-type="float">
            <text:p>0.1125667</text:p>
          </table:table-cell>
          <table:table-cell office:value-type="float" office:value="0.6644903" calcext:value-type="float">
            <text:p>0.6644903</text:p>
          </table:table-cell>
          <table:table-cell office:value-type="float" office:value="7942.33" calcext:value-type="float">
            <text:p>7942.33</text:p>
          </table:table-cell>
          <table:table-cell office:value-type="float" office:value="0.1125667" calcext:value-type="float">
            <text:p>0.1125667</text:p>
          </table:table-cell>
          <table:table-cell office:value-type="float" office:value="0.000000006421465" calcext:value-type="float">
            <text:p>6.421465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08238" calcext:value-type="float">
            <text:p>0.002408238</text:p>
          </table:table-cell>
          <table:table-cell table:number-columns-repeated="23"/>
        </table:table-row>
        <table:table-row table:style-name="ro1">
          <table:table-cell office:value-type="float" office:value="0.08536547" calcext:value-type="float">
            <text:p>0.08536547</text:p>
          </table:table-cell>
          <table:table-cell office:value-type="float" office:value="0.7078263" calcext:value-type="float">
            <text:p>0.7078263</text:p>
          </table:table-cell>
          <table:table-cell office:value-type="float" office:value="3.151277" calcext:value-type="float">
            <text:p>3.151277</text:p>
          </table:table-cell>
          <table:table-cell office:value-type="float" office:value="0.08536547" calcext:value-type="float">
            <text:p>0.08536547</text:p>
          </table:table-cell>
          <table:table-cell office:value-type="float" office:value="0.00000002553912" calcext:value-type="float">
            <text:p>2.553912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98508" calcext:value-type="float">
            <text:p>0.002398508</text:p>
          </table:table-cell>
          <table:table-cell table:number-columns-repeated="23"/>
        </table:table-row>
        <table:table-row table:style-name="ro1">
          <table:table-cell office:value-type="float" office:value="0.1291244" calcext:value-type="float">
            <text:p>0.1291244</text:p>
          </table:table-cell>
          <table:table-cell office:value-type="float" office:value="0.6406612" calcext:value-type="float">
            <text:p>0.6406612</text:p>
          </table:table-cell>
          <table:table-cell office:value-type="float" office:value="2.150082" calcext:value-type="float">
            <text:p>2.150082</text:p>
          </table:table-cell>
          <table:table-cell office:value-type="float" office:value="0.1291244" calcext:value-type="float">
            <text:p>0.1291244</text:p>
          </table:table-cell>
          <table:table-cell office:value-type="float" office:value="0.000000001528304" calcext:value-type="float">
            <text:p>1.528304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86435" calcext:value-type="float">
            <text:p>0.002386435</text:p>
          </table:table-cell>
          <table:table-cell table:number-columns-repeated="23"/>
        </table:table-row>
        <table:table-row table:style-name="ro1">
          <table:table-cell office:value-type="float" office:value="0.4783671" calcext:value-type="float">
            <text:p>0.4783671</text:p>
          </table:table-cell>
          <table:table-cell office:value-type="float" office:value="0.3083591" calcext:value-type="float">
            <text:p>0.3083591</text:p>
          </table:table-cell>
          <table:table-cell office:value-type="float" office:value="2.600993" calcext:value-type="float">
            <text:p>2.600993</text:p>
          </table:table-cell>
          <table:table-cell office:value-type="float" office:value="0.4783671" calcext:value-type="float">
            <text:p>0.4783671</text:p>
          </table:table-cell>
          <table:table-cell office:value-type="float" office:value="0.00000000008533514" calcext:value-type="float">
            <text:p>8.533514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85367" calcext:value-type="float">
            <text:p>0.002385367</text:p>
          </table:table-cell>
          <table:table-cell table:number-columns-repeated="23"/>
        </table:table-row>
        <table:table-row table:style-name="ro1">
          <table:table-cell office:value-type="float" office:value="0.6527776" calcext:value-type="float">
            <text:p>0.6527776</text:p>
          </table:table-cell>
          <table:table-cell office:value-type="float" office:value="0.1920534" calcext:value-type="float">
            <text:p>0.1920534</text:p>
          </table:table-cell>
          <table:table-cell office:value-type="float" office:value="49.82957" calcext:value-type="float">
            <text:p>49.82957</text:p>
          </table:table-cell>
          <table:table-cell office:value-type="float" office:value="0.6527776" calcext:value-type="float">
            <text:p>0.6527776</text:p>
          </table:table-cell>
          <table:table-cell office:value-type="float" office:value="0.0000000002558081" calcext:value-type="float">
            <text:p>2.558081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72894" calcext:value-type="float">
            <text:p>0.002372894</text:p>
          </table:table-cell>
          <table:table-cell table:number-columns-repeated="23"/>
        </table:table-row>
        <table:table-row table:style-name="ro1">
          <table:table-cell office:value-type="float" office:value="0.4347395" calcext:value-type="float">
            <text:p>0.4347395</text:p>
          </table:table-cell>
          <table:table-cell office:value-type="float" office:value="0.3406522" calcext:value-type="float">
            <text:p>0.3406522</text:p>
          </table:table-cell>
          <table:table-cell office:value-type="float" office:value="3.158554" calcext:value-type="float">
            <text:p>3.158554</text:p>
          </table:table-cell>
          <table:table-cell office:value-type="float" office:value="0.4347395" calcext:value-type="float">
            <text:p>0.4347395</text:p>
          </table:table-cell>
          <table:table-cell office:value-type="float" office:value="0.0000000001371877" calcext:value-type="float">
            <text:p>1.371877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66211" calcext:value-type="float">
            <text:p>0.002366211</text:p>
          </table:table-cell>
          <table:table-cell table:number-columns-repeated="23"/>
        </table:table-row>
        <table:table-row table:style-name="ro1">
          <table:table-cell office:value-type="float" office:value="0.1248047" calcext:value-type="float">
            <text:p>0.1248047</text:p>
          </table:table-cell>
          <table:table-cell office:value-type="float" office:value="0.646723" calcext:value-type="float">
            <text:p>0.646723</text:p>
          </table:table-cell>
          <table:table-cell office:value-type="float" office:value="9.617324" calcext:value-type="float">
            <text:p>9.617324</text:p>
          </table:table-cell>
          <table:table-cell office:value-type="float" office:value="0.1248047" calcext:value-type="float">
            <text:p>0.1248047</text:p>
          </table:table-cell>
          <table:table-cell office:value-type="float" office:value="0.0000000005131748" calcext:value-type="float">
            <text:p>5.131748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4429" calcext:value-type="float">
            <text:p>0.00234429</text:p>
          </table:table-cell>
          <table:table-cell table:number-columns-repeated="23"/>
        </table:table-row>
        <table:table-row table:style-name="ro1">
          <table:table-cell office:value-type="float" office:value="0.6437316" calcext:value-type="float">
            <text:p>0.6437316</text:p>
          </table:table-cell>
          <table:table-cell office:value-type="float" office:value="0.1976711" calcext:value-type="float">
            <text:p>0.1976711</text:p>
          </table:table-cell>
          <table:table-cell office:value-type="float" office:value="36518.47" calcext:value-type="float">
            <text:p>36518.47</text:p>
          </table:table-cell>
          <table:table-cell office:value-type="float" office:value="0.6437316" calcext:value-type="float">
            <text:p>0.6437316</text:p>
          </table:table-cell>
          <table:table-cell office:value-type="float" office:value="0.00000000371552" calcext:value-type="float">
            <text:p>3.71552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35717" calcext:value-type="float">
            <text:p>0.002335717</text:p>
          </table:table-cell>
          <table:table-cell table:number-columns-repeated="23"/>
        </table:table-row>
        <table:table-row table:style-name="ro1">
          <table:table-cell office:value-type="float" office:value="0.6136848" calcext:value-type="float">
            <text:p>0.6136848</text:p>
          </table:table-cell>
          <table:table-cell office:value-type="float" office:value="0.2166197" calcext:value-type="float">
            <text:p>0.2166197</text:p>
          </table:table-cell>
          <table:table-cell office:value-type="float" office:value="0.3656259" calcext:value-type="float">
            <text:p>0.3656259</text:p>
          </table:table-cell>
          <table:table-cell office:value-type="float" office:value="0.6136848" calcext:value-type="float">
            <text:p>0.6136848</text:p>
          </table:table-cell>
          <table:table-cell office:value-type="float" office:value="0.0000001799928" calcext:value-type="float">
            <text:p>0.00000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18207" calcext:value-type="float">
            <text:p>0.002318207</text:p>
          </table:table-cell>
          <table:table-cell table:number-columns-repeated="23"/>
        </table:table-row>
        <table:table-row table:style-name="ro1">
          <table:table-cell office:value-type="float" office:value="0.09347553" calcext:value-type="float">
            <text:p>0.09347553</text:p>
          </table:table-cell>
          <table:table-cell office:value-type="float" office:value="0.6942623" calcext:value-type="float">
            <text:p>0.6942623</text:p>
          </table:table-cell>
          <table:table-cell office:value-type="float" office:value="65.7994" calcext:value-type="float">
            <text:p>65.7994</text:p>
          </table:table-cell>
          <table:table-cell office:value-type="float" office:value="0.09347553" calcext:value-type="float">
            <text:p>0.09347553</text:p>
          </table:table-cell>
          <table:table-cell office:value-type="float" office:value="0.0000000002374474" calcext:value-type="float">
            <text:p>2.374474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305344" calcext:value-type="float">
            <text:p>0.002305344</text:p>
          </table:table-cell>
          <table:table-cell table:number-columns-repeated="23"/>
        </table:table-row>
        <table:table-row table:style-name="ro1">
          <table:table-cell office:value-type="float" office:value="0.8480912" calcext:value-type="float">
            <text:p>0.8480912</text:p>
          </table:table-cell>
          <table:table-cell office:value-type="float" office:value="0.07908146" calcext:value-type="float">
            <text:p>0.07908146</text:p>
          </table:table-cell>
          <table:table-cell office:value-type="float" office:value="0.5752577" calcext:value-type="float">
            <text:p>0.5752577</text:p>
          </table:table-cell>
          <table:table-cell office:value-type="float" office:value="0.8480912" calcext:value-type="float">
            <text:p>0.8480912</text:p>
          </table:table-cell>
          <table:table-cell office:value-type="float" office:value="0.0000002747527" calcext:value-type="float">
            <text:p>2.747527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29522" calcext:value-type="float">
            <text:p>0.00229522</text:p>
          </table:table-cell>
          <table:table-cell table:number-columns-repeated="23"/>
        </table:table-row>
        <table:table-row table:style-name="ro1">
          <table:table-cell office:value-type="float" office:value="0.8308951" calcext:value-type="float">
            <text:p>0.8308951</text:p>
          </table:table-cell>
          <table:table-cell office:value-type="float" office:value="0.08846573" calcext:value-type="float">
            <text:p>0.08846573</text:p>
          </table:table-cell>
          <table:table-cell office:value-type="float" office:value="3615.448" calcext:value-type="float">
            <text:p>3615.448</text:p>
          </table:table-cell>
          <table:table-cell office:value-type="float" office:value="0.8308951" calcext:value-type="float">
            <text:p>0.8308951</text:p>
          </table:table-cell>
          <table:table-cell office:value-type="float" office:value="0.0000003593479" calcext:value-type="float">
            <text:p>3.593479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293031" calcext:value-type="float">
            <text:p>0.002293031</text:p>
          </table:table-cell>
          <table:table-cell table:number-columns-repeated="23"/>
        </table:table-row>
        <table:table-row table:style-name="ro1">
          <table:table-cell office:value-type="float" office:value="0.8297202" calcext:value-type="float">
            <text:p>0.8297202</text:p>
          </table:table-cell>
          <table:table-cell office:value-type="float" office:value="0.08911023" calcext:value-type="float">
            <text:p>0.08911023</text:p>
          </table:table-cell>
          <table:table-cell office:value-type="float" office:value="12296.42" calcext:value-type="float">
            <text:p>12296.42</text:p>
          </table:table-cell>
          <table:table-cell office:value-type="float" office:value="0.8297202" calcext:value-type="float">
            <text:p>0.8297202</text:p>
          </table:table-cell>
          <table:table-cell office:value-type="float" office:value="0.000000001490093" calcext:value-type="float">
            <text:p>1.490093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288384" calcext:value-type="float">
            <text:p>0.002288384</text:p>
          </table:table-cell>
          <table:table-cell table:number-columns-repeated="23"/>
        </table:table-row>
        <table:table-row table:style-name="ro1">
          <table:table-cell office:value-type="float" office:value="0.8453457" calcext:value-type="float">
            <text:p>0.8453457</text:p>
          </table:table-cell>
          <table:table-cell office:value-type="float" office:value="0.08057333" calcext:value-type="float">
            <text:p>0.08057333</text:p>
          </table:table-cell>
          <table:table-cell office:value-type="float" office:value="2.214483" calcext:value-type="float">
            <text:p>2.214483</text:p>
          </table:table-cell>
          <table:table-cell office:value-type="float" office:value="0.8453457" calcext:value-type="float">
            <text:p>0.8453457</text:p>
          </table:table-cell>
          <table:table-cell office:value-type="float" office:value="0.0000002601379" calcext:value-type="float">
            <text:p>2.601379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284319" calcext:value-type="float">
            <text:p>0.002284319</text:p>
          </table:table-cell>
          <table:table-cell table:number-columns-repeated="23"/>
        </table:table-row>
        <table:table-row table:style-name="ro1">
          <table:table-cell office:value-type="float" office:value="0.43373" calcext:value-type="float">
            <text:p>0.43373</text:p>
          </table:table-cell>
          <table:table-cell office:value-type="float" office:value="0.3414182" calcext:value-type="float">
            <text:p>0.3414182</text:p>
          </table:table-cell>
          <table:table-cell office:value-type="float" office:value="2.209992" calcext:value-type="float">
            <text:p>2.209992</text:p>
          </table:table-cell>
          <table:table-cell office:value-type="float" office:value="0.43373" calcext:value-type="float">
            <text:p>0.43373</text:p>
          </table:table-cell>
          <table:table-cell office:value-type="float" office:value="0.000000004467725" calcext:value-type="float">
            <text:p>4.467725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270798" calcext:value-type="float">
            <text:p>0.002270798</text:p>
          </table:table-cell>
          <table:table-cell table:number-columns-repeated="23"/>
        </table:table-row>
        <table:table-row table:style-name="ro1">
          <table:table-cell office:value-type="float" office:value="0.2755382" calcext:value-type="float">
            <text:p>0.2755382</text:p>
          </table:table-cell>
          <table:table-cell office:value-type="float" office:value="0.4750827" calcext:value-type="float">
            <text:p>0.4750827</text:p>
          </table:table-cell>
          <table:table-cell office:value-type="float" office:value="8098249" calcext:value-type="float">
            <text:p>8098249</text:p>
          </table:table-cell>
          <table:table-cell office:value-type="float" office:value="0.2755382" calcext:value-type="float">
            <text:p>0.2755382</text:p>
          </table:table-cell>
          <table:table-cell office:value-type="float" office:value="0.00000009689985" calcext:value-type="float">
            <text:p>9.689985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242091" calcext:value-type="float">
            <text:p>0.002242091</text:p>
          </table:table-cell>
          <table:table-cell table:number-columns-repeated="23"/>
        </table:table-row>
        <table:table-row table:style-name="ro1">
          <table:table-cell office:value-type="float" office:value="0.1088635" calcext:value-type="float">
            <text:p>0.1088635</text:p>
          </table:table-cell>
          <table:table-cell office:value-type="float" office:value="0.6700553" calcext:value-type="float">
            <text:p>0.6700553</text:p>
          </table:table-cell>
          <table:table-cell office:value-type="float" office:value="2898915" calcext:value-type="float">
            <text:p>2898915</text:p>
          </table:table-cell>
          <table:table-cell office:value-type="float" office:value="0.1088635" calcext:value-type="float">
            <text:p>0.1088635</text:p>
          </table:table-cell>
          <table:table-cell office:value-type="float" office:value="0.00000002553912" calcext:value-type="float">
            <text:p>2.553912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229029" calcext:value-type="float">
            <text:p>0.002229029</text:p>
          </table:table-cell>
          <table:table-cell table:number-columns-repeated="23"/>
        </table:table-row>
        <table:table-row table:style-name="ro1">
          <table:table-cell office:value-type="float" office:value="0.2673398" calcext:value-type="float">
            <text:p>0.2673398</text:p>
          </table:table-cell>
          <table:table-cell office:value-type="float" office:value="0.4829509" calcext:value-type="float">
            <text:p>0.4829509</text:p>
          </table:table-cell>
          <table:table-cell office:value-type="float" office:value="384.3466" calcext:value-type="float">
            <text:p>384.3466</text:p>
          </table:table-cell>
          <table:table-cell office:value-type="float" office:value="0.2673398" calcext:value-type="float">
            <text:p>0.2673398</text:p>
          </table:table-cell>
          <table:table-cell office:value-type="float" office:value="0.00000005358302" calcext:value-type="float">
            <text:p>5.358302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218349" calcext:value-type="float">
            <text:p>0.002218349</text:p>
          </table:table-cell>
          <table:table-cell table:number-columns-repeated="23"/>
        </table:table-row>
        <table:table-row table:style-name="ro1">
          <table:table-cell office:value-type="float" office:value="0.1136385" calcext:value-type="float">
            <text:p>0.1136385</text:p>
          </table:table-cell>
          <table:table-cell office:value-type="float" office:value="0.6628969" calcext:value-type="float">
            <text:p>0.6628969</text:p>
          </table:table-cell>
          <table:table-cell office:value-type="float" office:value="2937.629" calcext:value-type="float">
            <text:p>2937.629</text:p>
          </table:table-cell>
          <table:table-cell office:value-type="float" office:value="0.1136385" calcext:value-type="float">
            <text:p>0.1136385</text:p>
          </table:table-cell>
          <table:table-cell office:value-type="float" office:value="0.000000001287084" calcext:value-type="float">
            <text:p>1.287084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217744" calcext:value-type="float">
            <text:p>0.002217744</text:p>
          </table:table-cell>
          <table:table-cell table:number-columns-repeated="23"/>
        </table:table-row>
        <table:table-row table:style-name="ro1">
          <table:table-cell office:value-type="float" office:value="0.2745126" calcext:value-type="float">
            <text:p>0.2745126</text:p>
          </table:table-cell>
          <table:table-cell office:value-type="float" office:value="0.4760605" calcext:value-type="float">
            <text:p>0.4760605</text:p>
          </table:table-cell>
          <table:table-cell office:value-type="float" office:value="617509.9" calcext:value-type="float">
            <text:p>617509.9</text:p>
          </table:table-cell>
          <table:table-cell office:value-type="float" office:value="0.2745126" calcext:value-type="float">
            <text:p>0.2745126</text:p>
          </table:table-cell>
          <table:table-cell office:value-type="float" office:value="0.000000001409297" calcext:value-type="float">
            <text:p>1.409297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52492" calcext:value-type="float">
            <text:p>0.002152492</text:p>
          </table:table-cell>
          <table:table-cell table:number-columns-repeated="23"/>
        </table:table-row>
        <table:table-row table:style-name="ro1">
          <table:table-cell office:value-type="float" office:value="0.08437006" calcext:value-type="float">
            <text:p>0.08437006</text:p>
          </table:table-cell>
          <table:table-cell office:value-type="float" office:value="0.7095348" calcext:value-type="float">
            <text:p>0.7095348</text:p>
          </table:table-cell>
          <table:table-cell office:value-type="float" office:value="2.205718" calcext:value-type="float">
            <text:p>2.205718</text:p>
          </table:table-cell>
          <table:table-cell office:value-type="float" office:value="0.08437006" calcext:value-type="float">
            <text:p>0.08437006</text:p>
          </table:table-cell>
          <table:table-cell office:value-type="float" office:value="0.00000000009139986" calcext:value-type="float">
            <text:p>9.139986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44564" calcext:value-type="float">
            <text:p>0.002144564</text:p>
          </table:table-cell>
          <table:table-cell table:number-columns-repeated="23"/>
        </table:table-row>
        <table:table-row table:style-name="ro1">
          <table:table-cell office:value-type="float" office:value="0.6626348" calcext:value-type="float">
            <text:p>0.6626348</text:p>
          </table:table-cell>
          <table:table-cell office:value-type="float" office:value="0.1859761" calcext:value-type="float">
            <text:p>0.1859761</text:p>
          </table:table-cell>
          <table:table-cell office:value-type="float" office:value="1.097571" calcext:value-type="float">
            <text:p>1.097571</text:p>
          </table:table-cell>
          <table:table-cell office:value-type="float" office:value="0.6626348" calcext:value-type="float">
            <text:p>0.6626348</text:p>
          </table:table-cell>
          <table:table-cell office:value-type="float" office:value="0.0000000001983482" calcext:value-type="float">
            <text:p>1.983482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141084" calcext:value-type="float">
            <text:p>0.002141084</text:p>
          </table:table-cell>
          <table:table-cell table:number-columns-repeated="23"/>
        </table:table-row>
        <table:table-row table:style-name="ro1">
          <table:table-cell office:value-type="float" office:value="0.1178633" calcext:value-type="float">
            <text:p>0.1178633</text:p>
          </table:table-cell>
          <table:table-cell office:value-type="float" office:value="0.6566878" calcext:value-type="float">
            <text:p>0.6566878</text:p>
          </table:table-cell>
          <table:table-cell office:value-type="float" office:value="176.1213" calcext:value-type="float">
            <text:p>176.1213</text:p>
          </table:table-cell>
          <table:table-cell office:value-type="float" office:value="0.1178633" calcext:value-type="float">
            <text:p>0.1178633</text:p>
          </table:table-cell>
          <table:table-cell office:value-type="float" office:value="0.00000000240717" calcext:value-type="float">
            <text:p>2.40717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98235" calcext:value-type="float">
            <text:p>0.002098235</text:p>
          </table:table-cell>
          <table:table-cell table:number-columns-repeated="23"/>
        </table:table-row>
        <table:table-row table:style-name="ro1">
          <table:table-cell office:value-type="float" office:value="0.8469563" calcext:value-type="float">
            <text:p>0.8469563</text:p>
          </table:table-cell>
          <table:table-cell office:value-type="float" office:value="0.07969771" calcext:value-type="float">
            <text:p>0.07969771</text:p>
          </table:table-cell>
          <table:table-cell office:value-type="float" office:value="1.090946" calcext:value-type="float">
            <text:p>1.090946</text:p>
          </table:table-cell>
          <table:table-cell office:value-type="float" office:value="0.8469563" calcext:value-type="float">
            <text:p>0.8469563</text:p>
          </table:table-cell>
          <table:table-cell office:value-type="float" office:value="0.00000004624856" calcext:value-type="float">
            <text:p>4.624856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53114" calcext:value-type="float">
            <text:p>0.002053114</text:p>
          </table:table-cell>
          <table:table-cell table:number-columns-repeated="23"/>
        </table:table-row>
        <table:table-row table:style-name="ro1">
          <table:table-cell office:value-type="float" office:value="0.8439023" calcext:value-type="float">
            <text:p>0.8439023</text:p>
          </table:table-cell>
          <table:table-cell office:value-type="float" office:value="0.08135843" calcext:value-type="float">
            <text:p>0.08135843</text:p>
          </table:table-cell>
          <table:table-cell office:value-type="float" office:value="3.878088" calcext:value-type="float">
            <text:p>3.878088</text:p>
          </table:table-cell>
          <table:table-cell office:value-type="float" office:value="0.8439023" calcext:value-type="float">
            <text:p>0.8439023</text:p>
          </table:table-cell>
          <table:table-cell office:value-type="float" office:value="0.000000002875929" calcext:value-type="float">
            <text:p>2.875929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45275" calcext:value-type="float">
            <text:p>0.002045275</text:p>
          </table:table-cell>
          <table:table-cell table:number-columns-repeated="23"/>
        </table:table-row>
        <table:table-row table:style-name="ro1">
          <table:table-cell office:value-type="float" office:value="0.4595497" calcext:value-type="float">
            <text:p>0.4595497</text:p>
          </table:table-cell>
          <table:table-cell office:value-type="float" office:value="0.3220991" calcext:value-type="float">
            <text:p>0.3220991</text:p>
          </table:table-cell>
          <table:table-cell office:value-type="float" office:value="351490.4" calcext:value-type="float">
            <text:p>351490.4</text:p>
          </table:table-cell>
          <table:table-cell office:value-type="float" office:value="0.4595497" calcext:value-type="float">
            <text:p>0.4595497</text:p>
          </table:table-cell>
          <table:table-cell office:value-type="float" office:value="0.0000000000116097" calcext:value-type="float">
            <text:p>1.16097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25896" calcext:value-type="float">
            <text:p>0.002025896</text:p>
          </table:table-cell>
          <table:table-cell table:number-columns-repeated="23"/>
        </table:table-row>
        <table:table-row table:style-name="ro1">
          <table:table-cell office:value-type="float" office:value="0.1200667" calcext:value-type="float">
            <text:p>0.1200667</text:p>
          </table:table-cell>
          <table:table-cell office:value-type="float" office:value="0.6534936" calcext:value-type="float">
            <text:p>0.6534936</text:p>
          </table:table-cell>
          <table:table-cell office:value-type="float" office:value="60.61096" calcext:value-type="float">
            <text:p>60.61096</text:p>
          </table:table-cell>
          <table:table-cell office:value-type="float" office:value="0.1200667" calcext:value-type="float">
            <text:p>0.1200667</text:p>
          </table:table-cell>
          <table:table-cell office:value-type="float" office:value="0.0000000005131748" calcext:value-type="float">
            <text:p>5.131748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19707" calcext:value-type="float">
            <text:p>0.002019707</text:p>
          </table:table-cell>
          <table:table-cell table:number-columns-repeated="23"/>
        </table:table-row>
        <table:table-row table:style-name="ro1">
          <table:table-cell office:value-type="float" office:value="0.0830737" calcext:value-type="float">
            <text:p>0.0830737</text:p>
          </table:table-cell>
          <table:table-cell office:value-type="float" office:value="0.7117749" calcext:value-type="float">
            <text:p>0.7117749</text:p>
          </table:table-cell>
          <table:table-cell office:value-type="float" office:value="1.333355" calcext:value-type="float">
            <text:p>1.333355</text:p>
          </table:table-cell>
          <table:table-cell office:value-type="float" office:value="0.0830737" calcext:value-type="float">
            <text:p>0.0830737</text:p>
          </table:table-cell>
          <table:table-cell office:value-type="float" office:value="0.000000002064464" calcext:value-type="float">
            <text:p>2.064464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016339" calcext:value-type="float">
            <text:p>0.002016339</text:p>
          </table:table-cell>
          <table:table-cell table:number-columns-repeated="23"/>
        </table:table-row>
        <table:table-row table:style-name="ro1">
          <table:table-cell office:value-type="float" office:value="0.6223741" calcext:value-type="float">
            <text:p>0.6223741</text:p>
          </table:table-cell>
          <table:table-cell office:value-type="float" office:value="0.2110931" calcext:value-type="float">
            <text:p>0.2110931</text:p>
          </table:table-cell>
          <table:table-cell office:value-type="float" office:value="13.67405" calcext:value-type="float">
            <text:p>13.67405</text:p>
          </table:table-cell>
          <table:table-cell office:value-type="float" office:value="0.6223741" calcext:value-type="float">
            <text:p>0.6223741</text:p>
          </table:table-cell>
          <table:table-cell office:value-type="float" office:value="0.0000000005137688" calcext:value-type="float">
            <text:p>5.137688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94904" calcext:value-type="float">
            <text:p>0.001994904</text:p>
          </table:table-cell>
          <table:table-cell table:number-columns-repeated="23"/>
        </table:table-row>
        <table:table-row table:style-name="ro1">
          <table:table-cell office:value-type="float" office:value="0.8093681" calcext:value-type="float">
            <text:p>0.8093681</text:p>
          </table:table-cell>
          <table:table-cell office:value-type="float" office:value="0.100357" calcext:value-type="float">
            <text:p>0.100357</text:p>
          </table:table-cell>
          <table:table-cell office:value-type="float" office:value="20.42261" calcext:value-type="float">
            <text:p>20.42261</text:p>
          </table:table-cell>
          <table:table-cell office:value-type="float" office:value="0.8093681" calcext:value-type="float">
            <text:p>0.8093681</text:p>
          </table:table-cell>
          <table:table-cell office:value-type="float" office:value="0.00001071367" calcext:value-type="float">
            <text:p>1.071367E-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9042" calcext:value-type="float">
            <text:p>0.00199042</text:p>
          </table:table-cell>
          <table:table-cell table:number-columns-repeated="23"/>
        </table:table-row>
        <table:table-row table:style-name="ro1">
          <table:table-cell office:value-type="float" office:value="0.9977361" calcext:value-type="float">
            <text:p>0.9977361</text:p>
          </table:table-cell>
          <table:table-cell office:value-type="float" office:value="0.001132592" calcext:value-type="float">
            <text:p>0.001132592</text:p>
          </table:table-cell>
          <table:table-cell office:value-type="float" office:value="26.07937" calcext:value-type="float">
            <text:p>26.07937</text:p>
          </table:table-cell>
          <table:table-cell office:value-type="float" office:value="0.9977361" calcext:value-type="float">
            <text:p>0.9977361</text:p>
          </table:table-cell>
          <table:table-cell office:value-type="float" office:value="0.0000000007682025" calcext:value-type="float">
            <text:p>7.682025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55154" calcext:value-type="float">
            <text:p>0.001955154</text:p>
          </table:table-cell>
          <table:table-cell table:number-columns-repeated="23"/>
        </table:table-row>
        <table:table-row table:style-name="ro1">
          <table:table-cell office:value-type="float" office:value="0.2829902" calcext:value-type="float">
            <text:p>0.2829902</text:p>
          </table:table-cell>
          <table:table-cell office:value-type="float" office:value="0.4680318" calcext:value-type="float">
            <text:p>0.4680318</text:p>
          </table:table-cell>
          <table:table-cell office:value-type="float" office:value="13747.79" calcext:value-type="float">
            <text:p>13747.79</text:p>
          </table:table-cell>
          <table:table-cell office:value-type="float" office:value="0.2829902" calcext:value-type="float">
            <text:p>0.2829902</text:p>
          </table:table-cell>
          <table:table-cell office:value-type="float" office:value="0.000000002024522" calcext:value-type="float">
            <text:p>0.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52861" calcext:value-type="float">
            <text:p>0.001952861</text:p>
          </table:table-cell>
          <table:table-cell table:number-columns-repeated="23"/>
        </table:table-row>
        <table:table-row table:style-name="ro1">
          <table:table-cell office:value-type="float" office:value="0.6403701" calcext:value-type="float">
            <text:p>0.6403701</text:p>
          </table:table-cell>
          <table:table-cell office:value-type="float" office:value="0.1997687" calcext:value-type="float">
            <text:p>0.1997687</text:p>
          </table:table-cell>
          <table:table-cell office:value-type="float" office:value="139316300" calcext:value-type="float">
            <text:p>139316300</text:p>
          </table:table-cell>
          <table:table-cell office:value-type="float" office:value="0.6403701" calcext:value-type="float">
            <text:p>0.6403701</text:p>
          </table:table-cell>
          <table:table-cell office:value-type="float" office:value="0.0000000003690328" calcext:value-type="float">
            <text:p>3.690328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47602" calcext:value-type="float">
            <text:p>0.001947602</text:p>
          </table:table-cell>
          <table:table-cell table:number-columns-repeated="23"/>
        </table:table-row>
        <table:table-row table:style-name="ro1">
          <table:table-cell office:value-type="float" office:value="0.1144513" calcext:value-type="float">
            <text:p>0.1144513</text:p>
          </table:table-cell>
          <table:table-cell office:value-type="float" office:value="0.6616934" calcext:value-type="float">
            <text:p>0.6616934</text:p>
          </table:table-cell>
          <table:table-cell office:value-type="float" office:value="1523.937" calcext:value-type="float">
            <text:p>1523.937</text:p>
          </table:table-cell>
          <table:table-cell office:value-type="float" office:value="0.1144513" calcext:value-type="float">
            <text:p>0.1144513</text:p>
          </table:table-cell>
          <table:table-cell office:value-type="float" office:value="0.0000000008262017" calcext:value-type="float">
            <text:p>8.262017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44962" calcext:value-type="float">
            <text:p>0.001944962</text:p>
          </table:table-cell>
          <table:table-cell table:number-columns-repeated="23"/>
        </table:table-row>
        <table:table-row table:style-name="ro1">
          <table:table-cell office:value-type="float" office:value="0.1338619" calcext:value-type="float">
            <text:p>0.1338619</text:p>
          </table:table-cell>
          <table:table-cell office:value-type="float" office:value="0.6341293" calcext:value-type="float">
            <text:p>0.6341293</text:p>
          </table:table-cell>
          <table:table-cell office:value-type="float" office:value="0.09134677" calcext:value-type="float">
            <text:p>0.09134677</text:p>
          </table:table-cell>
          <table:table-cell office:value-type="float" office:value="0.1338619" calcext:value-type="float">
            <text:p>0.1338619</text:p>
          </table:table-cell>
          <table:table-cell office:value-type="float" office:value="0.0000008231197" calcext:value-type="float">
            <text:p>8.231197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36946" calcext:value-type="float">
            <text:p>0.001936946</text:p>
          </table:table-cell>
          <table:table-cell table:number-columns-repeated="23"/>
        </table:table-row>
        <table:table-row table:style-name="ro1">
          <table:table-cell office:value-type="float" office:value="0.6549658" calcext:value-type="float">
            <text:p>0.6549658</text:p>
          </table:table-cell>
          <table:table-cell office:value-type="float" office:value="0.1907005" calcext:value-type="float">
            <text:p>0.1907005</text:p>
          </table:table-cell>
          <table:table-cell office:value-type="float" office:value="20.02535" calcext:value-type="float">
            <text:p>20.02535</text:p>
          </table:table-cell>
          <table:table-cell office:value-type="float" office:value="0.6549658" calcext:value-type="float">
            <text:p>0.6549658</text:p>
          </table:table-cell>
          <table:table-cell office:value-type="float" office:value="0.000000001490093" calcext:value-type="float">
            <text:p>1.490093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35158" calcext:value-type="float">
            <text:p>0.001935158</text:p>
          </table:table-cell>
          <table:table-cell table:number-columns-repeated="23"/>
        </table:table-row>
        <table:table-row table:style-name="ro1">
          <table:table-cell office:value-type="float" office:value="0.6519316" calcext:value-type="float">
            <text:p>0.6519316</text:p>
          </table:table-cell>
          <table:table-cell office:value-type="float" office:value="0.1925772" calcext:value-type="float">
            <text:p>0.1925772</text:p>
          </table:table-cell>
          <table:table-cell office:value-type="float" office:value="73.44881" calcext:value-type="float">
            <text:p>73.44881</text:p>
          </table:table-cell>
          <table:table-cell office:value-type="float" office:value="0.6519316" calcext:value-type="float">
            <text:p>0.6519316</text:p>
          </table:table-cell>
          <table:table-cell office:value-type="float" office:value="0.0000000000930354" calcext:value-type="float">
            <text:p>9.30354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31904" calcext:value-type="float">
            <text:p>0.001931904</text:p>
          </table:table-cell>
          <table:table-cell table:number-columns-repeated="23"/>
        </table:table-row>
        <table:table-row table:style-name="ro1">
          <table:table-cell office:value-type="float" office:value="0.8225256" calcext:value-type="float">
            <text:p>0.8225256</text:p>
          </table:table-cell>
          <table:table-cell office:value-type="float" office:value="0.09306804" calcext:value-type="float">
            <text:p>0.09306804</text:p>
          </table:table-cell>
          <table:table-cell office:value-type="float" office:value="3617861" calcext:value-type="float">
            <text:p>3617861</text:p>
          </table:table-cell>
          <table:table-cell office:value-type="float" office:value="0.8225256" calcext:value-type="float">
            <text:p>0.8225256</text:p>
          </table:table-cell>
          <table:table-cell office:value-type="float" office:value="0.000000004697965" calcext:value-type="float">
            <text:p>4.697965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29995" calcext:value-type="float">
            <text:p>0.001929995</text:p>
          </table:table-cell>
          <table:table-cell table:number-columns-repeated="23"/>
        </table:table-row>
        <table:table-row table:style-name="ro1">
          <table:table-cell office:value-type="float" office:value="0.8117871" calcext:value-type="float">
            <text:p>0.8117871</text:p>
          </table:table-cell>
          <table:table-cell office:value-type="float" office:value="0.09900772" calcext:value-type="float">
            <text:p>0.09900772</text:p>
          </table:table-cell>
          <table:table-cell office:value-type="float" office:value="58.37849" calcext:value-type="float">
            <text:p>58.37849</text:p>
          </table:table-cell>
          <table:table-cell office:value-type="float" office:value="0.8117871" calcext:value-type="float">
            <text:p>0.8117871</text:p>
          </table:table-cell>
          <table:table-cell office:value-type="float" office:value="0.000000009595893" calcext:value-type="float">
            <text:p>9.595893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25328" calcext:value-type="float">
            <text:p>0.001925328</text:p>
          </table:table-cell>
          <table:table-cell table:number-columns-repeated="23"/>
        </table:table-row>
        <table:table-row table:style-name="ro1">
          <table:table-cell office:value-type="float" office:value="0.1078302" calcext:value-type="float">
            <text:p>0.1078302</text:p>
          </table:table-cell>
          <table:table-cell office:value-type="float" office:value="0.671625" calcext:value-type="float">
            <text:p>0.671625</text:p>
          </table:table-cell>
          <table:table-cell office:value-type="float" office:value="128466900" calcext:value-type="float">
            <text:p>128466900</text:p>
          </table:table-cell>
          <table:table-cell office:value-type="float" office:value="0.1078302" calcext:value-type="float">
            <text:p>0.1078302</text:p>
          </table:table-cell>
          <table:table-cell office:value-type="float" office:value="0.0000000009694567" calcext:value-type="float">
            <text:p>0.00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18055" calcext:value-type="float">
            <text:p>0.001918055</text:p>
          </table:table-cell>
          <table:table-cell table:number-columns-repeated="23"/>
        </table:table-row>
        <table:table-row table:style-name="ro1">
          <table:table-cell office:value-type="float" office:value="0.2656009" calcext:value-type="float">
            <text:p>0.2656009</text:p>
          </table:table-cell>
          <table:table-cell office:value-type="float" office:value="0.4846352" calcext:value-type="float">
            <text:p>0.4846352</text:p>
          </table:table-cell>
          <table:table-cell office:value-type="float" office:value="149.7438" calcext:value-type="float">
            <text:p>149.7438</text:p>
          </table:table-cell>
          <table:table-cell office:value-type="float" office:value="0.2656009" calcext:value-type="float">
            <text:p>0.2656009</text:p>
          </table:table-cell>
          <table:table-cell office:value-type="float" office:value="0.000000003801297" calcext:value-type="float">
            <text:p>3.801297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9078" calcext:value-type="float">
            <text:p>0.0019078</text:p>
          </table:table-cell>
          <table:table-cell table:number-columns-repeated="23"/>
        </table:table-row>
        <table:table-row table:style-name="ro1">
          <table:table-cell office:value-type="float" office:value="0.1280586" calcext:value-type="float">
            <text:p>0.1280586</text:p>
          </table:table-cell>
          <table:table-cell office:value-type="float" office:value="0.6421472" calcext:value-type="float">
            <text:p>0.6421472</text:p>
          </table:table-cell>
          <table:table-cell office:value-type="float" office:value="3.143159" calcext:value-type="float">
            <text:p>3.143159</text:p>
          </table:table-cell>
          <table:table-cell office:value-type="float" office:value="0.1280586" calcext:value-type="float">
            <text:p>0.1280586</text:p>
          </table:table-cell>
          <table:table-cell office:value-type="float" office:value="0.00000000001463653" calcext:value-type="float">
            <text:p>1.463653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98756" calcext:value-type="float">
            <text:p>0.001898756</text:p>
          </table:table-cell>
          <table:table-cell table:number-columns-repeated="23"/>
        </table:table-row>
        <table:table-row table:style-name="ro1">
          <table:table-cell office:value-type="float" office:value="0.1207045" calcext:value-type="float">
            <text:p>0.1207045</text:p>
          </table:table-cell>
          <table:table-cell office:value-type="float" office:value="0.6525745" calcext:value-type="float">
            <text:p>0.6525745</text:p>
          </table:table-cell>
          <table:table-cell office:value-type="float" office:value="45.93588" calcext:value-type="float">
            <text:p>45.93588</text:p>
          </table:table-cell>
          <table:table-cell office:value-type="float" office:value="0.1207045" calcext:value-type="float">
            <text:p>0.1207045</text:p>
          </table:table-cell>
          <table:table-cell office:value-type="float" office:value="0.0000000327073" calcext:value-type="float">
            <text:p>3.27073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96624" calcext:value-type="float">
            <text:p>0.001896624</text:p>
          </table:table-cell>
          <table:table-cell table:number-columns-repeated="23"/>
        </table:table-row>
        <table:table-row table:style-name="ro1">
          <table:table-cell office:value-type="float" office:value="0.6590283" calcext:value-type="float">
            <text:p>0.6590283</text:p>
          </table:table-cell>
          <table:table-cell office:value-type="float" office:value="0.1881944" calcext:value-type="float">
            <text:p>0.1881944</text:p>
          </table:table-cell>
          <table:table-cell office:value-type="float" office:value="4.497186" calcext:value-type="float">
            <text:p>4.497186</text:p>
          </table:table-cell>
          <table:table-cell office:value-type="float" office:value="0.6590283" calcext:value-type="float">
            <text:p>0.6590283</text:p>
          </table:table-cell>
          <table:table-cell office:value-type="float" office:value="0.00000000004726024" calcext:value-type="float">
            <text:p>4.726024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71602" calcext:value-type="float">
            <text:p>0.001871602</text:p>
          </table:table-cell>
          <table:table-cell table:number-columns-repeated="23"/>
        </table:table-row>
        <table:table-row table:style-name="ro1">
          <table:table-cell office:value-type="float" office:value="0.4365284" calcext:value-type="float">
            <text:p>0.4365284</text:p>
          </table:table-cell>
          <table:table-cell office:value-type="float" office:value="0.3392976" calcext:value-type="float">
            <text:p>0.3392976</text:p>
          </table:table-cell>
          <table:table-cell office:value-type="float" office:value="5.810569" calcext:value-type="float">
            <text:p>5.810569</text:p>
          </table:table-cell>
          <table:table-cell office:value-type="float" office:value="0.4365284" calcext:value-type="float">
            <text:p>0.4365284</text:p>
          </table:table-cell>
          <table:table-cell office:value-type="float" office:value="0.0000009094421" calcext:value-type="float">
            <text:p>9.094421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66441" calcext:value-type="float">
            <text:p>0.001866441</text:p>
          </table:table-cell>
          <table:table-cell table:number-columns-repeated="23"/>
        </table:table-row>
        <table:table-row table:style-name="ro1">
          <table:table-cell office:value-type="float" office:value="0.4521833" calcext:value-type="float">
            <text:p>0.4521833</text:p>
          </table:table-cell>
          <table:table-cell office:value-type="float" office:value="0.3275542" calcext:value-type="float">
            <text:p>0.3275542</text:p>
          </table:table-cell>
          <table:table-cell office:value-type="float" office:value="67432.39" calcext:value-type="float">
            <text:p>67432.39</text:p>
          </table:table-cell>
          <table:table-cell office:value-type="float" office:value="0.4521833" calcext:value-type="float">
            <text:p>0.4521833</text:p>
          </table:table-cell>
          <table:table-cell office:value-type="float" office:value="0.0000000002116881" calcext:value-type="float">
            <text:p>2.116881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55389" calcext:value-type="float">
            <text:p>0.001855389</text:p>
          </table:table-cell>
          <table:table-cell table:number-columns-repeated="23"/>
        </table:table-row>
        <table:table-row table:style-name="ro1">
          <table:table-cell office:value-type="float" office:value="0.8004211" calcext:value-type="float">
            <text:p>0.8004211</text:p>
          </table:table-cell>
          <table:table-cell office:value-type="float" office:value="0.1053375" calcext:value-type="float">
            <text:p>0.1053375</text:p>
          </table:table-cell>
          <table:table-cell office:value-type="float" office:value="0.4890081" calcext:value-type="float">
            <text:p>0.4890081</text:p>
          </table:table-cell>
          <table:table-cell office:value-type="float" office:value="0.8004211" calcext:value-type="float">
            <text:p>0.8004211</text:p>
          </table:table-cell>
          <table:table-cell office:value-type="float" office:value="0.00000000001515527" calcext:value-type="float">
            <text:p>1.515527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52143" calcext:value-type="float">
            <text:p>0.001852143</text:p>
          </table:table-cell>
          <table:table-cell table:number-columns-repeated="23"/>
        </table:table-row>
        <table:table-row table:style-name="ro1">
          <table:table-cell office:value-type="float" office:value="0.09003363" calcext:value-type="float">
            <text:p>0.09003363</text:p>
          </table:table-cell>
          <table:table-cell office:value-type="float" office:value="0.699944" calcext:value-type="float">
            <text:p>0.699944</text:p>
          </table:table-cell>
          <table:table-cell office:value-type="float" office:value="16.20813" calcext:value-type="float">
            <text:p>16.20813</text:p>
          </table:table-cell>
          <table:table-cell office:value-type="float" office:value="0.09003363" calcext:value-type="float">
            <text:p>0.09003363</text:p>
          </table:table-cell>
          <table:table-cell office:value-type="float" office:value="0.0000000002161372" calcext:value-type="float">
            <text:p>2.161372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51837" calcext:value-type="float">
            <text:p>0.001851837</text:p>
          </table:table-cell>
          <table:table-cell table:number-columns-repeated="23"/>
        </table:table-row>
        <table:table-row table:style-name="ro1">
          <table:table-cell office:value-type="float" office:value="0.4649424" calcext:value-type="float">
            <text:p>0.4649424</text:p>
          </table:table-cell>
          <table:table-cell office:value-type="float" office:value="0.3181332" calcext:value-type="float">
            <text:p>0.3181332</text:p>
          </table:table-cell>
          <table:table-cell office:value-type="float" office:value="922.7358" calcext:value-type="float">
            <text:p>922.7358</text:p>
          </table:table-cell>
          <table:table-cell office:value-type="float" office:value="0.4649424" calcext:value-type="float">
            <text:p>0.4649424</text:p>
          </table:table-cell>
          <table:table-cell office:value-type="float" office:value="0.000000004412958" calcext:value-type="float">
            <text:p>4.412958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16455" calcext:value-type="float">
            <text:p>0.001816455</text:p>
          </table:table-cell>
          <table:table-cell table:number-columns-repeated="23"/>
        </table:table-row>
        <table:table-row table:style-name="ro1">
          <table:table-cell office:value-type="float" office:value="0.4447397" calcext:value-type="float">
            <text:p>0.4447397</text:p>
          </table:table-cell>
          <table:table-cell office:value-type="float" office:value="0.3331119" calcext:value-type="float">
            <text:p>0.3331119</text:p>
          </table:table-cell>
          <table:table-cell office:value-type="float" office:value="152.7603" calcext:value-type="float">
            <text:p>152.7603</text:p>
          </table:table-cell>
          <table:table-cell office:value-type="float" office:value="0.4447397" calcext:value-type="float">
            <text:p>0.4447397</text:p>
          </table:table-cell>
          <table:table-cell office:value-type="float" office:value="0.000000000003236485" calcext:value-type="float">
            <text:p>3.236485E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15287" calcext:value-type="float">
            <text:p>0.001815287</text:p>
          </table:table-cell>
          <table:table-cell table:number-columns-repeated="23"/>
        </table:table-row>
        <table:table-row table:style-name="ro1">
          <table:table-cell office:value-type="float" office:value="0.4759452" calcext:value-type="float">
            <text:p>0.4759452</text:p>
          </table:table-cell>
          <table:table-cell office:value-type="float" office:value="0.3101122" calcext:value-type="float">
            <text:p>0.3101122</text:p>
          </table:table-cell>
          <table:table-cell office:value-type="float" office:value="6.053885" calcext:value-type="float">
            <text:p>6.053885</text:p>
          </table:table-cell>
          <table:table-cell office:value-type="float" office:value="0.4759452" calcext:value-type="float">
            <text:p>0.4759452</text:p>
          </table:table-cell>
          <table:table-cell office:value-type="float" office:value="0.00000000001951996" calcext:value-type="float">
            <text:p>1.951996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801794" calcext:value-type="float">
            <text:p>0.001801794</text:p>
          </table:table-cell>
          <table:table-cell table:number-columns-repeated="23"/>
        </table:table-row>
        <table:table-row table:style-name="ro1">
          <table:table-cell office:value-type="float" office:value="0.4385969" calcext:value-type="float">
            <text:p>0.4385969</text:p>
          </table:table-cell>
          <table:table-cell office:value-type="float" office:value="0.3377336" calcext:value-type="float">
            <text:p>0.3377336</text:p>
          </table:table-cell>
          <table:table-cell office:value-type="float" office:value="11.84578" calcext:value-type="float">
            <text:p>11.84578</text:p>
          </table:table-cell>
          <table:table-cell office:value-type="float" office:value="0.4385969" calcext:value-type="float">
            <text:p>0.4385969</text:p>
          </table:table-cell>
          <table:table-cell office:value-type="float" office:value="0.0000001880932" calcext:value-type="float">
            <text:p>1.880932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793797" calcext:value-type="float">
            <text:p>0.001793797</text:p>
          </table:table-cell>
          <table:table-cell table:number-columns-repeated="23"/>
        </table:table-row>
        <table:table-row table:style-name="ro1">
          <table:table-cell office:value-type="float" office:value="0.1243784" calcext:value-type="float">
            <text:p>0.1243784</text:p>
          </table:table-cell>
          <table:table-cell office:value-type="float" office:value="0.6473268" calcext:value-type="float">
            <text:p>0.6473268</text:p>
          </table:table-cell>
          <table:table-cell office:value-type="float" office:value="11.17418" calcext:value-type="float">
            <text:p>11.17418</text:p>
          </table:table-cell>
          <table:table-cell office:value-type="float" office:value="0.1243784" calcext:value-type="float">
            <text:p>0.1243784</text:p>
          </table:table-cell>
          <table:table-cell office:value-type="float" office:value="0.00000000003407617" calcext:value-type="float">
            <text:p>3.407617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755216" calcext:value-type="float">
            <text:p>0.001755216</text:p>
          </table:table-cell>
          <table:table-cell table:number-columns-repeated="23"/>
        </table:table-row>
        <table:table-row table:style-name="ro1">
          <table:table-cell office:value-type="float" office:value="0.2819405" calcext:value-type="float">
            <text:p>0.2819405</text:p>
          </table:table-cell>
          <table:table-cell office:value-type="float" office:value="0.4690193" calcext:value-type="float">
            <text:p>0.4690193</text:p>
          </table:table-cell>
          <table:table-cell office:value-type="float" office:value="48372.51" calcext:value-type="float">
            <text:p>48372.51</text:p>
          </table:table-cell>
          <table:table-cell office:value-type="float" office:value="0.2819405" calcext:value-type="float">
            <text:p>0.2819405</text:p>
          </table:table-cell>
          <table:table-cell office:value-type="float" office:value="0.000000008066301" calcext:value-type="float">
            <text:p>8.066301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754708" calcext:value-type="float">
            <text:p>0.001754708</text:p>
          </table:table-cell>
          <table:table-cell table:number-columns-repeated="23"/>
        </table:table-row>
        <table:table-row table:style-name="ro1">
          <table:table-cell office:value-type="float" office:value="0.4369473" calcext:value-type="float">
            <text:p>0.4369473</text:p>
          </table:table-cell>
          <table:table-cell office:value-type="float" office:value="0.3389801" calcext:value-type="float">
            <text:p>0.3389801</text:p>
          </table:table-cell>
          <table:table-cell office:value-type="float" office:value="6.698608" calcext:value-type="float">
            <text:p>6.698608</text:p>
          </table:table-cell>
          <table:table-cell office:value-type="float" office:value="0.4369473" calcext:value-type="float">
            <text:p>0.4369473</text:p>
          </table:table-cell>
          <table:table-cell office:value-type="float" office:value="0.0000000165222" calcext:value-type="float">
            <text:p>1.65222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747416" calcext:value-type="float">
            <text:p>0.001747416</text:p>
          </table:table-cell>
          <table:table-cell table:number-columns-repeated="23"/>
        </table:table-row>
        <table:table-row table:style-name="ro1">
          <table:table-cell office:value-type="float" office:value="0.4502702" calcext:value-type="float">
            <text:p>0.4502702</text:p>
          </table:table-cell>
          <table:table-cell office:value-type="float" office:value="0.3289782" calcext:value-type="float">
            <text:p>0.3289782</text:p>
          </table:table-cell>
          <table:table-cell office:value-type="float" office:value="7116.389" calcext:value-type="float">
            <text:p>7116.389</text:p>
          </table:table-cell>
          <table:table-cell office:value-type="float" office:value="0.4502702" calcext:value-type="float">
            <text:p>0.4502702</text:p>
          </table:table-cell>
          <table:table-cell office:value-type="float" office:value="0.00000000005270442" calcext:value-type="float">
            <text:p>5.270442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744746" calcext:value-type="float">
            <text:p>0.001744746</text:p>
          </table:table-cell>
          <table:table-cell table:number-columns-repeated="23"/>
        </table:table-row>
        <table:table-row table:style-name="ro1">
          <table:table-cell office:value-type="float" office:value="0.2915224" calcext:value-type="float">
            <text:p>0.2915224</text:p>
          </table:table-cell>
          <table:table-cell office:value-type="float" office:value="0.4600718" calcext:value-type="float">
            <text:p>0.4600718</text:p>
          </table:table-cell>
          <table:table-cell office:value-type="float" office:value="52.57962" calcext:value-type="float">
            <text:p>52.57962</text:p>
          </table:table-cell>
          <table:table-cell office:value-type="float" office:value="0.2915224" calcext:value-type="float">
            <text:p>0.2915224</text:p>
          </table:table-cell>
          <table:table-cell office:value-type="float" office:value="0.0000000008748786" calcext:value-type="float">
            <text:p>8.748786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737705" calcext:value-type="float">
            <text:p>0.001737705</text:p>
          </table:table-cell>
          <table:table-cell table:number-columns-repeated="23"/>
        </table:table-row>
        <table:table-row table:style-name="ro1">
          <table:table-cell office:value-type="float" office:value="0.1110885" calcext:value-type="float">
            <text:p>0.1110885</text:p>
          </table:table-cell>
          <table:table-cell office:value-type="float" office:value="0.6667005" calcext:value-type="float">
            <text:p>0.6667005</text:p>
          </table:table-cell>
          <table:table-cell office:value-type="float" office:value="44400.55" calcext:value-type="float">
            <text:p>44400.55</text:p>
          </table:table-cell>
          <table:table-cell office:value-type="float" office:value="0.1110885" calcext:value-type="float">
            <text:p>0.1110885</text:p>
          </table:table-cell>
          <table:table-cell office:value-type="float" office:value="0.00000000001680332" calcext:value-type="float">
            <text:p>1.680332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733577" calcext:value-type="float">
            <text:p>0.001733577</text:p>
          </table:table-cell>
          <table:table-cell table:number-columns-repeated="23"/>
        </table:table-row>
        <table:table-row table:style-name="ro1">
          <table:table-cell office:value-type="float" office:value="0.987106" calcext:value-type="float">
            <text:p>0.987106</text:p>
          </table:table-cell>
          <table:table-cell office:value-type="float" office:value="0.006467911" calcext:value-type="float">
            <text:p>0.006467911</text:p>
          </table:table-cell>
          <table:table-cell office:value-type="float" office:value="0.01153906" calcext:value-type="float">
            <text:p>0.01153906</text:p>
          </table:table-cell>
          <table:table-cell office:value-type="float" office:value="0.987106" calcext:value-type="float">
            <text:p>0.987106</text:p>
          </table:table-cell>
          <table:table-cell office:value-type="float" office:value="0.00000000514366" calcext:value-type="float">
            <text:p>5.14366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731683" calcext:value-type="float">
            <text:p>0.001731683</text:p>
          </table:table-cell>
          <table:table-cell table:number-columns-repeated="23"/>
        </table:table-row>
        <table:table-row table:style-name="ro1">
          <table:table-cell office:value-type="float" office:value="0.4320564" calcext:value-type="float">
            <text:p>0.4320564</text:p>
          </table:table-cell>
          <table:table-cell office:value-type="float" office:value="0.34269" calcext:value-type="float">
            <text:p>0.34269</text:p>
          </table:table-cell>
          <table:table-cell office:value-type="float" office:value="1.14736" calcext:value-type="float">
            <text:p>1.14736</text:p>
          </table:table-cell>
          <table:table-cell office:value-type="float" office:value="0.4320564" calcext:value-type="float">
            <text:p>0.4320564</text:p>
          </table:table-cell>
          <table:table-cell office:value-type="float" office:value="0.000000000008064022" calcext:value-type="float">
            <text:p>8.064022E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724294" calcext:value-type="float">
            <text:p>0.001724294</text:p>
          </table:table-cell>
          <table:table-cell table:number-columns-repeated="23"/>
        </table:table-row>
        <table:table-row table:style-name="ro1">
          <table:table-cell office:value-type="float" office:value="0.2561971" calcext:value-type="float">
            <text:p>0.2561971</text:p>
          </table:table-cell>
          <table:table-cell office:value-type="float" office:value="0.4938408" calcext:value-type="float">
            <text:p>0.4938408</text:p>
          </table:table-cell>
          <table:table-cell office:value-type="float" office:value="4.044075" calcext:value-type="float">
            <text:p>4.044075</text:p>
          </table:table-cell>
          <table:table-cell office:value-type="float" office:value="0.2561971" calcext:value-type="float">
            <text:p>0.2561971</text:p>
          </table:table-cell>
          <table:table-cell office:value-type="float" office:value="0.0000000002122583" calcext:value-type="float">
            <text:p>2.122583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713878" calcext:value-type="float">
            <text:p>0.001713878</text:p>
          </table:table-cell>
          <table:table-cell table:number-columns-repeated="23"/>
        </table:table-row>
        <table:table-row table:style-name="ro1">
          <table:table-cell office:value-type="float" office:value="0.4492149" calcext:value-type="float">
            <text:p>0.4492149</text:p>
          </table:table-cell>
          <table:table-cell office:value-type="float" office:value="0.329765" calcext:value-type="float">
            <text:p>0.329765</text:p>
          </table:table-cell>
          <table:table-cell office:value-type="float" office:value="2747.374" calcext:value-type="float">
            <text:p>2747.374</text:p>
          </table:table-cell>
          <table:table-cell office:value-type="float" office:value="0.4492149" calcext:value-type="float">
            <text:p>0.4492149</text:p>
          </table:table-cell>
          <table:table-cell office:value-type="float" office:value="0.00000000503817" calcext:value-type="float">
            <text:p>0.000000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710562" calcext:value-type="float">
            <text:p>0.001710562</text:p>
          </table:table-cell>
          <table:table-cell table:number-columns-repeated="23"/>
        </table:table-row>
        <table:table-row table:style-name="ro1">
          <table:table-cell office:value-type="float" office:value="0.0955781" calcext:value-type="float">
            <text:p>0.0955781</text:p>
          </table:table-cell>
          <table:table-cell office:value-type="float" office:value="0.6908429" calcext:value-type="float">
            <text:p>0.6908429</text:p>
          </table:table-cell>
          <table:table-cell office:value-type="float" office:value="185.2202" calcext:value-type="float">
            <text:p>185.2202</text:p>
          </table:table-cell>
          <table:table-cell office:value-type="float" office:value="0.0955781" calcext:value-type="float">
            <text:p>0.0955781</text:p>
          </table:table-cell>
          <table:table-cell office:value-type="float" office:value="0.000000007959731" calcext:value-type="float">
            <text:p>0.000000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98882" calcext:value-type="float">
            <text:p>0.001698882</text:p>
          </table:table-cell>
          <table:table-cell table:number-columns-repeated="23"/>
        </table:table-row>
        <table:table-row table:style-name="ro1">
          <table:table-cell office:value-type="float" office:value="0.2561971" calcext:value-type="float">
            <text:p>0.2561971</text:p>
          </table:table-cell>
          <table:table-cell office:value-type="float" office:value="0.4938408" calcext:value-type="float">
            <text:p>0.4938408</text:p>
          </table:table-cell>
          <table:table-cell office:value-type="float" office:value="4.044075" calcext:value-type="float">
            <text:p>4.044075</text:p>
          </table:table-cell>
          <table:table-cell office:value-type="float" office:value="0.2561971" calcext:value-type="float">
            <text:p>0.2561971</text:p>
          </table:table-cell>
          <table:table-cell office:value-type="float" office:value="0.0000000002122583" calcext:value-type="float">
            <text:p>2.122583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98205" calcext:value-type="float">
            <text:p>0.001698205</text:p>
          </table:table-cell>
          <table:table-cell table:number-columns-repeated="23"/>
        </table:table-row>
        <table:table-row table:style-name="ro1">
          <table:table-cell office:value-type="float" office:value="0.4431689" calcext:value-type="float">
            <text:p>0.4431689</text:p>
          </table:table-cell>
          <table:table-cell office:value-type="float" office:value="0.3342907" calcext:value-type="float">
            <text:p>0.3342907</text:p>
          </table:table-cell>
          <table:table-cell office:value-type="float" office:value="71.89534" calcext:value-type="float">
            <text:p>71.89534</text:p>
          </table:table-cell>
          <table:table-cell office:value-type="float" office:value="0.4431689" calcext:value-type="float">
            <text:p>0.4431689</text:p>
          </table:table-cell>
          <table:table-cell office:value-type="float" office:value="0.0000000004782048" calcext:value-type="float">
            <text:p>4.782048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76381" calcext:value-type="float">
            <text:p>0.001676381</text:p>
          </table:table-cell>
          <table:table-cell table:number-columns-repeated="23"/>
        </table:table-row>
        <table:table-row table:style-name="ro1">
          <table:table-cell office:value-type="float" office:value="0.2603586" calcext:value-type="float">
            <text:p>0.2603586</text:p>
          </table:table-cell>
          <table:table-cell office:value-type="float" office:value="0.4897465" calcext:value-type="float">
            <text:p>0.4897465</text:p>
          </table:table-cell>
          <table:table-cell office:value-type="float" office:value="16.65056" calcext:value-type="float">
            <text:p>16.65056</text:p>
          </table:table-cell>
          <table:table-cell office:value-type="float" office:value="0.2603586" calcext:value-type="float">
            <text:p>0.2603586</text:p>
          </table:table-cell>
          <table:table-cell office:value-type="float" office:value="0.0000000002122583" calcext:value-type="float">
            <text:p>2.122583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71056" calcext:value-type="float">
            <text:p>0.001671056</text:p>
          </table:table-cell>
          <table:table-cell table:number-columns-repeated="23"/>
        </table:table-row>
        <table:table-row table:style-name="ro1">
          <table:table-cell office:value-type="float" office:value="0.08369555" calcext:value-type="float">
            <text:p>0.08369555</text:p>
          </table:table-cell>
          <table:table-cell office:value-type="float" office:value="0.7106982" calcext:value-type="float">
            <text:p>0.7106982</text:p>
          </table:table-cell>
          <table:table-cell office:value-type="float" office:value="1.710439" calcext:value-type="float">
            <text:p>1.710439</text:p>
          </table:table-cell>
          <table:table-cell office:value-type="float" office:value="0.08369555" calcext:value-type="float">
            <text:p>0.08369555</text:p>
          </table:table-cell>
          <table:table-cell office:value-type="float" office:value="0.00000000001921661" calcext:value-type="float">
            <text:p>1.921661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69731" calcext:value-type="float">
            <text:p>0.001669731</text:p>
          </table:table-cell>
          <table:table-cell table:number-columns-repeated="23"/>
        </table:table-row>
        <table:table-row table:style-name="ro1">
          <table:table-cell office:value-type="float" office:value="0.6584659" calcext:value-type="float">
            <text:p>0.6584659</text:p>
          </table:table-cell>
          <table:table-cell office:value-type="float" office:value="0.1885409" calcext:value-type="float">
            <text:p>0.1885409</text:p>
          </table:table-cell>
          <table:table-cell office:value-type="float" office:value="5.498088" calcext:value-type="float">
            <text:p>5.498088</text:p>
          </table:table-cell>
          <table:table-cell office:value-type="float" office:value="0.6584659" calcext:value-type="float">
            <text:p>0.6584659</text:p>
          </table:table-cell>
          <table:table-cell office:value-type="float" office:value="0.0000000001937732" calcext:value-type="float">
            <text:p>1.937732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65676" calcext:value-type="float">
            <text:p>0.001665676</text:p>
          </table:table-cell>
          <table:table-cell table:number-columns-repeated="23"/>
        </table:table-row>
        <table:table-row table:style-name="ro1">
          <table:table-cell office:value-type="float" office:value="0.1115967" calcext:value-type="float">
            <text:p>0.1115967</text:p>
          </table:table-cell>
          <table:table-cell office:value-type="float" office:value="0.6659391" calcext:value-type="float">
            <text:p>0.6659391</text:p>
          </table:table-cell>
          <table:table-cell office:value-type="float" office:value="23193.35" calcext:value-type="float">
            <text:p>23193.35</text:p>
          </table:table-cell>
          <table:table-cell office:value-type="float" office:value="0.1115967" calcext:value-type="float">
            <text:p>0.1115967</text:p>
          </table:table-cell>
          <table:table-cell office:value-type="float" office:value="0.0000000001096427" calcext:value-type="float">
            <text:p>1.096427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59191" calcext:value-type="float">
            <text:p>0.001659191</text:p>
          </table:table-cell>
          <table:table-cell table:number-columns-repeated="23"/>
        </table:table-row>
        <table:table-row table:style-name="ro1">
          <table:table-cell office:value-type="float" office:value="0.4743479" calcext:value-type="float">
            <text:p>0.4743479</text:p>
          </table:table-cell>
          <table:table-cell office:value-type="float" office:value="0.3112708" calcext:value-type="float">
            <text:p>0.3112708</text:p>
          </table:table-cell>
          <table:table-cell office:value-type="float" office:value="10.56634" calcext:value-type="float">
            <text:p>10.56634</text:p>
          </table:table-cell>
          <table:table-cell office:value-type="float" office:value="0.4743479" calcext:value-type="float">
            <text:p>0.4743479</text:p>
          </table:table-cell>
          <table:table-cell office:value-type="float" office:value="0.00000002317392" calcext:value-type="float">
            <text:p>2.317392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31266" calcext:value-type="float">
            <text:p>0.001631266</text:p>
          </table:table-cell>
          <table:table-cell table:number-columns-repeated="23"/>
        </table:table-row>
        <table:table-row table:style-name="ro1">
          <table:table-cell office:value-type="float" office:value="0.6232122" calcext:value-type="float">
            <text:p>0.6232122</text:p>
          </table:table-cell>
          <table:table-cell office:value-type="float" office:value="0.2105621" calcext:value-type="float">
            <text:p>0.2105621</text:p>
          </table:table-cell>
          <table:table-cell office:value-type="float" office:value="18.74402" calcext:value-type="float">
            <text:p>18.74402</text:p>
          </table:table-cell>
          <table:table-cell office:value-type="float" office:value="0.6232122" calcext:value-type="float">
            <text:p>0.6232122</text:p>
          </table:table-cell>
          <table:table-cell office:value-type="float" office:value="0.0000000002174332" calcext:value-type="float">
            <text:p>2.174332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21135" calcext:value-type="float">
            <text:p>0.001621135</text:p>
          </table:table-cell>
          <table:table-cell table:number-columns-repeated="23"/>
        </table:table-row>
        <table:table-row table:style-name="ro1">
          <table:table-cell office:value-type="float" office:value="0.08809907" calcext:value-type="float">
            <text:p>0.08809907</text:p>
          </table:table-cell>
          <table:table-cell office:value-type="float" office:value="0.7031851" calcext:value-type="float">
            <text:p>0.7031851</text:p>
          </table:table-cell>
          <table:table-cell office:value-type="float" office:value="8.105739" calcext:value-type="float">
            <text:p>8.105739</text:p>
          </table:table-cell>
          <table:table-cell office:value-type="float" office:value="0.08809907" calcext:value-type="float">
            <text:p>0.08809907</text:p>
          </table:table-cell>
          <table:table-cell office:value-type="float" office:value="0.00000001606905" calcext:value-type="float">
            <text:p>1.606905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11236" calcext:value-type="float">
            <text:p>0.001611236</text:p>
          </table:table-cell>
          <table:table-cell table:number-columns-repeated="23"/>
        </table:table-row>
        <table:table-row table:style-name="ro1">
          <table:table-cell office:value-type="float" office:value="0.4539214" calcext:value-type="float">
            <text:p>0.4539214</text:p>
          </table:table-cell>
          <table:table-cell office:value-type="float" office:value="0.3262631" calcext:value-type="float">
            <text:p>0.3262631</text:p>
          </table:table-cell>
          <table:table-cell office:value-type="float" office:value="1670145" calcext:value-type="float">
            <text:p>1670145</text:p>
          </table:table-cell>
          <table:table-cell office:value-type="float" office:value="0.4539214" calcext:value-type="float">
            <text:p>0.4539214</text:p>
          </table:table-cell>
          <table:table-cell office:value-type="float" office:value="0.0000000007875312" calcext:value-type="float">
            <text:p>7.875312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05929" calcext:value-type="float">
            <text:p>0.001605929</text:p>
          </table:table-cell>
          <table:table-cell table:number-columns-repeated="23"/>
        </table:table-row>
        <table:table-row table:style-name="ro1">
          <table:table-cell office:value-type="float" office:value="0.8140657" calcext:value-type="float">
            <text:p>0.8140657</text:p>
          </table:table-cell>
          <table:table-cell office:value-type="float" office:value="0.09774417" calcext:value-type="float">
            <text:p>0.09774417</text:p>
          </table:table-cell>
          <table:table-cell office:value-type="float" office:value="188.8931" calcext:value-type="float">
            <text:p>188.8931</text:p>
          </table:table-cell>
          <table:table-cell office:value-type="float" office:value="0.8140657" calcext:value-type="float">
            <text:p>0.8140657</text:p>
          </table:table-cell>
          <table:table-cell office:value-type="float" office:value="0.00000006073862" calcext:value-type="float">
            <text:p>6.073862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604276" calcext:value-type="float">
            <text:p>0.001604276</text:p>
          </table:table-cell>
          <table:table-cell table:number-columns-repeated="23"/>
        </table:table-row>
        <table:table-row table:style-name="ro1">
          <table:table-cell office:value-type="float" office:value="0.2665504" calcext:value-type="float">
            <text:p>0.2665504</text:p>
          </table:table-cell>
          <table:table-cell office:value-type="float" office:value="0.4837148" calcext:value-type="float">
            <text:p>0.4837148</text:p>
          </table:table-cell>
          <table:table-cell office:value-type="float" office:value="245.9109" calcext:value-type="float">
            <text:p>245.9109</text:p>
          </table:table-cell>
          <table:table-cell office:value-type="float" office:value="0.2665504" calcext:value-type="float">
            <text:p>0.2665504</text:p>
          </table:table-cell>
          <table:table-cell office:value-type="float" office:value="0.000000003518409" calcext:value-type="float">
            <text:p>3.518409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96667" calcext:value-type="float">
            <text:p>0.001596667</text:p>
          </table:table-cell>
          <table:table-cell table:number-columns-repeated="23"/>
        </table:table-row>
        <table:table-row table:style-name="ro1">
          <table:table-cell office:value-type="float" office:value="0.1274538" calcext:value-type="float">
            <text:p>0.1274538</text:p>
          </table:table-cell>
          <table:table-cell office:value-type="float" office:value="0.6429933" calcext:value-type="float">
            <text:p>0.6429933</text:p>
          </table:table-cell>
          <table:table-cell office:value-type="float" office:value="3.873798" calcext:value-type="float">
            <text:p>3.873798</text:p>
          </table:table-cell>
          <table:table-cell office:value-type="float" office:value="0.1274538" calcext:value-type="float">
            <text:p>0.1274538</text:p>
          </table:table-cell>
          <table:table-cell office:value-type="float" office:value="0.00000000002249133" calcext:value-type="float">
            <text:p>2.249133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94853" calcext:value-type="float">
            <text:p>0.001594853</text:p>
          </table:table-cell>
          <table:table-cell table:number-columns-repeated="23"/>
        </table:table-row>
        <table:table-row table:style-name="ro1">
          <table:table-cell office:value-type="float" office:value="0.476517" calcext:value-type="float">
            <text:p>0.476517</text:p>
          </table:table-cell>
          <table:table-cell office:value-type="float" office:value="0.3096979" calcext:value-type="float">
            <text:p>0.3096979</text:p>
          </table:table-cell>
          <table:table-cell office:value-type="float" office:value="4.971504" calcext:value-type="float">
            <text:p>4.971504</text:p>
          </table:table-cell>
          <table:table-cell office:value-type="float" office:value="0.476517" calcext:value-type="float">
            <text:p>0.476517</text:p>
          </table:table-cell>
          <table:table-cell office:value-type="float" office:value="0.000000004260147" calcext:value-type="float">
            <text:p>4.260147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9032" calcext:value-type="float">
            <text:p>0.00159032</text:p>
          </table:table-cell>
          <table:table-cell table:number-columns-repeated="23"/>
        </table:table-row>
        <table:table-row table:style-name="ro1">
          <table:table-cell office:value-type="float" office:value="0.6417382" calcext:value-type="float">
            <text:p>0.6417382</text:p>
          </table:table-cell>
          <table:table-cell office:value-type="float" office:value="0.1989144" calcext:value-type="float">
            <text:p>0.1989144</text:p>
          </table:table-cell>
          <table:table-cell office:value-type="float" office:value="1221414" calcext:value-type="float">
            <text:p>1221414</text:p>
          </table:table-cell>
          <table:table-cell office:value-type="float" office:value="0.6417382" calcext:value-type="float">
            <text:p>0.6417382</text:p>
          </table:table-cell>
          <table:table-cell office:value-type="float" office:value="0.000000000007074526" calcext:value-type="float">
            <text:p>7.074526E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89434" calcext:value-type="float">
            <text:p>0.001589434</text:p>
          </table:table-cell>
          <table:table-cell table:number-columns-repeated="23"/>
        </table:table-row>
        <table:table-row table:style-name="ro1">
          <table:table-cell office:value-type="float" office:value="0.1230788" calcext:value-type="float">
            <text:p>0.1230788</text:p>
          </table:table-cell>
          <table:table-cell office:value-type="float" office:value="0.6491742" calcext:value-type="float">
            <text:p>0.6491742</text:p>
          </table:table-cell>
          <table:table-cell office:value-type="float" office:value="17.90534" calcext:value-type="float">
            <text:p>17.90534</text:p>
          </table:table-cell>
          <table:table-cell office:value-type="float" office:value="0.1230788" calcext:value-type="float">
            <text:p>0.1230788</text:p>
          </table:table-cell>
          <table:table-cell office:value-type="float" office:value="0.00000000004571802" calcext:value-type="float">
            <text:p>4.571802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79174" calcext:value-type="float">
            <text:p>0.001579174</text:p>
          </table:table-cell>
          <table:table-cell table:number-columns-repeated="23"/>
        </table:table-row>
        <table:table-row table:style-name="ro1">
          <table:table-cell office:value-type="float" office:value="0.639197" calcext:value-type="float">
            <text:p>0.639197</text:p>
          </table:table-cell>
          <table:table-cell office:value-type="float" office:value="0.2005021" calcext:value-type="float">
            <text:p>0.2005021</text:p>
          </table:table-cell>
          <table:table-cell office:value-type="float" office:value="1.638495E+017" calcext:value-type="float">
            <text:p>1.638495E+017</text:p>
          </table:table-cell>
          <table:table-cell office:value-type="float" office:value="0.639197" calcext:value-type="float">
            <text:p>0.639197</text:p>
          </table:table-cell>
          <table:table-cell office:value-type="float" office:value="0.0000000004732202" calcext:value-type="float">
            <text:p>4.732202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73838" calcext:value-type="float">
            <text:p>0.001573838</text:p>
          </table:table-cell>
          <table:table-cell table:number-columns-repeated="23"/>
        </table:table-row>
        <table:table-row table:style-name="ro1">
          <table:table-cell office:value-type="float" office:value="0.1176367" calcext:value-type="float">
            <text:p>0.1176367</text:p>
          </table:table-cell>
          <table:table-cell office:value-type="float" office:value="0.6582411" calcext:value-type="float">
            <text:p>0.6582411</text:p>
          </table:table-cell>
          <table:table-cell office:value-type="float" office:value="216.9412" calcext:value-type="float">
            <text:p>216.9412</text:p>
          </table:table-cell>
          <table:table-cell office:value-type="float" office:value="0.1176367" calcext:value-type="float">
            <text:p>0.1176367</text:p>
          </table:table-cell>
          <table:table-cell office:value-type="float" office:value="0.0014762" calcext:value-type="float">
            <text:p>0.00147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73083" calcext:value-type="float">
            <text:p>0.001573083</text:p>
          </table:table-cell>
          <table:table-cell table:number-columns-repeated="23"/>
        </table:table-row>
        <table:table-row table:style-name="ro1">
          <table:table-cell office:value-type="float" office:value="0.4739818" calcext:value-type="float">
            <text:p>0.4739818</text:p>
          </table:table-cell>
          <table:table-cell office:value-type="float" office:value="0.3115367" calcext:value-type="float">
            <text:p>0.3115367</text:p>
          </table:table-cell>
          <table:table-cell office:value-type="float" office:value="12.04061" calcext:value-type="float">
            <text:p>12.04061</text:p>
          </table:table-cell>
          <table:table-cell office:value-type="float" office:value="0.4739818" calcext:value-type="float">
            <text:p>0.4739818</text:p>
          </table:table-cell>
          <table:table-cell office:value-type="float" office:value="0.000000004412958" calcext:value-type="float">
            <text:p>4.412958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62747" calcext:value-type="float">
            <text:p>0.001562747</text:p>
          </table:table-cell>
          <table:table-cell table:number-columns-repeated="23"/>
        </table:table-row>
        <table:table-row table:style-name="ro1">
          <table:table-cell office:value-type="float" office:value="0.0955781" calcext:value-type="float">
            <text:p>0.0955781</text:p>
          </table:table-cell>
          <table:table-cell office:value-type="float" office:value="0.6908429" calcext:value-type="float">
            <text:p>0.6908429</text:p>
          </table:table-cell>
          <table:table-cell office:value-type="float" office:value="185.2202" calcext:value-type="float">
            <text:p>185.2202</text:p>
          </table:table-cell>
          <table:table-cell office:value-type="float" office:value="0.0955781" calcext:value-type="float">
            <text:p>0.0955781</text:p>
          </table:table-cell>
          <table:table-cell office:value-type="float" office:value="0.000000007959731" calcext:value-type="float">
            <text:p>0.000000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54554" calcext:value-type="float">
            <text:p>0.001554554</text:p>
          </table:table-cell>
          <table:table-cell table:number-columns-repeated="23"/>
        </table:table-row>
        <table:table-row table:style-name="ro1">
          <table:table-cell office:value-type="float" office:value="0.2516492" calcext:value-type="float">
            <text:p>0.2516492</text:p>
          </table:table-cell>
          <table:table-cell office:value-type="float" office:value="0.4983535" calcext:value-type="float">
            <text:p>0.4983535</text:p>
          </table:table-cell>
          <table:table-cell office:value-type="float" office:value="0.6954681" calcext:value-type="float">
            <text:p>0.6954681</text:p>
          </table:table-cell>
          <table:table-cell office:value-type="float" office:value="0.2516492" calcext:value-type="float">
            <text:p>0.2516492</text:p>
          </table:table-cell>
          <table:table-cell office:value-type="float" office:value="0.00000000006186884" calcext:value-type="float">
            <text:p>6.186884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43457" calcext:value-type="float">
            <text:p>0.001543457</text:p>
          </table:table-cell>
          <table:table-cell table:number-columns-repeated="23"/>
        </table:table-row>
        <table:table-row table:style-name="ro1">
          <table:table-cell office:value-type="float" office:value="0.08713503" calcext:value-type="float">
            <text:p>0.08713503</text:p>
          </table:table-cell>
          <table:table-cell office:value-type="float" office:value="0.7048136" calcext:value-type="float">
            <text:p>0.7048136</text:p>
          </table:table-cell>
          <table:table-cell office:value-type="float" office:value="5.808162" calcext:value-type="float">
            <text:p>5.808162</text:p>
          </table:table-cell>
          <table:table-cell office:value-type="float" office:value="0.08713503" calcext:value-type="float">
            <text:p>0.08713503</text:p>
          </table:table-cell>
          <table:table-cell office:value-type="float" office:value="0.00000000373965" calcext:value-type="float">
            <text:p>3.73965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39945" calcext:value-type="float">
            <text:p>0.001539945</text:p>
          </table:table-cell>
          <table:table-cell table:number-columns-repeated="23"/>
        </table:table-row>
        <table:table-row table:style-name="ro1">
          <table:table-cell office:value-type="float" office:value="0.2715083" calcext:value-type="float">
            <text:p>0.2715083</text:p>
          </table:table-cell>
          <table:table-cell office:value-type="float" office:value="0.4789354" calcext:value-type="float">
            <text:p>0.4789354</text:p>
          </table:table-cell>
          <table:table-cell office:value-type="float" office:value="9120.566" calcext:value-type="float">
            <text:p>9120.566</text:p>
          </table:table-cell>
          <table:table-cell office:value-type="float" office:value="0.2715083" calcext:value-type="float">
            <text:p>0.2715083</text:p>
          </table:table-cell>
          <table:table-cell office:value-type="float" office:value="0.000000004653683" calcext:value-type="float">
            <text:p>4.653683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35626" calcext:value-type="float">
            <text:p>0.001535626</text:p>
          </table:table-cell>
          <table:table-cell table:number-columns-repeated="23"/>
        </table:table-row>
        <table:table-row table:style-name="ro1">
          <table:table-cell office:value-type="float" office:value="0.4778608" calcext:value-type="float">
            <text:p>0.4778608</text:p>
          </table:table-cell>
          <table:table-cell office:value-type="float" office:value="0.3087252" calcext:value-type="float">
            <text:p>0.3087252</text:p>
          </table:table-cell>
          <table:table-cell office:value-type="float" office:value="3.115965" calcext:value-type="float">
            <text:p>3.115965</text:p>
          </table:table-cell>
          <table:table-cell office:value-type="float" office:value="0.4778608" calcext:value-type="float">
            <text:p>0.4778608</text:p>
          </table:table-cell>
          <table:table-cell office:value-type="float" office:value="0.0000000005137688" calcext:value-type="float">
            <text:p>5.137688E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35607" calcext:value-type="float">
            <text:p>0.001535607</text:p>
          </table:table-cell>
          <table:table-cell table:number-columns-repeated="23"/>
        </table:table-row>
        <table:table-row table:style-name="ro1">
          <table:table-cell office:value-type="float" office:value="0.9992449" calcext:value-type="float">
            <text:p>0.9992449</text:p>
          </table:table-cell>
          <table:table-cell office:value-type="float" office:value="0.0003776833" calcext:value-type="float">
            <text:p>0.0003776833</text:p>
          </table:table-cell>
          <table:table-cell office:value-type="float" office:value="52.43169" calcext:value-type="float">
            <text:p>52.43169</text:p>
          </table:table-cell>
          <table:table-cell office:value-type="float" office:value="0.9992449" calcext:value-type="float">
            <text:p>0.9992449</text:p>
          </table:table-cell>
          <table:table-cell office:value-type="float" office:value="0.00000009035984" calcext:value-type="float">
            <text:p>9.035984E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32378" calcext:value-type="float">
            <text:p>0.001532378</text:p>
          </table:table-cell>
          <table:table-cell table:number-columns-repeated="23"/>
        </table:table-row>
        <table:table-row table:style-name="ro1">
          <table:table-cell office:value-type="float" office:value="0.2840435" calcext:value-type="float">
            <text:p>0.2840435</text:p>
          </table:table-cell>
          <table:table-cell office:value-type="float" office:value="0.4670427" calcext:value-type="float">
            <text:p>0.4670427</text:p>
          </table:table-cell>
          <table:table-cell office:value-type="float" office:value="4852.147" calcext:value-type="float">
            <text:p>4852.147</text:p>
          </table:table-cell>
          <table:table-cell office:value-type="float" office:value="0.2840435" calcext:value-type="float">
            <text:p>0.2840435</text:p>
          </table:table-cell>
          <table:table-cell office:value-type="float" office:value="0.00000000668413" calcext:value-type="float">
            <text:p>6.68413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12732" calcext:value-type="float">
            <text:p>0.001512732</text:p>
          </table:table-cell>
          <table:table-cell table:number-columns-repeated="23"/>
        </table:table-row>
        <table:table-row table:style-name="ro1">
          <table:table-cell office:value-type="float" office:value="0.2715083" calcext:value-type="float">
            <text:p>0.2715083</text:p>
          </table:table-cell>
          <table:table-cell office:value-type="float" office:value="0.4789354" calcext:value-type="float">
            <text:p>0.4789354</text:p>
          </table:table-cell>
          <table:table-cell office:value-type="float" office:value="9120.566" calcext:value-type="float">
            <text:p>9120.566</text:p>
          </table:table-cell>
          <table:table-cell office:value-type="float" office:value="0.2715083" calcext:value-type="float">
            <text:p>0.2715083</text:p>
          </table:table-cell>
          <table:table-cell office:value-type="float" office:value="0.000000004653683" calcext:value-type="float">
            <text:p>4.653683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10459" calcext:value-type="float">
            <text:p>0.001510459</text:p>
          </table:table-cell>
          <table:table-cell table:number-columns-repeated="23"/>
        </table:table-row>
        <table:table-row table:style-name="ro1">
          <table:table-cell office:value-type="float" office:value="0.6552524" calcext:value-type="float">
            <text:p>0.6552524</text:p>
          </table:table-cell>
          <table:table-cell office:value-type="float" office:value="0.1905233" calcext:value-type="float">
            <text:p>0.1905233</text:p>
          </table:table-cell>
          <table:table-cell office:value-type="float" office:value="17.90925" calcext:value-type="float">
            <text:p>17.90925</text:p>
          </table:table-cell>
          <table:table-cell office:value-type="float" office:value="0.6552524" calcext:value-type="float">
            <text:p>0.6552524</text:p>
          </table:table-cell>
          <table:table-cell office:value-type="float" office:value="0.00000000103616" calcext:value-type="float">
            <text:p>0.00000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508425" calcext:value-type="float">
            <text:p>0.001508425</text:p>
          </table:table-cell>
          <table:table-cell table:number-columns-repeated="23"/>
        </table:table-row>
        <table:table-row table:style-name="ro1">
          <table:table-cell office:value-type="float" office:value="0.8243202" calcext:value-type="float">
            <text:p>0.8243202</text:p>
          </table:table-cell>
          <table:table-cell office:value-type="float" office:value="0.0920792" calcext:value-type="float">
            <text:p>0.0920792</text:p>
          </table:table-cell>
          <table:table-cell office:value-type="float" office:value="2291872000000" calcext:value-type="float">
            <text:p>2291872000000</text:p>
          </table:table-cell>
          <table:table-cell office:value-type="float" office:value="0.8243202" calcext:value-type="float">
            <text:p>0.8243202</text:p>
          </table:table-cell>
          <table:table-cell office:value-type="float" office:value="0.000000002131997" calcext:value-type="float">
            <text:p>2.131997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96595" calcext:value-type="float">
            <text:p>0.001496595</text:p>
          </table:table-cell>
          <table:table-cell table:number-columns-repeated="23"/>
        </table:table-row>
        <table:table-row table:style-name="ro1">
          <table:table-cell office:value-type="float" office:value="0.08624292" calcext:value-type="float">
            <text:p>0.08624292</text:p>
          </table:table-cell>
          <table:table-cell office:value-type="float" office:value="0.7063286" calcext:value-type="float">
            <text:p>0.7063286</text:p>
          </table:table-cell>
          <table:table-cell office:value-type="float" office:value="4.273879" calcext:value-type="float">
            <text:p>4.273879</text:p>
          </table:table-cell>
          <table:table-cell office:value-type="float" office:value="0.08624292" calcext:value-type="float">
            <text:p>0.08624292</text:p>
          </table:table-cell>
          <table:table-cell office:value-type="float" office:value="0.000000001287084" calcext:value-type="float">
            <text:p>1.287084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96128" calcext:value-type="float">
            <text:p>0.001496128</text:p>
          </table:table-cell>
          <table:table-cell table:number-columns-repeated="23"/>
        </table:table-row>
        <table:table-row table:style-name="ro1">
          <table:table-cell office:value-type="float" office:value="0.1230788" calcext:value-type="float">
            <text:p>0.1230788</text:p>
          </table:table-cell>
          <table:table-cell office:value-type="float" office:value="0.6491742" calcext:value-type="float">
            <text:p>0.6491742</text:p>
          </table:table-cell>
          <table:table-cell office:value-type="float" office:value="17.90534" calcext:value-type="float">
            <text:p>17.90534</text:p>
          </table:table-cell>
          <table:table-cell office:value-type="float" office:value="0.1230788" calcext:value-type="float">
            <text:p>0.1230788</text:p>
          </table:table-cell>
          <table:table-cell office:value-type="float" office:value="0.00000000004571802" calcext:value-type="float">
            <text:p>4.571802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92224" calcext:value-type="float">
            <text:p>0.001492224</text:p>
          </table:table-cell>
          <table:table-cell table:number-columns-repeated="23"/>
        </table:table-row>
        <table:table-row table:style-name="ro1">
          <table:table-cell office:value-type="float" office:value="0.6195842" calcext:value-type="float">
            <text:p>0.6195842</text:p>
          </table:table-cell>
          <table:table-cell office:value-type="float" office:value="0.2128633" calcext:value-type="float">
            <text:p>0.2128633</text:p>
          </table:table-cell>
          <table:table-cell office:value-type="float" office:value="5.054085" calcext:value-type="float">
            <text:p>5.054085</text:p>
          </table:table-cell>
          <table:table-cell office:value-type="float" office:value="0.6195842" calcext:value-type="float">
            <text:p>0.6195842</text:p>
          </table:table-cell>
          <table:table-cell office:value-type="float" office:value="0.000000000004401109" calcext:value-type="float">
            <text:p>4.401109E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86527" calcext:value-type="float">
            <text:p>0.001486527</text:p>
          </table:table-cell>
          <table:table-cell table:number-columns-repeated="23"/>
        </table:table-row>
        <table:table-row table:style-name="ro1">
          <table:table-cell office:value-type="float" office:value="0.1027593" calcext:value-type="float">
            <text:p>0.1027593</text:p>
          </table:table-cell>
          <table:table-cell office:value-type="float" office:value="0.679439" calcext:value-type="float">
            <text:p>0.679439</text:p>
          </table:table-cell>
          <table:table-cell office:value-type="float" office:value="94801.4" calcext:value-type="float">
            <text:p>94801.4</text:p>
          </table:table-cell>
          <table:table-cell office:value-type="float" office:value="0.1027593" calcext:value-type="float">
            <text:p>0.1027593</text:p>
          </table:table-cell>
          <table:table-cell office:value-type="float" office:value="0.00000000005055972" calcext:value-type="float">
            <text:p>5.055972E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74239" calcext:value-type="float">
            <text:p>0.001474239</text:p>
          </table:table-cell>
          <table:table-cell table:number-columns-repeated="23"/>
        </table:table-row>
        <table:table-row table:style-name="ro1">
          <table:table-cell office:value-type="float" office:value="0.1002277" calcext:value-type="float">
            <text:p>0.1002277</text:p>
          </table:table-cell>
          <table:table-cell office:value-type="float" office:value="0.6834124" calcext:value-type="float">
            <text:p>0.6834124</text:p>
          </table:table-cell>
          <table:table-cell office:value-type="float" office:value="4745.057" calcext:value-type="float">
            <text:p>4745.057</text:p>
          </table:table-cell>
          <table:table-cell office:value-type="float" office:value="0.1002277" calcext:value-type="float">
            <text:p>0.1002277</text:p>
          </table:table-cell>
          <table:table-cell office:value-type="float" office:value="0.000000002646314" calcext:value-type="float">
            <text:p>2.646314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57612" calcext:value-type="float">
            <text:p>0.001457612</text:p>
          </table:table-cell>
          <table:table-cell table:number-columns-repeated="23"/>
        </table:table-row>
        <table:table-row table:style-name="ro1">
          <table:table-cell office:value-type="float" office:value="0.2840435" calcext:value-type="float">
            <text:p>0.2840435</text:p>
          </table:table-cell>
          <table:table-cell office:value-type="float" office:value="0.4670427" calcext:value-type="float">
            <text:p>0.4670427</text:p>
          </table:table-cell>
          <table:table-cell office:value-type="float" office:value="4852.147" calcext:value-type="float">
            <text:p>4852.147</text:p>
          </table:table-cell>
          <table:table-cell office:value-type="float" office:value="0.2840435" calcext:value-type="float">
            <text:p>0.2840435</text:p>
          </table:table-cell>
          <table:table-cell office:value-type="float" office:value="0.00000000668413" calcext:value-type="float">
            <text:p>6.68413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33391" calcext:value-type="float">
            <text:p>0.001433391</text:p>
          </table:table-cell>
          <table:table-cell table:number-columns-repeated="23"/>
        </table:table-row>
        <table:table-row table:style-name="ro1">
          <table:table-cell office:value-type="float" office:value="0.4310309" calcext:value-type="float">
            <text:p>0.4310309</text:p>
          </table:table-cell>
          <table:table-cell office:value-type="float" office:value="0.3434705" calcext:value-type="float">
            <text:p>0.3434705</text:p>
          </table:table-cell>
          <table:table-cell office:value-type="float" office:value="0.7041946" calcext:value-type="float">
            <text:p>0.7041946</text:p>
          </table:table-cell>
          <table:table-cell office:value-type="float" office:value="0.4310309" calcext:value-type="float">
            <text:p>0.4310309</text:p>
          </table:table-cell>
          <table:table-cell office:value-type="float" office:value="0.000000001282622" calcext:value-type="float">
            <text:p>1.282622E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30849" calcext:value-type="float">
            <text:p>0.001430849</text:p>
          </table:table-cell>
          <table:table-cell table:number-columns-repeated="23"/>
        </table:table-row>
        <table:table-row table:style-name="ro1">
          <table:table-cell office:value-type="float" office:value="0.2926876" calcext:value-type="float">
            <text:p>0.2926876</text:p>
          </table:table-cell>
          <table:table-cell office:value-type="float" office:value="0.4589939" calcext:value-type="float">
            <text:p>0.4589939</text:p>
          </table:table-cell>
          <table:table-cell office:value-type="float" office:value="32.57411" calcext:value-type="float">
            <text:p>32.57411</text:p>
          </table:table-cell>
          <table:table-cell office:value-type="float" office:value="0.2926876" calcext:value-type="float">
            <text:p>0.2926876</text:p>
          </table:table-cell>
          <table:table-cell office:value-type="float" office:value="0.000000000002608752" calcext:value-type="float">
            <text:p>2.608752E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429023" calcext:value-type="float">
            <text:p>0.001429023</text:p>
          </table:table-cell>
          <table:table-cell table:number-columns-repeated="23"/>
        </table:table-row>
        <table:table-row table:style-name="ro1">
          <table:table-cell office:value-type="float" office:value="0.8152457" calcext:value-type="float">
            <text:p>0.8152457</text:p>
          </table:table-cell>
          <table:table-cell office:value-type="float" office:value="0.09709057" calcext:value-type="float">
            <text:p>0.09709057</text:p>
          </table:table-cell>
          <table:table-cell office:value-type="float" office:value="384.7859" calcext:value-type="float">
            <text:p>384.7859</text:p>
          </table:table-cell>
          <table:table-cell office:value-type="float" office:value="0.8152457" calcext:value-type="float">
            <text:p>0.8152457</text:p>
          </table:table-cell>
          <table:table-cell office:value-type="float" office:value="0.0000002462864" calcext:value-type="float">
            <text:p>2.462864E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1393667" calcext:value-type="float">
            <text:p>0.001393667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6:06:54.654483341</dc:date>
    <meta:editing-duration>PT40S</meta:editing-duration>
    <meta:editing-cycles>1</meta:editing-cycles>
    <meta:document-statistic meta:table-count="1" meta:cell-count="163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scatter" chart:style-name="ch1">
        <chart:legend chart:legend-position="end" svg:x="13.746cm" svg:y="4.203cm" style:legend-expansion="high" chart:style-name="ch2"/>
        <chart:plot-area chart:style-name="ch3" table:cell-range-address="best_pop.A3:best_pop.B202" svg:x="0.32cm" svg:y="0.18cm" svg:width="13.106cm" svg:height="8.645cm">
          <chartooo:coordinate-region svg:x="1.047cm" svg:y="0.38cm" svg:width="12.139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202" chart:class="chart:scatter">
            <chart:domain table:cell-range-address="best_pop.A3:best_pop.A202"/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est_pop.A3:best_pop.A202</svg:desc>
                </draw:g>
              </table:table-cell>
              <table:table-cell office:value-type="float" office:value="0.00000000529408">
                <text:p>0.00000000529408</text:p>
                <draw:g>
                  <svg:desc>best_pop.B3:best_pop.B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096451">
                <text:p>1.096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929617">
                <text:p>0.07929617</text:p>
              </table:table-cell>
              <table:table-cell office:value-type="float" office:value="0.7184042">
                <text:p>0.7184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22931E-015">
                <text:p>4.322931E-015</text:p>
              </table:table-cell>
              <table:table-cell office:value-type="float" office:value="1.045032">
                <text:p>1.045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90492">
                <text:p>0.2490492</text:p>
              </table:table-cell>
              <table:table-cell office:value-type="float" office:value="0.5009517">
                <text:p>0.5009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42908">
                <text:p>0.1342908</text:p>
              </table:table-cell>
              <table:table-cell office:value-type="float" office:value="0.6335429">
                <text:p>0.6335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52798">
                <text:p>0.3052798</text:p>
              </table:table-cell>
              <table:table-cell office:value-type="float" office:value="0.4474787">
                <text:p>0.4474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85006">
                <text:p>0.4285006</text:p>
              </table:table-cell>
              <table:table-cell office:value-type="float" office:value="0.3454004">
                <text:p>0.3454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2261">
                <text:p>0.612261</text:p>
              </table:table-cell>
              <table:table-cell office:value-type="float" office:value="0.2175289">
                <text:p>0.21752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87">
                <text:p>0.7987</text:p>
              </table:table-cell>
              <table:table-cell office:value-type="float" office:value="0.1062998">
                <text:p>0.1062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00268">
                <text:p>0.8500268</text:p>
              </table:table-cell>
              <table:table-cell office:value-type="float" office:value="0.07803109">
                <text:p>0.07803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57241">
                <text:p>0.6657241</text:p>
              </table:table-cell>
              <table:table-cell office:value-type="float" office:value="0.1840808">
                <text:p>0.18408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7106">
                <text:p>0.987106</text:p>
              </table:table-cell>
              <table:table-cell office:value-type="float" office:value="0.006467911">
                <text:p>0.0064679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3901">
                <text:p>0.483901</text:p>
              </table:table-cell>
              <table:table-cell office:value-type="float" office:value="0.3043701">
                <text:p>0.30437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3901">
                <text:p>0.483901</text:p>
              </table:table-cell>
              <table:table-cell office:value-type="float" office:value="0.3043701">
                <text:p>0.3043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812395E-016">
                <text:p>8.812395E-016</text:p>
              </table:table-cell>
              <table:table-cell office:value-type="float" office:value="1.045032">
                <text:p>1.045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40834E-016">
                <text:p>1.040834E-016</text:p>
              </table:table-cell>
              <table:table-cell office:value-type="float" office:value="1.086634">
                <text:p>1.086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47556">
                <text:p>0.6347556</text:p>
              </table:table-cell>
              <table:table-cell office:value-type="float" office:value="0.2032845">
                <text:p>0.2032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00797">
                <text:p>0.6300797</text:p>
              </table:table-cell>
              <table:table-cell office:value-type="float" office:value="0.2062244">
                <text:p>0.2062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86763">
                <text:p>0.4586763</text:p>
              </table:table-cell>
              <table:table-cell office:value-type="float" office:value="0.3227435">
                <text:p>0.3227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40834E-016">
                <text:p>1.040834E-016</text:p>
              </table:table-cell>
              <table:table-cell office:value-type="float" office:value="1.086634">
                <text:p>1.086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474137">
                <text:p>0.6474137</text:p>
              </table:table-cell>
              <table:table-cell office:value-type="float" office:value="0.1953798">
                <text:p>0.19537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27773">
                <text:p>0.8327773</text:p>
              </table:table-cell>
              <table:table-cell office:value-type="float" office:value="0.08743386">
                <text:p>0.087433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84462">
                <text:p>0.2884462</text:p>
              </table:table-cell>
              <table:table-cell office:value-type="float" office:value="0.4629282">
                <text:p>0.4629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60019">
                <text:p>0.2960019</text:p>
              </table:table-cell>
              <table:table-cell office:value-type="float" office:value="0.4559403">
                <text:p>0.4559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61669">
                <text:p>0.2861669</text:p>
              </table:table-cell>
              <table:table-cell office:value-type="float" office:value="0.4650543">
                <text:p>0.46505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04679">
                <text:p>0.8404679</text:p>
              </table:table-cell>
              <table:table-cell office:value-type="float" office:value="0.08322976">
                <text:p>0.083229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683556">
                <text:p>0.4683556</text:p>
              </table:table-cell>
              <table:table-cell office:value-type="float" office:value="0.3156349">
                <text:p>0.3156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96644">
                <text:p>0.2696644</text:p>
              </table:table-cell>
              <table:table-cell office:value-type="float" office:value="0.4807078">
                <text:p>0.4807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40981">
                <text:p>0.4540981</text:p>
              </table:table-cell>
              <table:table-cell office:value-type="float" office:value="0.326132">
                <text:p>0.326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24202">
                <text:p>0.3024202</text:p>
              </table:table-cell>
              <table:table-cell office:value-type="float" office:value="0.4500726">
                <text:p>0.45007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776149">
                <text:p>0.2776149</text:p>
              </table:table-cell>
              <table:table-cell office:value-type="float" office:value="0.4731085">
                <text:p>0.4731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100584">
                <text:p>0.08100584</text:p>
              </table:table-cell>
              <table:table-cell office:value-type="float" office:value="0.7153847">
                <text:p>0.71538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724682">
                <text:p>0.4724682</text:p>
              </table:table-cell>
              <table:table-cell office:value-type="float" office:value="0.3126368">
                <text:p>0.31263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17241">
                <text:p>0.9917241</text:p>
              </table:table-cell>
              <table:table-cell office:value-type="float" office:value="0.004146555">
                <text:p>0.0041465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503087">
                <text:p>0.6503087</text:p>
              </table:table-cell>
              <table:table-cell office:value-type="float" office:value="0.1935828">
                <text:p>0.1935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43891">
                <text:p>0.9943891</text:p>
              </table:table-cell>
              <table:table-cell office:value-type="float" office:value="0.002809382">
                <text:p>0.0028093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30162">
                <text:p>0.2630162</text:p>
              </table:table-cell>
              <table:table-cell office:value-type="float" office:value="0.4871489">
                <text:p>0.48714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188003">
                <text:p>0.8188003</text:p>
              </table:table-cell>
              <table:table-cell office:value-type="float" office:value="0.09512413">
                <text:p>0.095124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90714">
                <text:p>0.4390714</text:p>
              </table:table-cell>
              <table:table-cell office:value-type="float" office:value="0.3373754">
                <text:p>0.33737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372202">
                <text:p>0.6372202</text:p>
              </table:table-cell>
              <table:table-cell office:value-type="float" office:value="0.2017393">
                <text:p>0.20173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427494">
                <text:p>0.4427494</text:p>
              </table:table-cell>
              <table:table-cell office:value-type="float" office:value="0.3346058">
                <text:p>0.3346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78453">
                <text:p>0.8278453</text:p>
              </table:table-cell>
              <table:table-cell office:value-type="float" office:value="0.09013998">
                <text:p>0.09013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696455">
                <text:p>0.4696455</text:p>
              </table:table-cell>
              <table:table-cell office:value-type="float" office:value="0.3146931">
                <text:p>0.31469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164468">
                <text:p>0.6164468</text:p>
              </table:table-cell>
              <table:table-cell office:value-type="float" office:value="0.2148588">
                <text:p>0.2148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081892">
                <text:p>0.09081892</text:p>
              </table:table-cell>
              <table:table-cell office:value-type="float" office:value="0.6986382">
                <text:p>0.6986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94803">
                <text:p>0.9894803</text:p>
              </table:table-cell>
              <table:table-cell office:value-type="float" office:value="0.005273775">
                <text:p>0.0052737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0737">
                <text:p>0.480737</text:p>
              </table:table-cell>
              <table:table-cell office:value-type="float" office:value="0.306648">
                <text:p>0.3066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272934">
                <text:p>0.09272934</text:p>
              </table:table-cell>
              <table:table-cell office:value-type="float" office:value="0.6954851">
                <text:p>0.69548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42153">
                <text:p>0.2542153</text:p>
              </table:table-cell>
              <table:table-cell office:value-type="float" office:value="0.4958023">
                <text:p>0.49580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627664">
                <text:p>0.4627664</text:p>
              </table:table-cell>
              <table:table-cell office:value-type="float" office:value="0.3197307">
                <text:p>0.31973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721252">
                <text:p>0.09721252</text:p>
              </table:table-cell>
              <table:table-cell office:value-type="float" office:value="0.6882108">
                <text:p>0.6882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038253">
                <text:p>0.8038253</text:p>
              </table:table-cell>
              <table:table-cell office:value-type="float" office:value="0.103437">
                <text:p>0.1034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367253">
                <text:p>0.8367253</text:p>
              </table:table-cell>
              <table:table-cell office:value-type="float" office:value="0.08527312">
                <text:p>0.08527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9818036">
                <text:p>0.09818036</text:p>
              </table:table-cell>
              <table:table-cell office:value-type="float" office:value="0.6866625">
                <text:p>0.6866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54732">
                <text:p>0.1054732</text:p>
              </table:table-cell>
              <table:table-cell office:value-type="float" office:value="0.6752336">
                <text:p>0.6752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987854">
                <text:p>0.2987854</text:p>
              </table:table-cell>
              <table:table-cell office:value-type="float" office:value="0.4533873">
                <text:p>0.45338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66583">
                <text:p>0.1266583</text:p>
              </table:table-cell>
              <table:table-cell office:value-type="float" office:value="0.6441091">
                <text:p>0.64410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074463">
                <text:p>0.8074463</text:p>
              </table:table-cell>
              <table:table-cell office:value-type="float" office:value="0.1014199">
                <text:p>0.10141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447163">
                <text:p>0.6447163</text:p>
              </table:table-cell>
              <table:table-cell office:value-type="float" office:value="0.1970577">
                <text:p>0.19705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649424">
                <text:p>0.4649424</text:p>
              </table:table-cell>
              <table:table-cell office:value-type="float" office:value="0.3181332">
                <text:p>0.3181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08031">
                <text:p>0.2908031</text:p>
              </table:table-cell>
              <table:table-cell office:value-type="float" office:value="0.4607383">
                <text:p>0.46073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72566">
                <text:p>0.1072566</text:p>
              </table:table-cell>
              <table:table-cell office:value-type="float" office:value="0.6724995">
                <text:p>0.67249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993448">
                <text:p>0.2993448</text:p>
              </table:table-cell>
              <table:table-cell office:value-type="float" office:value="0.4528759">
                <text:p>0.4528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608632">
                <text:p>0.6608632</text:p>
              </table:table-cell>
              <table:table-cell office:value-type="float" office:value="0.1870651">
                <text:p>0.18706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29128">
                <text:p>0.2729128</text:p>
              </table:table-cell>
              <table:table-cell office:value-type="float" office:value="0.4775897">
                <text:p>0.4775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205836">
                <text:p>0.8205836</text:p>
              </table:table-cell>
              <table:table-cell office:value-type="float" office:value="0.09413941">
                <text:p>0.09413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0162">
                <text:p>0.130162</text:p>
              </table:table-cell>
              <table:table-cell office:value-type="float" office:value="0.6392202">
                <text:p>0.6392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09206">
                <text:p>0.1009206</text:p>
              </table:table-cell>
              <table:table-cell office:value-type="float" office:value="0.68232">
                <text:p>0.68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17077">
                <text:p>0.1217077</text:p>
              </table:table-cell>
              <table:table-cell office:value-type="float" office:value="0.6511338">
                <text:p>0.65113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53832">
                <text:p>0.8053832</text:p>
              </table:table-cell>
              <table:table-cell office:value-type="float" office:value="0.1025685">
                <text:p>0.10256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78046">
                <text:p>0.2578046</text:p>
              </table:table-cell>
              <table:table-cell office:value-type="float" office:value="0.4922554">
                <text:p>0.49225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61099">
                <text:p>0.461099</text:p>
              </table:table-cell>
              <table:table-cell office:value-type="float" office:value="0.3209573">
                <text:p>0.32095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53246">
                <text:p>0.4453246</text:p>
              </table:table-cell>
              <table:table-cell office:value-type="float" office:value="0.3326735">
                <text:p>0.33267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213473">
                <text:p>0.08213473</text:p>
              </table:table-cell>
              <table:table-cell office:value-type="float" office:value="0.7134084">
                <text:p>0.71340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159175">
                <text:p>0.8159175</text:p>
              </table:table-cell>
              <table:table-cell office:value-type="float" office:value="0.09671847">
                <text:p>0.096718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795412">
                <text:p>0.2795412</text:p>
              </table:table-cell>
              <table:table-cell office:value-type="float" office:value="0.4712834">
                <text:p>0.47128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251441">
                <text:p>0.8251441</text:p>
              </table:table-cell>
              <table:table-cell office:value-type="float" office:value="0.09162558">
                <text:p>0.091625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97012">
                <text:p>0.1097012</text:p>
              </table:table-cell>
              <table:table-cell office:value-type="float" office:value="0.6687884">
                <text:p>0.66878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824123">
                <text:p>0.4824123</text:p>
              </table:table-cell>
              <table:table-cell office:value-type="float" office:value="0.3054409">
                <text:p>0.30544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035095">
                <text:p>0.3035095</text:p>
              </table:table-cell>
              <table:table-cell office:value-type="float" office:value="0.4490831">
                <text:p>0.44908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458094">
                <text:p>0.09458094</text:p>
              </table:table-cell>
              <table:table-cell office:value-type="float" office:value="0.6924599">
                <text:p>0.69245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7227">
                <text:p>0.837227</text:p>
              </table:table-cell>
              <table:table-cell office:value-type="float" office:value="0.08499891">
                <text:p>0.084998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26119">
                <text:p>0.8426119</text:p>
              </table:table-cell>
              <table:table-cell office:value-type="float" office:value="0.08206104">
                <text:p>0.082061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25678">
                <text:p>0.1325678</text:p>
              </table:table-cell>
              <table:table-cell office:value-type="float" office:value="0.6359013">
                <text:p>0.63590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011534">
                <text:p>0.8011534</text:p>
              </table:table-cell>
              <table:table-cell office:value-type="float" office:value="0.1049283">
                <text:p>0.10492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89613">
                <text:p>0.1189613</text:p>
              </table:table-cell>
              <table:table-cell office:value-type="float" office:value="0.6550923">
                <text:p>0.6550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608116">
                <text:p>0.2608116</text:p>
              </table:table-cell>
              <table:table-cell office:value-type="float" office:value="0.4893029">
                <text:p>0.48930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568959">
                <text:p>0.6568959</text:p>
              </table:table-cell>
              <table:table-cell office:value-type="float" office:value="0.1895089">
                <text:p>0.18950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972569">
                <text:p>0.09972569</text:p>
              </table:table-cell>
              <table:table-cell office:value-type="float" office:value="0.6842063">
                <text:p>0.68420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287093">
                <text:p>0.6287093</text:p>
              </table:table-cell>
              <table:table-cell office:value-type="float" office:value="0.2070881">
                <text:p>0.20708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511906">
                <text:p>0.2511906</text:p>
              </table:table-cell>
              <table:table-cell office:value-type="float" office:value="0.4988108">
                <text:p>0.49881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79623">
                <text:p>0.6179623</text:p>
              </table:table-cell>
              <table:table-cell office:value-type="float" office:value="0.2138942">
                <text:p>0.21389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26906">
                <text:p>0.626906</text:p>
              </table:table-cell>
              <table:table-cell office:value-type="float" office:value="0.208226">
                <text:p>0.2082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79266">
                <text:p>0.4479266</text:p>
              </table:table-cell>
              <table:table-cell office:value-type="float" office:value="0.3307271">
                <text:p>0.33072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28081">
                <text:p>0.2528081</text:p>
              </table:table-cell>
              <table:table-cell office:value-type="float" office:value="0.4971997">
                <text:p>0.49719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645261">
                <text:p>0.2645261</text:p>
              </table:table-cell>
              <table:table-cell office:value-type="float" office:value="0.4856789">
                <text:p>0.4856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65601">
                <text:p>0.9965601</text:p>
              </table:table-cell>
              <table:table-cell office:value-type="float" office:value="0.001721442">
                <text:p>0.0017214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90474">
                <text:p>0.2590474</text:p>
              </table:table-cell>
              <table:table-cell office:value-type="float" office:value="0.491033">
                <text:p>0.4910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125667">
                <text:p>0.1125667</text:p>
              </table:table-cell>
              <table:table-cell office:value-type="float" office:value="0.6644903">
                <text:p>0.66449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536547">
                <text:p>0.08536547</text:p>
              </table:table-cell>
              <table:table-cell office:value-type="float" office:value="0.7078263">
                <text:p>0.7078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291244">
                <text:p>0.1291244</text:p>
              </table:table-cell>
              <table:table-cell office:value-type="float" office:value="0.6406612">
                <text:p>0.64066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783671">
                <text:p>0.4783671</text:p>
              </table:table-cell>
              <table:table-cell office:value-type="float" office:value="0.3083591">
                <text:p>0.30835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527776">
                <text:p>0.6527776</text:p>
              </table:table-cell>
              <table:table-cell office:value-type="float" office:value="0.1920534">
                <text:p>0.19205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47395">
                <text:p>0.4347395</text:p>
              </table:table-cell>
              <table:table-cell office:value-type="float" office:value="0.3406522">
                <text:p>0.34065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248047">
                <text:p>0.1248047</text:p>
              </table:table-cell>
              <table:table-cell office:value-type="float" office:value="0.646723">
                <text:p>0.6467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437316">
                <text:p>0.6437316</text:p>
              </table:table-cell>
              <table:table-cell office:value-type="float" office:value="0.1976711">
                <text:p>0.19767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136848">
                <text:p>0.6136848</text:p>
              </table:table-cell>
              <table:table-cell office:value-type="float" office:value="0.2166197">
                <text:p>0.21661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9347553">
                <text:p>0.09347553</text:p>
              </table:table-cell>
              <table:table-cell office:value-type="float" office:value="0.6942623">
                <text:p>0.69426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480912">
                <text:p>0.8480912</text:p>
              </table:table-cell>
              <table:table-cell office:value-type="float" office:value="0.07908146">
                <text:p>0.079081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308951">
                <text:p>0.8308951</text:p>
              </table:table-cell>
              <table:table-cell office:value-type="float" office:value="0.08846573">
                <text:p>0.088465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297202">
                <text:p>0.8297202</text:p>
              </table:table-cell>
              <table:table-cell office:value-type="float" office:value="0.08911023">
                <text:p>0.089110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53457">
                <text:p>0.8453457</text:p>
              </table:table-cell>
              <table:table-cell office:value-type="float" office:value="0.08057333">
                <text:p>0.08057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3373">
                <text:p>0.43373</text:p>
              </table:table-cell>
              <table:table-cell office:value-type="float" office:value="0.3414182">
                <text:p>0.34141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755382">
                <text:p>0.2755382</text:p>
              </table:table-cell>
              <table:table-cell office:value-type="float" office:value="0.4750827">
                <text:p>0.47508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88635">
                <text:p>0.1088635</text:p>
              </table:table-cell>
              <table:table-cell office:value-type="float" office:value="0.6700553">
                <text:p>0.67005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673398">
                <text:p>0.2673398</text:p>
              </table:table-cell>
              <table:table-cell office:value-type="float" office:value="0.4829509">
                <text:p>0.48295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36385">
                <text:p>0.1136385</text:p>
              </table:table-cell>
              <table:table-cell office:value-type="float" office:value="0.6628969">
                <text:p>0.66289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745126">
                <text:p>0.2745126</text:p>
              </table:table-cell>
              <table:table-cell office:value-type="float" office:value="0.4760605">
                <text:p>0.47606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437006">
                <text:p>0.08437006</text:p>
              </table:table-cell>
              <table:table-cell office:value-type="float" office:value="0.7095348">
                <text:p>0.70953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626348">
                <text:p>0.6626348</text:p>
              </table:table-cell>
              <table:table-cell office:value-type="float" office:value="0.1859761">
                <text:p>0.18597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78633">
                <text:p>0.1178633</text:p>
              </table:table-cell>
              <table:table-cell office:value-type="float" office:value="0.6566878">
                <text:p>0.65668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469563">
                <text:p>0.8469563</text:p>
              </table:table-cell>
              <table:table-cell office:value-type="float" office:value="0.07969771">
                <text:p>0.079697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439023">
                <text:p>0.8439023</text:p>
              </table:table-cell>
              <table:table-cell office:value-type="float" office:value="0.08135843">
                <text:p>0.081358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595497">
                <text:p>0.4595497</text:p>
              </table:table-cell>
              <table:table-cell office:value-type="float" office:value="0.3220991">
                <text:p>0.32209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00667">
                <text:p>0.1200667</text:p>
              </table:table-cell>
              <table:table-cell office:value-type="float" office:value="0.6534936">
                <text:p>0.65349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30737">
                <text:p>0.0830737</text:p>
              </table:table-cell>
              <table:table-cell office:value-type="float" office:value="0.7117749">
                <text:p>0.71177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223741">
                <text:p>0.6223741</text:p>
              </table:table-cell>
              <table:table-cell office:value-type="float" office:value="0.2110931">
                <text:p>0.21109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093681">
                <text:p>0.8093681</text:p>
              </table:table-cell>
              <table:table-cell office:value-type="float" office:value="0.100357">
                <text:p>0.1003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77361">
                <text:p>0.9977361</text:p>
              </table:table-cell>
              <table:table-cell office:value-type="float" office:value="0.001132592">
                <text:p>0.0011325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829902">
                <text:p>0.2829902</text:p>
              </table:table-cell>
              <table:table-cell office:value-type="float" office:value="0.4680318">
                <text:p>0.46803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403701">
                <text:p>0.6403701</text:p>
              </table:table-cell>
              <table:table-cell office:value-type="float" office:value="0.1997687">
                <text:p>0.19976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144513">
                <text:p>0.1144513</text:p>
              </table:table-cell>
              <table:table-cell office:value-type="float" office:value="0.6616934">
                <text:p>0.66169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38619">
                <text:p>0.1338619</text:p>
              </table:table-cell>
              <table:table-cell office:value-type="float" office:value="0.6341293">
                <text:p>0.63412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549658">
                <text:p>0.6549658</text:p>
              </table:table-cell>
              <table:table-cell office:value-type="float" office:value="0.1907005">
                <text:p>0.19070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519316">
                <text:p>0.6519316</text:p>
              </table:table-cell>
              <table:table-cell office:value-type="float" office:value="0.1925772">
                <text:p>0.19257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225256">
                <text:p>0.8225256</text:p>
              </table:table-cell>
              <table:table-cell office:value-type="float" office:value="0.09306804">
                <text:p>0.093068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117871">
                <text:p>0.8117871</text:p>
              </table:table-cell>
              <table:table-cell office:value-type="float" office:value="0.09900772">
                <text:p>0.099007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78302">
                <text:p>0.1078302</text:p>
              </table:table-cell>
              <table:table-cell office:value-type="float" office:value="0.671625">
                <text:p>0.671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656009">
                <text:p>0.2656009</text:p>
              </table:table-cell>
              <table:table-cell office:value-type="float" office:value="0.4846352">
                <text:p>0.4846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280586">
                <text:p>0.1280586</text:p>
              </table:table-cell>
              <table:table-cell office:value-type="float" office:value="0.6421472">
                <text:p>0.64214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207045">
                <text:p>0.1207045</text:p>
              </table:table-cell>
              <table:table-cell office:value-type="float" office:value="0.6525745">
                <text:p>0.65257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590283">
                <text:p>0.6590283</text:p>
              </table:table-cell>
              <table:table-cell office:value-type="float" office:value="0.1881944">
                <text:p>0.18819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65284">
                <text:p>0.4365284</text:p>
              </table:table-cell>
              <table:table-cell office:value-type="float" office:value="0.3392976">
                <text:p>0.33929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521833">
                <text:p>0.4521833</text:p>
              </table:table-cell>
              <table:table-cell office:value-type="float" office:value="0.3275542">
                <text:p>0.32755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004211">
                <text:p>0.8004211</text:p>
              </table:table-cell>
              <table:table-cell office:value-type="float" office:value="0.1053375">
                <text:p>0.1053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9003363">
                <text:p>0.09003363</text:p>
              </table:table-cell>
              <table:table-cell office:value-type="float" office:value="0.699944">
                <text:p>0.6999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649424">
                <text:p>0.4649424</text:p>
              </table:table-cell>
              <table:table-cell office:value-type="float" office:value="0.3181332">
                <text:p>0.31813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447397">
                <text:p>0.4447397</text:p>
              </table:table-cell>
              <table:table-cell office:value-type="float" office:value="0.3331119">
                <text:p>0.33311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759452">
                <text:p>0.4759452</text:p>
              </table:table-cell>
              <table:table-cell office:value-type="float" office:value="0.3101122">
                <text:p>0.31011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385969">
                <text:p>0.4385969</text:p>
              </table:table-cell>
              <table:table-cell office:value-type="float" office:value="0.3377336">
                <text:p>0.33773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243784">
                <text:p>0.1243784</text:p>
              </table:table-cell>
              <table:table-cell office:value-type="float" office:value="0.6473268">
                <text:p>0.64732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819405">
                <text:p>0.2819405</text:p>
              </table:table-cell>
              <table:table-cell office:value-type="float" office:value="0.4690193">
                <text:p>0.46901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369473">
                <text:p>0.4369473</text:p>
              </table:table-cell>
              <table:table-cell office:value-type="float" office:value="0.3389801">
                <text:p>0.33898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502702">
                <text:p>0.4502702</text:p>
              </table:table-cell>
              <table:table-cell office:value-type="float" office:value="0.3289782">
                <text:p>0.32897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915224">
                <text:p>0.2915224</text:p>
              </table:table-cell>
              <table:table-cell office:value-type="float" office:value="0.4600718">
                <text:p>0.46007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110885">
                <text:p>0.1110885</text:p>
              </table:table-cell>
              <table:table-cell office:value-type="float" office:value="0.6667005">
                <text:p>0.66670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87106">
                <text:p>0.987106</text:p>
              </table:table-cell>
              <table:table-cell office:value-type="float" office:value="0.006467911">
                <text:p>0.0064679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320564">
                <text:p>0.4320564</text:p>
              </table:table-cell>
              <table:table-cell office:value-type="float" office:value="0.34269">
                <text:p>0.342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61971">
                <text:p>0.2561971</text:p>
              </table:table-cell>
              <table:table-cell office:value-type="float" office:value="0.4938408">
                <text:p>0.49384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492149">
                <text:p>0.4492149</text:p>
              </table:table-cell>
              <table:table-cell office:value-type="float" office:value="0.329765">
                <text:p>0.3297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955781">
                <text:p>0.0955781</text:p>
              </table:table-cell>
              <table:table-cell office:value-type="float" office:value="0.6908429">
                <text:p>0.69084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561971">
                <text:p>0.2561971</text:p>
              </table:table-cell>
              <table:table-cell office:value-type="float" office:value="0.4938408">
                <text:p>0.49384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431689">
                <text:p>0.4431689</text:p>
              </table:table-cell>
              <table:table-cell office:value-type="float" office:value="0.3342907">
                <text:p>0.33429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603586">
                <text:p>0.2603586</text:p>
              </table:table-cell>
              <table:table-cell office:value-type="float" office:value="0.4897465">
                <text:p>0.48974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8369555">
                <text:p>0.08369555</text:p>
              </table:table-cell>
              <table:table-cell office:value-type="float" office:value="0.7106982">
                <text:p>0.71069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584659">
                <text:p>0.6584659</text:p>
              </table:table-cell>
              <table:table-cell office:value-type="float" office:value="0.1885409">
                <text:p>0.18854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15967">
                <text:p>0.1115967</text:p>
              </table:table-cell>
              <table:table-cell office:value-type="float" office:value="0.6659391">
                <text:p>0.66593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743479">
                <text:p>0.4743479</text:p>
              </table:table-cell>
              <table:table-cell office:value-type="float" office:value="0.3112708">
                <text:p>0.31127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232122">
                <text:p>0.6232122</text:p>
              </table:table-cell>
              <table:table-cell office:value-type="float" office:value="0.2105621">
                <text:p>0.21056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8809907">
                <text:p>0.08809907</text:p>
              </table:table-cell>
              <table:table-cell office:value-type="float" office:value="0.7031851">
                <text:p>0.70318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539214">
                <text:p>0.4539214</text:p>
              </table:table-cell>
              <table:table-cell office:value-type="float" office:value="0.3262631">
                <text:p>0.32626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140657">
                <text:p>0.8140657</text:p>
              </table:table-cell>
              <table:table-cell office:value-type="float" office:value="0.09774417">
                <text:p>0.097744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665504">
                <text:p>0.2665504</text:p>
              </table:table-cell>
              <table:table-cell office:value-type="float" office:value="0.4837148">
                <text:p>0.48371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274538">
                <text:p>0.1274538</text:p>
              </table:table-cell>
              <table:table-cell office:value-type="float" office:value="0.6429933">
                <text:p>0.64299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76517">
                <text:p>0.476517</text:p>
              </table:table-cell>
              <table:table-cell office:value-type="float" office:value="0.3096979">
                <text:p>0.30969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417382">
                <text:p>0.6417382</text:p>
              </table:table-cell>
              <table:table-cell office:value-type="float" office:value="0.1989144">
                <text:p>0.19891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230788">
                <text:p>0.1230788</text:p>
              </table:table-cell>
              <table:table-cell office:value-type="float" office:value="0.6491742">
                <text:p>0.64917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39197">
                <text:p>0.639197</text:p>
              </table:table-cell>
              <table:table-cell office:value-type="float" office:value="0.2005021">
                <text:p>0.20050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176367">
                <text:p>0.1176367</text:p>
              </table:table-cell>
              <table:table-cell office:value-type="float" office:value="0.6582411">
                <text:p>0.65824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739818">
                <text:p>0.4739818</text:p>
              </table:table-cell>
              <table:table-cell office:value-type="float" office:value="0.3115367">
                <text:p>0.31153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955781">
                <text:p>0.0955781</text:p>
              </table:table-cell>
              <table:table-cell office:value-type="float" office:value="0.6908429">
                <text:p>0.69084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516492">
                <text:p>0.2516492</text:p>
              </table:table-cell>
              <table:table-cell office:value-type="float" office:value="0.4983535">
                <text:p>0.49835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713503">
                <text:p>0.08713503</text:p>
              </table:table-cell>
              <table:table-cell office:value-type="float" office:value="0.7048136">
                <text:p>0.70481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715083">
                <text:p>0.2715083</text:p>
              </table:table-cell>
              <table:table-cell office:value-type="float" office:value="0.4789354">
                <text:p>0.47893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778608">
                <text:p>0.4778608</text:p>
              </table:table-cell>
              <table:table-cell office:value-type="float" office:value="0.3087252">
                <text:p>0.30872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92449">
                <text:p>0.9992449</text:p>
              </table:table-cell>
              <table:table-cell office:value-type="float" office:value="0.0003776833">
                <text:p>0.00037768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840435">
                <text:p>0.2840435</text:p>
              </table:table-cell>
              <table:table-cell office:value-type="float" office:value="0.4670427">
                <text:p>0.46704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715083">
                <text:p>0.2715083</text:p>
              </table:table-cell>
              <table:table-cell office:value-type="float" office:value="0.4789354">
                <text:p>0.47893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552524">
                <text:p>0.6552524</text:p>
              </table:table-cell>
              <table:table-cell office:value-type="float" office:value="0.1905233">
                <text:p>0.19052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243202">
                <text:p>0.8243202</text:p>
              </table:table-cell>
              <table:table-cell office:value-type="float" office:value="0.0920792">
                <text:p>0.09207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8624292">
                <text:p>0.08624292</text:p>
              </table:table-cell>
              <table:table-cell office:value-type="float" office:value="0.7063286">
                <text:p>0.70632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230788">
                <text:p>0.1230788</text:p>
              </table:table-cell>
              <table:table-cell office:value-type="float" office:value="0.6491742">
                <text:p>0.64917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195842">
                <text:p>0.6195842</text:p>
              </table:table-cell>
              <table:table-cell office:value-type="float" office:value="0.2128633">
                <text:p>0.21286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027593">
                <text:p>0.1027593</text:p>
              </table:table-cell>
              <table:table-cell office:value-type="float" office:value="0.679439">
                <text:p>0.6794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002277">
                <text:p>0.1002277</text:p>
              </table:table-cell>
              <table:table-cell office:value-type="float" office:value="0.6834124">
                <text:p>0.68341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840435">
                <text:p>0.2840435</text:p>
              </table:table-cell>
              <table:table-cell office:value-type="float" office:value="0.4670427">
                <text:p>0.46704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310309">
                <text:p>0.4310309</text:p>
              </table:table-cell>
              <table:table-cell office:value-type="float" office:value="0.3434705">
                <text:p>0.34347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926876">
                <text:p>0.2926876</text:p>
              </table:table-cell>
              <table:table-cell office:value-type="float" office:value="0.4589939">
                <text:p>0.45899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2457">
                <text:p>0.8152457</text:p>
              </table:table-cell>
              <table:table-cell office:value-type="float" office:value="0.09709057">
                <text:p>0.09709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